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 style:data-style-name="N109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09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09"/>
    <style:style style:name="ce18" style:family="table-cell" style:parent-style-name="Default" style:data-style-name="N109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2" table:default-cell-style-name="ce9"/>
        <table:table-column table:style-name="co1" table:number-columns-repeated="2" table:default-cell-style-name="ce4"/>
        <table:table-column table:style-name="co2" table:default-cell-style-name="ce9"/>
        <table:table-column table:style-name="co1" table:number-columns-repeated="2" table:default-cell-style-name="ce4"/>
        <table:table-column table:style-name="co2" table:default-cell-style-name="ce9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ef_p</text:p>
          </table:table-cell>
          <table:table-cell table:style-name="ce1" office:value-type="string" calcext:value-type="string">
            <text:p>wlth</text:p>
          </table:table-cell>
          <table:table-cell table:style-name="ce11" office:value-type="string" calcext:value-type="string">
            <text:p>refl</text:p>
          </table:table-cell>
          <table:table-cell table:style-name="ce11" office:value-type="string" calcext:value-type="string">
            <text:p>refl_er</text:p>
          </table:table-cell>
          <table:table-cell table:style-name="ce6" office:value-type="string" calcext:value-type="string" table:number-columns-spanned="3" table:number-rows-spanned="1">
            <text:p>iter1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iter2</text:p>
          </table:table-cell>
          <table:covered-table-cell table:style-name="ce11"/>
          <table:covered-table-cell/>
          <table:table-cell table:style-name="ce6" office:value-type="string" calcext:value-type="string" table:number-columns-spanned="3" table:number-rows-spanned="1">
            <text:p>iter3</text:p>
          </table:table-cell>
          <table:covered-table-cell table:style-name="ce11"/>
          <table:covered-table-cell/>
          <table:table-cell table:number-columns-repeated="4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67018" calcext:value-type="float">
            <text:p>0,670180</text:p>
          </table:table-cell>
          <table:table-cell office:value-type="float" office:value="0.005378" calcext:value-type="float">
            <text:p>0,005378</text:p>
          </table:table-cell>
          <table:table-cell table:style-name="ce7" table:formula="of:=[.E3]" office:value-type="float" office:value="1" calcext:value-type="float">
            <text:p>1,00000000000000</text:p>
          </table:table-cell>
          <table:table-cell table:formula="of:=[.C2]*[.E2]" office:value-type="float" office:value="0.67018" calcext:value-type="float">
            <text:p>0,670180</text:p>
          </table:table-cell>
          <table:table-cell table:style-name="ce5" table:formula="of:=[.D2]*[.E2]" office:value-type="float" office:value="0.005378" calcext:value-type="float">
            <text:p>0,005378</text:p>
          </table:table-cell>
          <table:table-cell table:style-name="ce7" table:formula="of:=[.H3]" office:value-type="float" office:value="1" calcext:value-type="float">
            <text:p>1,00000000000000</text:p>
          </table:table-cell>
          <table:table-cell table:formula="of:=[.F2]*[.H2]" office:value-type="float" office:value="0.67018" calcext:value-type="float">
            <text:p>0,670180</text:p>
          </table:table-cell>
          <table:table-cell table:style-name="ce5" table:formula="of:=[.G2]*[.H2]" office:value-type="float" office:value="0.005378" calcext:value-type="float">
            <text:p>0,005378</text:p>
          </table:table-cell>
          <table:table-cell table:style-name="ce7" table:formula="of:=[.$K$6]" office:value-type="float" office:value="1.02837434955592" calcext:value-type="float">
            <text:p>1,02837434955592</text:p>
          </table:table-cell>
          <table:table-cell table:formula="of:=[.I2]*[.K2]" office:value-type="float" office:value="0.689195921585384" calcext:value-type="float">
            <text:p>0,689196</text:p>
          </table:table-cell>
          <table:table-cell table:style-name="ce5" table:formula="of:=[.J2]*[.K2]" office:value-type="float" office:value="0.00553059725191171" calcext:value-type="float">
            <text:p>0,005531</text:p>
          </table:table-cell>
          <table:table-cell/>
          <table:table-cell table:formula="of:=[.B2]" office:value-type="float" office:value="400" calcext:value-type="float">
            <text:p>400</text:p>
          </table:table-cell>
          <table:table-cell table:style-name="ce4" table:formula="of:=[.L2]" office:value-type="float" office:value="0.689195921585384" calcext:value-type="float">
            <text:p>0,689196</text:p>
          </table:table-cell>
          <table:table-cell table:style-name="ce4" table:formula="of:=[.D2]" office:value-type="float" office:value="0.005378" calcext:value-type="float">
            <text:p>0,005378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857841" calcext:value-type="float">
            <text:p>0,857841</text:p>
          </table:table-cell>
          <table:table-cell office:value-type="float" office:value="0.000252" calcext:value-type="float">
            <text:p>0,000252</text:p>
          </table:table-cell>
          <table:table-cell table:style-name="ce7" table:formula="of:=[.E4]" office:value-type="float" office:value="1" calcext:value-type="float">
            <text:p>1,00000000000000</text:p>
          </table:table-cell>
          <table:table-cell table:formula="of:=[.C3]*[.E3]" office:value-type="float" office:value="0.857841" calcext:value-type="float">
            <text:p>0,857841</text:p>
          </table:table-cell>
          <table:table-cell table:style-name="ce5" table:formula="of:=[.D3]*[.E3]" office:value-type="float" office:value="0.000252" calcext:value-type="float">
            <text:p>0,000252</text:p>
          </table:table-cell>
          <table:table-cell table:style-name="ce7" table:formula="of:=[.H4]" office:value-type="float" office:value="1" calcext:value-type="float">
            <text:p>1,00000000000000</text:p>
          </table:table-cell>
          <table:table-cell table:formula="of:=[.F3]*[.H3]" office:value-type="float" office:value="0.857841" calcext:value-type="float">
            <text:p>0,857841</text:p>
          </table:table-cell>
          <table:table-cell table:style-name="ce5" table:formula="of:=[.G3]*[.H3]" office:value-type="float" office:value="0.000252" calcext:value-type="float">
            <text:p>0,000252</text:p>
          </table:table-cell>
          <table:table-cell table:style-name="ce7" table:formula="of:=[.$K$6]" office:value-type="float" office:value="1.02837434955592" calcext:value-type="float">
            <text:p>1,02837434955592</text:p>
          </table:table-cell>
          <table:table-cell table:formula="of:=[.I3]*[.K3]" office:value-type="float" office:value="0.882181680397396" calcext:value-type="float">
            <text:p>0,882182</text:p>
          </table:table-cell>
          <table:table-cell table:style-name="ce5" table:formula="of:=[.J3]*[.K3]" office:value-type="float" office:value="0.000259150336088091" calcext:value-type="float">
            <text:p>0,000259</text:p>
          </table:table-cell>
          <table:table-cell/>
          <table:table-cell table:formula="of:=[.B3]" office:value-type="float" office:value="500" calcext:value-type="float">
            <text:p>500</text:p>
          </table:table-cell>
          <table:table-cell table:style-name="ce4" table:formula="of:=[.L3]" office:value-type="float" office:value="0.882181680397396" calcext:value-type="float">
            <text:p>0,882182</text:p>
          </table:table-cell>
          <table:table-cell table:style-name="ce4" table:formula="of:=[.D3]" office:value-type="float" office:value="0.000252" calcext:value-type="float">
            <text:p>0,000252</text:p>
          </table:table-cell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844326" calcext:value-type="float">
            <text:p>0,844326</text:p>
          </table:table-cell>
          <table:table-cell office:value-type="float" office:value="0.00028" calcext:value-type="float">
            <text:p>0,000280</text:p>
          </table:table-cell>
          <table:table-cell table:style-name="ce7" table:formula="of:=[.E5]" office:value-type="float" office:value="1" calcext:value-type="float">
            <text:p>1,00000000000000</text:p>
          </table:table-cell>
          <table:table-cell table:formula="of:=[.C4]*[.E4]" office:value-type="float" office:value="0.844326" calcext:value-type="float">
            <text:p>0,844326</text:p>
          </table:table-cell>
          <table:table-cell table:style-name="ce5" table:formula="of:=[.D4]*[.E4]" office:value-type="float" office:value="0.00028" calcext:value-type="float">
            <text:p>0,000280</text:p>
          </table:table-cell>
          <table:table-cell table:style-name="ce7" table:formula="of:=[.H5]" office:value-type="float" office:value="1" calcext:value-type="float">
            <text:p>1,00000000000000</text:p>
          </table:table-cell>
          <table:table-cell table:formula="of:=[.F4]*[.H4]" office:value-type="float" office:value="0.844326" calcext:value-type="float">
            <text:p>0,844326</text:p>
          </table:table-cell>
          <table:table-cell table:style-name="ce5" table:formula="of:=[.G4]*[.H4]" office:value-type="float" office:value="0.00028" calcext:value-type="float">
            <text:p>0,000280</text:p>
          </table:table-cell>
          <table:table-cell table:style-name="ce7" table:formula="of:=[.$K$6]" office:value-type="float" office:value="1.02837434955592" calcext:value-type="float">
            <text:p>1,02837434955592</text:p>
          </table:table-cell>
          <table:table-cell table:formula="of:=[.I4]*[.K4]" office:value-type="float" office:value="0.868283201063148" calcext:value-type="float">
            <text:p>0,868283</text:p>
          </table:table-cell>
          <table:table-cell table:style-name="ce5" table:formula="of:=[.J4]*[.K4]" office:value-type="float" office:value="0.000287944817875656" calcext:value-type="float">
            <text:p>0,000288</text:p>
          </table:table-cell>
          <table:table-cell/>
          <table:table-cell table:formula="of:=[.B4]" office:value-type="float" office:value="600" calcext:value-type="float">
            <text:p>600</text:p>
          </table:table-cell>
          <table:table-cell table:style-name="ce4" table:formula="of:=[.L4]" office:value-type="float" office:value="0.868283201063148" calcext:value-type="float">
            <text:p>0,868283</text:p>
          </table:table-cell>
          <table:table-cell table:style-name="ce4" table:formula="of:=[.D4]" office:value-type="float" office:value="0.00028" calcext:value-type="float">
            <text:p>0,000280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695077" calcext:value-type="float">
            <text:p>0,695077</text:p>
          </table:table-cell>
          <table:table-cell office:value-type="float" office:value="0.00027" calcext:value-type="float">
            <text:p>0,000270</text:p>
          </table:table-cell>
          <table:table-cell table:style-name="ce7" table:formula="of:=[.E6]" office:value-type="float" office:value="1" calcext:value-type="float">
            <text:p>1,00000000000000</text:p>
          </table:table-cell>
          <table:table-cell table:formula="of:=[.C5]*[.E5]" office:value-type="float" office:value="0.695077" calcext:value-type="float">
            <text:p>0,695077</text:p>
          </table:table-cell>
          <table:table-cell table:style-name="ce5" table:formula="of:=[.D5]*[.E5]" office:value-type="float" office:value="0.00027" calcext:value-type="float">
            <text:p>0,000270</text:p>
          </table:table-cell>
          <table:table-cell table:style-name="ce7" table:formula="of:=[.H6]" office:value-type="float" office:value="1" calcext:value-type="float">
            <text:p>1,00000000000000</text:p>
          </table:table-cell>
          <table:table-cell table:formula="of:=[.F5]*[.H5]" office:value-type="float" office:value="0.695077" calcext:value-type="float">
            <text:p>0,695077</text:p>
          </table:table-cell>
          <table:table-cell table:style-name="ce5" table:formula="of:=[.G5]*[.H5]" office:value-type="float" office:value="0.00027" calcext:value-type="float">
            <text:p>0,000270</text:p>
          </table:table-cell>
          <table:table-cell table:style-name="ce7" table:formula="of:=[.$K$6]" office:value-type="float" office:value="1.02837434955592" calcext:value-type="float">
            <text:p>1,02837434955592</text:p>
          </table:table-cell>
          <table:table-cell table:formula="of:=[.I5]*[.K5]" office:value-type="float" office:value="0.714799357766277" calcext:value-type="float">
            <text:p>0,714799</text:p>
          </table:table-cell>
          <table:table-cell table:style-name="ce5" table:formula="of:=[.J5]*[.K5]" office:value-type="float" office:value="0.000277661074380097" calcext:value-type="float">
            <text:p>0,000278</text:p>
          </table:table-cell>
          <table:table-cell/>
          <table:table-cell table:formula="of:=[.B5]" office:value-type="float" office:value="660" calcext:value-type="float">
            <text:p>660</text:p>
          </table:table-cell>
          <table:table-cell table:style-name="ce4" table:formula="of:=[.L5]" office:value-type="float" office:value="0.714799357766277" calcext:value-type="float">
            <text:p>0,714799</text:p>
          </table:table-cell>
          <table:table-cell table:style-name="ce4" table:formula="of:=[.D5]" office:value-type="float" office:value="0.00027" calcext:value-type="float">
            <text:p>0,000270</text:p>
          </table:table-cell>
        </table:table-row>
        <table:table-row table:style-name="ro2">
          <table:table-cell/>
          <table:table-cell table:style-name="ce2" office:value-type="float" office:value="670" calcext:value-type="float">
            <text:p>670</text:p>
          </table:table-cell>
          <table:table-cell office:value-type="float" office:value="0.671288" calcext:value-type="float">
            <text:p>0,671288</text:p>
          </table:table-cell>
          <table:table-cell office:value-type="float" office:value="0.000299" calcext:value-type="float">
            <text:p>0,000299</text:p>
          </table:table-cell>
          <table:table-cell table:style-name="ce7" table:formula="of:=[.E7]" office:value-type="float" office:value="1" calcext:value-type="float">
            <text:p>1,00000000000000</text:p>
          </table:table-cell>
          <table:table-cell table:formula="of:=[.C6]*[.E6]" office:value-type="float" office:value="0.671288" calcext:value-type="float">
            <text:p>0,671288</text:p>
          </table:table-cell>
          <table:table-cell table:style-name="ce5" table:formula="of:=[.D6]*[.E6]" office:value-type="float" office:value="0.000299" calcext:value-type="float">
            <text:p>0,000299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6]*[.H6]" office:value-type="float" office:value="0.671288" calcext:value-type="float">
            <text:p>0,671288</text:p>
          </table:table-cell>
          <table:table-cell table:style-name="ce5" table:formula="of:=[.G6]*[.H6]" office:value-type="float" office:value="0.000299" calcext:value-type="float">
            <text:p>0,000299</text:p>
          </table:table-cell>
          <table:table-cell table:style-name="ce8" table:formula="of:= ([.I7]/([.B7] - [.B6]) - ([.I8] - [.I7])/(2*([.B8] - [.B7])))/(([.I6] - [.I5])/(2*([.B6] - [.B5])) + [.I6]/([.B7] - [.B6]))" office:value-type="float" office:value="1.02837434955592" calcext:value-type="float">
            <text:p>1,02837434955592</text:p>
          </table:table-cell>
          <table:table-cell table:formula="of:=[.I6]*[.K6]" office:value-type="float" office:value="0.690335360364692" calcext:value-type="float">
            <text:p>0,690335</text:p>
          </table:table-cell>
          <table:table-cell table:style-name="ce5" table:formula="of:=[.J6]*[.K6]" office:value-type="float" office:value="0.000307483930517219" calcext:value-type="float">
            <text:p>0,000307</text:p>
          </table:table-cell>
          <table:table-cell/>
          <table:table-cell table:formula="of:=[.B6]" office:value-type="float" office:value="670" calcext:value-type="float">
            <text:p>670</text:p>
          </table:table-cell>
          <table:table-cell table:style-name="ce4" table:formula="of:=[.L6]" office:value-type="float" office:value="0.690335360364692" calcext:value-type="float">
            <text:p>0,690335</text:p>
          </table:table-cell>
          <table:table-cell table:style-name="ce4" table:formula="of:=[.D6]" office:value-type="float" office:value="0.000299" calcext:value-type="float">
            <text:p>0,000299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651779" calcext:value-type="float">
            <text:p>0,651779</text:p>
          </table:table-cell>
          <table:table-cell office:value-type="float" office:value="0.000734" calcext:value-type="float">
            <text:p>0,000734</text:p>
          </table:table-cell>
          <table:table-cell table:style-name="ce7" table:formula="of:=[.E8]" office:value-type="float" office:value="1" calcext:value-type="float">
            <text:p>1,00000000000000</text:p>
          </table:table-cell>
          <table:table-cell table:formula="of:=[.C7]*[.E7]" office:value-type="float" office:value="0.651779" calcext:value-type="float">
            <text:p>0,651779</text:p>
          </table:table-cell>
          <table:table-cell table:style-name="ce5" table:formula="of:=[.D7]*[.E7]" office:value-type="float" office:value="0.000734" calcext:value-type="float">
            <text:p>0,000734</text:p>
          </table:table-cell>
          <table:table-cell table:style-name="ce7" table:formula="of:=[.$H$12]" office:value-type="float" office:value="1.02604650499652" calcext:value-type="float">
            <text:p>1,02604650499652</text:p>
          </table:table-cell>
          <table:table-cell table:formula="of:=[.F7]*[.H7]" office:value-type="float" office:value="0.668755564980128" calcext:value-type="float">
            <text:p>0,668756</text:p>
          </table:table-cell>
          <table:table-cell table:style-name="ce5" table:formula="of:=[.G7]*[.H7]" office:value-type="float" office:value="0.000753118134667447" calcext:value-type="float">
            <text:p>0,00075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]*[.K7]" office:value-type="float" office:value="0.668755564980128" calcext:value-type="float">
            <text:p>0,668756</text:p>
          </table:table-cell>
          <table:table-cell table:style-name="ce5" table:formula="of:=[.J7]*[.K7]" office:value-type="float" office:value="0.000753118134667447" calcext:value-type="float">
            <text:p>0,000753</text:p>
          </table:table-cell>
          <table:table-cell/>
          <table:table-cell table:formula="of:=[.B7]" office:value-type="float" office:value="680" calcext:value-type="float">
            <text:p>680</text:p>
          </table:table-cell>
          <table:table-cell table:style-name="ce4" table:formula="of:=[.L7]" office:value-type="float" office:value="0.668755564980128" calcext:value-type="float">
            <text:p>0,668756</text:p>
          </table:table-cell>
          <table:table-cell table:style-name="ce4" table:formula="of:=[.D7]" office:value-type="float" office:value="0.000734" calcext:value-type="float">
            <text:p>0,000734</text:p>
          </table:table-cell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633558" calcext:value-type="float">
            <text:p>0,633558</text:p>
          </table:table-cell>
          <table:table-cell office:value-type="float" office:value="0.000358" calcext:value-type="float">
            <text:p>0,000358</text:p>
          </table:table-cell>
          <table:table-cell table:style-name="ce7" table:formula="of:=[.E9]" office:value-type="float" office:value="1" calcext:value-type="float">
            <text:p>1,00000000000000</text:p>
          </table:table-cell>
          <table:table-cell table:formula="of:=[.C8]*[.E8]" office:value-type="float" office:value="0.633558" calcext:value-type="float">
            <text:p>0,633558</text:p>
          </table:table-cell>
          <table:table-cell table:style-name="ce5" table:formula="of:=[.D8]*[.E8]" office:value-type="float" office:value="0.000358" calcext:value-type="float">
            <text:p>0,000358</text:p>
          </table:table-cell>
          <table:table-cell table:style-name="ce7" table:formula="of:=[.$H$12]" office:value-type="float" office:value="1.02604650499652" calcext:value-type="float">
            <text:p>1,02604650499652</text:p>
          </table:table-cell>
          <table:table-cell table:formula="of:=[.F8]*[.H8]" office:value-type="float" office:value="0.650059971612586" calcext:value-type="float">
            <text:p>0,650060</text:p>
          </table:table-cell>
          <table:table-cell table:style-name="ce5" table:formula="of:=[.G8]*[.H8]" office:value-type="float" office:value="0.000367324648788755" calcext:value-type="float">
            <text:p>0,00036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8]*[.K8]" office:value-type="float" office:value="0.650059971612586" calcext:value-type="float">
            <text:p>0,650060</text:p>
          </table:table-cell>
          <table:table-cell table:style-name="ce5" table:formula="of:=[.J8]*[.K8]" office:value-type="float" office:value="0.000367324648788755" calcext:value-type="float">
            <text:p>0,000367</text:p>
          </table:table-cell>
          <table:table-cell/>
          <table:table-cell table:formula="of:=[.B8]" office:value-type="float" office:value="690" calcext:value-type="float">
            <text:p>690</text:p>
          </table:table-cell>
          <table:table-cell table:style-name="ce4" table:formula="of:=[.L8]" office:value-type="float" office:value="0.650059971612586" calcext:value-type="float">
            <text:p>0,650060</text:p>
          </table:table-cell>
          <table:table-cell table:style-name="ce4" table:formula="of:=[.D8]" office:value-type="float" office:value="0.000358" calcext:value-type="float">
            <text:p>0,000358</text:p>
          </table:table-cell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436097" calcext:value-type="float">
            <text:p>0,436097</text:p>
          </table:table-cell>
          <table:table-cell office:value-type="float" office:value="0.000381" calcext:value-type="float">
            <text:p>0,000381</text:p>
          </table:table-cell>
          <table:table-cell table:style-name="ce7" table:formula="of:=[.E10]" office:value-type="float" office:value="1" calcext:value-type="float">
            <text:p>1,00000000000000</text:p>
          </table:table-cell>
          <table:table-cell table:formula="of:=[.C9]*[.E9]" office:value-type="float" office:value="0.436097" calcext:value-type="float">
            <text:p>0,436097</text:p>
          </table:table-cell>
          <table:table-cell table:style-name="ce5" table:formula="of:=[.D9]*[.E9]" office:value-type="float" office:value="0.000381" calcext:value-type="float">
            <text:p>0,000381</text:p>
          </table:table-cell>
          <table:table-cell table:style-name="ce7" table:formula="of:=[.$H$12]" office:value-type="float" office:value="1.02604650499652" calcext:value-type="float">
            <text:p>1,02604650499652</text:p>
          </table:table-cell>
          <table:table-cell table:formula="of:=[.F9]*[.H9]" office:value-type="float" office:value="0.447455802689468" calcext:value-type="float">
            <text:p>0,447456</text:p>
          </table:table-cell>
          <table:table-cell table:style-name="ce5" table:formula="of:=[.G9]*[.H9]" office:value-type="float" office:value="0.000390923718403675" calcext:value-type="float">
            <text:p>0,000391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]*[.K9]" office:value-type="float" office:value="0.447455802689468" calcext:value-type="float">
            <text:p>0,447456</text:p>
          </table:table-cell>
          <table:table-cell table:style-name="ce5" table:formula="of:=[.J9]*[.K9]" office:value-type="float" office:value="0.000390923718403675" calcext:value-type="float">
            <text:p>0,000391</text:p>
          </table:table-cell>
          <table:table-cell/>
          <table:table-cell table:formula="of:=[.B9]" office:value-type="float" office:value="800" calcext:value-type="float">
            <text:p>800</text:p>
          </table:table-cell>
          <table:table-cell table:style-name="ce4" table:formula="of:=[.L9]" office:value-type="float" office:value="0.447455802689468" calcext:value-type="float">
            <text:p>0,447456</text:p>
          </table:table-cell>
          <table:table-cell table:style-name="ce4" table:formula="of:=[.D9]" office:value-type="float" office:value="0.000381" calcext:value-type="float">
            <text:p>0,000381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277157" calcext:value-type="float">
            <text:p>0,277157</text:p>
          </table:table-cell>
          <table:table-cell office:value-type="float" office:value="0.000103" calcext:value-type="float">
            <text:p>0,000103</text:p>
          </table:table-cell>
          <table:table-cell table:style-name="ce7" table:formula="of:=[.E11]" office:value-type="float" office:value="1" calcext:value-type="float">
            <text:p>1,00000000000000</text:p>
          </table:table-cell>
          <table:table-cell table:formula="of:=[.C10]*[.E10]" office:value-type="float" office:value="0.277157" calcext:value-type="float">
            <text:p>0,277157</text:p>
          </table:table-cell>
          <table:table-cell table:style-name="ce5" table:formula="of:=[.D10]*[.E10]" office:value-type="float" office:value="0.000103" calcext:value-type="float">
            <text:p>0,000103</text:p>
          </table:table-cell>
          <table:table-cell table:style-name="ce7" table:formula="of:=[.$H$12]" office:value-type="float" office:value="1.02604650499652" calcext:value-type="float">
            <text:p>1,02604650499652</text:p>
          </table:table-cell>
          <table:table-cell table:formula="of:=[.F10]*[.H10]" office:value-type="float" office:value="0.284375971185321" calcext:value-type="float">
            <text:p>0,284376</text:p>
          </table:table-cell>
          <table:table-cell table:style-name="ce5" table:formula="of:=[.G10]*[.H10]" office:value-type="float" office:value="0.000105682790014642" calcext:value-type="float">
            <text:p>0,000106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0]*[.K10]" office:value-type="float" office:value="0.284375971185321" calcext:value-type="float">
            <text:p>0,284376</text:p>
          </table:table-cell>
          <table:table-cell table:style-name="ce5" table:formula="of:=[.J10]*[.K10]" office:value-type="float" office:value="0.000105682790014642" calcext:value-type="float">
            <text:p>0,000106</text:p>
          </table:table-cell>
          <table:table-cell/>
          <table:table-cell table:formula="of:=[.B10]" office:value-type="float" office:value="900" calcext:value-type="float">
            <text:p>900</text:p>
          </table:table-cell>
          <table:table-cell table:style-name="ce4" table:formula="of:=[.L10]" office:value-type="float" office:value="0.284375971185321" calcext:value-type="float">
            <text:p>0,284376</text:p>
          </table:table-cell>
          <table:table-cell table:style-name="ce4" table:formula="of:=[.D10]" office:value-type="float" office:value="0.000103" calcext:value-type="float">
            <text:p>0,000103</text:p>
          </table:table-cell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276701" calcext:value-type="float">
            <text:p>0,276701</text:p>
          </table:table-cell>
          <table:table-cell office:value-type="float" office:value="0.000075" calcext:value-type="float">
            <text:p>0,000075</text:p>
          </table:table-cell>
          <table:table-cell table:style-name="ce7" table:formula="of:=[.E12]" office:value-type="float" office:value="1" calcext:value-type="float">
            <text:p>1,00000000000000</text:p>
          </table:table-cell>
          <table:table-cell table:formula="of:=[.C11]*[.E11]" office:value-type="float" office:value="0.276701" calcext:value-type="float">
            <text:p>0,276701</text:p>
          </table:table-cell>
          <table:table-cell table:style-name="ce5" table:formula="of:=[.D11]*[.E11]" office:value-type="float" office:value="0.000075" calcext:value-type="float">
            <text:p>0,000075</text:p>
          </table:table-cell>
          <table:table-cell table:style-name="ce7" table:formula="of:=[.$H$12]" office:value-type="float" office:value="1.02604650499652" calcext:value-type="float">
            <text:p>1,02604650499652</text:p>
          </table:table-cell>
          <table:table-cell table:formula="of:=[.F11]*[.H11]" office:value-type="float" office:value="0.283908093979043" calcext:value-type="float">
            <text:p>0,283908</text:p>
          </table:table-cell>
          <table:table-cell table:style-name="ce5" table:formula="of:=[.G11]*[.H11]" office:value-type="float" office:value="0.0000769534878747391" calcext:value-type="float">
            <text:p>0,00007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1]*[.K11]" office:value-type="float" office:value="0.283908093979043" calcext:value-type="float">
            <text:p>0,283908</text:p>
          </table:table-cell>
          <table:table-cell table:style-name="ce5" table:formula="of:=[.J11]*[.K11]" office:value-type="float" office:value="0.0000769534878747391" calcext:value-type="float">
            <text:p>0,000077</text:p>
          </table:table-cell>
          <table:table-cell/>
          <table:table-cell table:formula="of:=[.B11]" office:value-type="float" office:value="980" calcext:value-type="float">
            <text:p>980</text:p>
          </table:table-cell>
          <table:table-cell table:style-name="ce4" table:formula="of:=[.L11]" office:value-type="float" office:value="0.283908093979043" calcext:value-type="float">
            <text:p>0,283908</text:p>
          </table:table-cell>
          <table:table-cell table:style-name="ce4" table:formula="of:=[.D11]" office:value-type="float" office:value="0.000075" calcext:value-type="float">
            <text:p>0,000075</text:p>
          </table:table-cell>
        </table:table-row>
        <table:table-row table:style-name="ro2">
          <table:table-cell/>
          <table:table-cell table:style-name="ce2" office:value-type="float" office:value="990" calcext:value-type="float">
            <text:p>990</text:p>
          </table:table-cell>
          <table:table-cell office:value-type="float" office:value="0.280649" calcext:value-type="float">
            <text:p>0,280649</text:p>
          </table:table-cell>
          <table:table-cell office:value-type="float" office:value="0.000128" calcext:value-type="float">
            <text:p>0,0001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12]*[.E12]" office:value-type="float" office:value="0.280649" calcext:value-type="float">
            <text:p>0,280649</text:p>
          </table:table-cell>
          <table:table-cell table:style-name="ce5" table:formula="of:=[.D12]*[.E12]" office:value-type="float" office:value="0.000128" calcext:value-type="float">
            <text:p>0,000128</text:p>
          </table:table-cell>
          <table:table-cell table:style-name="ce8" table:formula="of:= ([.F13]/([.B13] - [.B12]) - ([.F14] - [.F13])/(2*([.B14] - [.B13])))/(([.F12] - [.F11])/(2*([.B12] - [.B11])) + [.F12]/([.B13] - [.B12]))" office:value-type="float" office:value="1.02604650499652" calcext:value-type="float">
            <text:p>1,02604650499652</text:p>
          </table:table-cell>
          <table:table-cell table:formula="of:=[.F12]*[.H12]" office:value-type="float" office:value="0.287958925580769" calcext:value-type="float">
            <text:p>0,287959</text:p>
          </table:table-cell>
          <table:table-cell table:style-name="ce5" table:formula="of:=[.G12]*[.H12]" office:value-type="float" office:value="0.000131333952639555" calcext:value-type="float">
            <text:p>0,000131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2]*[.K12]" office:value-type="float" office:value="0.287958925580769" calcext:value-type="float">
            <text:p>0,287959</text:p>
          </table:table-cell>
          <table:table-cell table:style-name="ce5" table:formula="of:=[.J12]*[.K12]" office:value-type="float" office:value="0.000131333952639555" calcext:value-type="float">
            <text:p>0,000131</text:p>
          </table:table-cell>
          <table:table-cell/>
          <table:table-cell table:formula="of:=[.B12]" office:value-type="float" office:value="990" calcext:value-type="float">
            <text:p>990</text:p>
          </table:table-cell>
          <table:table-cell table:style-name="ce4" table:formula="of:=[.L12]" office:value-type="float" office:value="0.287958925580769" calcext:value-type="float">
            <text:p>0,287959</text:p>
          </table:table-cell>
          <table:table-cell table:style-name="ce4" table:formula="of:=[.D12]" office:value-type="float" office:value="0.000128" calcext:value-type="float">
            <text:p>0,00012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28511" calcext:value-type="float">
            <text:p>0,285110</text:p>
          </table:table-cell>
          <table:table-cell office:value-type="float" office:value="0.000778" calcext:value-type="float">
            <text:p>0,000778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3]*[.E13]" office:value-type="float" office:value="0.29225433268227" calcext:value-type="float">
            <text:p>0,292254</text:p>
          </table:table-cell>
          <table:table-cell table:style-name="ce5" table:formula="of:=[.D13]*[.E13]" office:value-type="float" office:value="0.000797495250348308" calcext:value-type="float">
            <text:p>0,00079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3]*[.H13]" office:value-type="float" office:value="0.29225433268227" calcext:value-type="float">
            <text:p>0,292254</text:p>
          </table:table-cell>
          <table:table-cell table:style-name="ce5" table:formula="of:=[.G13]*[.H13]" office:value-type="float" office:value="0.000797495250348308" calcext:value-type="float">
            <text:p>0,00079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3]*[.K13]" office:value-type="float" office:value="0.29225433268227" calcext:value-type="float">
            <text:p>0,292254</text:p>
          </table:table-cell>
          <table:table-cell table:style-name="ce5" table:formula="of:=[.J13]*[.K13]" office:value-type="float" office:value="0.000797495250348308" calcext:value-type="float">
            <text:p>0,000797</text:p>
          </table:table-cell>
          <table:table-cell/>
          <table:table-cell table:formula="of:=[.B13]" office:value-type="float" office:value="1000" calcext:value-type="float">
            <text:p>1000</text:p>
          </table:table-cell>
          <table:table-cell table:style-name="ce4" table:formula="of:=[.L13]" office:value-type="float" office:value="0.29225433268227" calcext:value-type="float">
            <text:p>0,292254</text:p>
          </table:table-cell>
          <table:table-cell table:style-name="ce4" table:formula="of:=[.D13]" office:value-type="float" office:value="0.000778" calcext:value-type="float">
            <text:p>0,000778</text:p>
          </table:table-cell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0.289539" calcext:value-type="float">
            <text:p>0,289539</text:p>
          </table:table-cell>
          <table:table-cell office:value-type="float" office:value="0.000763" calcext:value-type="float">
            <text:p>0,000763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4]*[.E14]" office:value-type="float" office:value="0.296794315283546" calcext:value-type="float">
            <text:p>0,296794</text:p>
          </table:table-cell>
          <table:table-cell table:style-name="ce5" table:formula="of:=[.D14]*[.E14]" office:value-type="float" office:value="0.000782119377912286" calcext:value-type="float">
            <text:p>0,00078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4]*[.H14]" office:value-type="float" office:value="0.296794315283546" calcext:value-type="float">
            <text:p>0,296794</text:p>
          </table:table-cell>
          <table:table-cell table:style-name="ce5" table:formula="of:=[.G14]*[.H14]" office:value-type="float" office:value="0.000782119377912286" calcext:value-type="float">
            <text:p>0,00078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4]*[.K14]" office:value-type="float" office:value="0.296794315283546" calcext:value-type="float">
            <text:p>0,296794</text:p>
          </table:table-cell>
          <table:table-cell table:style-name="ce5" table:formula="of:=[.J14]*[.K14]" office:value-type="float" office:value="0.000782119377912286" calcext:value-type="float">
            <text:p>0,000782</text:p>
          </table:table-cell>
          <table:table-cell/>
          <table:table-cell table:formula="of:=[.B14]" office:value-type="float" office:value="1010" calcext:value-type="float">
            <text:p>1010</text:p>
          </table:table-cell>
          <table:table-cell table:style-name="ce4" table:formula="of:=[.L14]" office:value-type="float" office:value="0.296794315283546" calcext:value-type="float">
            <text:p>0,296794</text:p>
          </table:table-cell>
          <table:table-cell table:style-name="ce4" table:formula="of:=[.D14]" office:value-type="float" office:value="0.000763" calcext:value-type="float">
            <text:p>0,000763</text:p>
          </table:table-cell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310895" calcext:value-type="float">
            <text:p>0,310895</text:p>
          </table:table-cell>
          <table:table-cell office:value-type="float" office:value="0.000228" calcext:value-type="float">
            <text:p>0,000228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5]*[.E15]" office:value-type="float" office:value="0.318685457399791" calcext:value-type="float">
            <text:p>0,318685</text:p>
          </table:table-cell>
          <table:table-cell table:style-name="ce5" table:formula="of:=[.D15]*[.E15]" office:value-type="float" office:value="0.000233713261027525" calcext:value-type="float">
            <text:p>0,00023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5]*[.H15]" office:value-type="float" office:value="0.318685457399791" calcext:value-type="float">
            <text:p>0,318685</text:p>
          </table:table-cell>
          <table:table-cell table:style-name="ce5" table:formula="of:=[.G15]*[.H15]" office:value-type="float" office:value="0.000233713261027525" calcext:value-type="float">
            <text:p>0,00023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5]*[.K15]" office:value-type="float" office:value="0.318685457399791" calcext:value-type="float">
            <text:p>0,318685</text:p>
          </table:table-cell>
          <table:table-cell table:style-name="ce5" table:formula="of:=[.J15]*[.K15]" office:value-type="float" office:value="0.000233713261027525" calcext:value-type="float">
            <text:p>0,000234</text:p>
          </table:table-cell>
          <table:table-cell/>
          <table:table-cell table:formula="of:=[.B15]" office:value-type="float" office:value="1200" calcext:value-type="float">
            <text:p>1200</text:p>
          </table:table-cell>
          <table:table-cell table:style-name="ce4" table:formula="of:=[.L15]" office:value-type="float" office:value="0.318685457399791" calcext:value-type="float">
            <text:p>0,318685</text:p>
          </table:table-cell>
          <table:table-cell table:style-name="ce4" table:formula="of:=[.D15]" office:value-type="float" office:value="0.000228" calcext:value-type="float">
            <text:p>0,000228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362581" calcext:value-type="float">
            <text:p>0,362581</text:p>
          </table:table-cell>
          <table:table-cell office:value-type="float" office:value="0.000227" calcext:value-type="float">
            <text:p>0,000227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6]*[.E16]" office:value-type="float" office:value="0.371666613581671" calcext:value-type="float">
            <text:p>0,371667</text:p>
          </table:table-cell>
          <table:table-cell table:style-name="ce5" table:formula="of:=[.D16]*[.E16]" office:value-type="float" office:value="0.000232688202865123" calcext:value-type="float">
            <text:p>0,00023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6]*[.H16]" office:value-type="float" office:value="0.371666613581671" calcext:value-type="float">
            <text:p>0,371667</text:p>
          </table:table-cell>
          <table:table-cell table:style-name="ce5" table:formula="of:=[.G16]*[.H16]" office:value-type="float" office:value="0.000232688202865123" calcext:value-type="float">
            <text:p>0,00023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6]*[.K16]" office:value-type="float" office:value="0.371666613581671" calcext:value-type="float">
            <text:p>0,371667</text:p>
          </table:table-cell>
          <table:table-cell table:style-name="ce5" table:formula="of:=[.J16]*[.K16]" office:value-type="float" office:value="0.000232688202865123" calcext:value-type="float">
            <text:p>0,000233</text:p>
          </table:table-cell>
          <table:table-cell/>
          <table:table-cell table:formula="of:=[.B16]" office:value-type="float" office:value="1300" calcext:value-type="float">
            <text:p>1300</text:p>
          </table:table-cell>
          <table:table-cell table:style-name="ce4" table:formula="of:=[.L16]" office:value-type="float" office:value="0.371666613581671" calcext:value-type="float">
            <text:p>0,371667</text:p>
          </table:table-cell>
          <table:table-cell table:style-name="ce4" table:formula="of:=[.D16]" office:value-type="float" office:value="0.000227" calcext:value-type="float">
            <text:p>0,000227</text:p>
          </table:table-cell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45328" calcext:value-type="float">
            <text:p>0,453280</text:p>
          </table:table-cell>
          <table:table-cell office:value-type="float" office:value="0.000544" calcext:value-type="float">
            <text:p>0,000544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7]*[.E17]" office:value-type="float" office:value="0.464638363853317" calcext:value-type="float">
            <text:p>0,464638</text:p>
          </table:table-cell>
          <table:table-cell table:style-name="ce5" table:formula="of:=[.D17]*[.E17]" office:value-type="float" office:value="0.000557631640346375" calcext:value-type="float">
            <text:p>0,00055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7]*[.H17]" office:value-type="float" office:value="0.464638363853317" calcext:value-type="float">
            <text:p>0,464638</text:p>
          </table:table-cell>
          <table:table-cell table:style-name="ce5" table:formula="of:=[.G17]*[.H17]" office:value-type="float" office:value="0.000557631640346375" calcext:value-type="float">
            <text:p>0,00055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7]*[.K17]" office:value-type="float" office:value="0.464638363853317" calcext:value-type="float">
            <text:p>0,464638</text:p>
          </table:table-cell>
          <table:table-cell table:style-name="ce5" table:formula="of:=[.J17]*[.K17]" office:value-type="float" office:value="0.000557631640346375" calcext:value-type="float">
            <text:p>0,000558</text:p>
          </table:table-cell>
          <table:table-cell/>
          <table:table-cell table:formula="of:=[.B17]" office:value-type="float" office:value="1400" calcext:value-type="float">
            <text:p>1400</text:p>
          </table:table-cell>
          <table:table-cell table:style-name="ce4" table:formula="of:=[.L17]" office:value-type="float" office:value="0.464638363853317" calcext:value-type="float">
            <text:p>0,464638</text:p>
          </table:table-cell>
          <table:table-cell table:style-name="ce4" table:formula="of:=[.D17]" office:value-type="float" office:value="0.000544" calcext:value-type="float">
            <text:p>0,000544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266641" calcext:value-type="float">
            <text:p>0,266641</text:p>
          </table:table-cell>
          <table:table-cell office:value-type="float" office:value="0.000238" calcext:value-type="float">
            <text:p>0,000238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8]*[.E18]" office:value-type="float" office:value="0.273322533480878" calcext:value-type="float">
            <text:p>0,273323</text:p>
          </table:table-cell>
          <table:table-cell table:style-name="ce5" table:formula="of:=[.D18]*[.E18]" office:value-type="float" office:value="0.000243963842651539" calcext:value-type="float">
            <text:p>0,00024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8]*[.H18]" office:value-type="float" office:value="0.273322533480878" calcext:value-type="float">
            <text:p>0,273323</text:p>
          </table:table-cell>
          <table:table-cell table:style-name="ce5" table:formula="of:=[.G18]*[.H18]" office:value-type="float" office:value="0.000243963842651539" calcext:value-type="float">
            <text:p>0,00024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8]*[.K18]" office:value-type="float" office:value="0.273322533480878" calcext:value-type="float">
            <text:p>0,273323</text:p>
          </table:table-cell>
          <table:table-cell table:style-name="ce5" table:formula="of:=[.J18]*[.K18]" office:value-type="float" office:value="0.000243963842651539" calcext:value-type="float">
            <text:p>0,000244</text:p>
          </table:table-cell>
          <table:table-cell/>
          <table:table-cell table:formula="of:=[.B18]" office:value-type="float" office:value="1500" calcext:value-type="float">
            <text:p>1500</text:p>
          </table:table-cell>
          <table:table-cell table:style-name="ce4" table:formula="of:=[.L18]" office:value-type="float" office:value="0.273322533480878" calcext:value-type="float">
            <text:p>0,273323</text:p>
          </table:table-cell>
          <table:table-cell table:style-name="ce4" table:formula="of:=[.D18]" office:value-type="float" office:value="0.000238" calcext:value-type="float">
            <text:p>0,000238</text:p>
          </table:table-cell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0.226473" calcext:value-type="float">
            <text:p>0,226473</text:p>
          </table:table-cell>
          <table:table-cell office:value-type="float" office:value="0.000414" calcext:value-type="float">
            <text:p>0,000414</text:p>
          </table:table-cell>
          <table:table-cell table:style-name="ce7" table:formula="of:=[.$E$20]" office:value-type="float" office:value="1.02505816240142" calcext:value-type="float">
            <text:p>1,02505816240142</text:p>
          </table:table-cell>
          <table:table-cell table:formula="of:=[.C19]*[.E19]" office:value-type="float" office:value="0.232147997213538" calcext:value-type="float">
            <text:p>0,232148</text:p>
          </table:table-cell>
          <table:table-cell table:style-name="ce5" table:formula="of:=[.D19]*[.E19]" office:value-type="float" office:value="0.000424374079234189" calcext:value-type="float">
            <text:p>0,00042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19]*[.H19]" office:value-type="float" office:value="0.232147997213538" calcext:value-type="float">
            <text:p>0,232148</text:p>
          </table:table-cell>
          <table:table-cell table:style-name="ce5" table:formula="of:=[.G19]*[.H19]" office:value-type="float" office:value="0.000424374079234189" calcext:value-type="float">
            <text:p>0,00042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9]*[.K19]" office:value-type="float" office:value="0.232147997213538" calcext:value-type="float">
            <text:p>0,232148</text:p>
          </table:table-cell>
          <table:table-cell table:style-name="ce5" table:formula="of:=[.J19]*[.K19]" office:value-type="float" office:value="0.000424374079234189" calcext:value-type="float">
            <text:p>0,000424</text:p>
          </table:table-cell>
          <table:table-cell/>
          <table:table-cell table:formula="of:=[.B19]" office:value-type="float" office:value="1580" calcext:value-type="float">
            <text:p>1580</text:p>
          </table:table-cell>
          <table:table-cell table:style-name="ce4" table:formula="of:=[.L19]" office:value-type="float" office:value="0.232147997213538" calcext:value-type="float">
            <text:p>0,232148</text:p>
          </table:table-cell>
          <table:table-cell table:style-name="ce4" table:formula="of:=[.D19]" office:value-type="float" office:value="0.000414" calcext:value-type="float">
            <text:p>0,000414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table:style-name="ce2" office:value-type="float" office:value="1590" calcext:value-type="float">
            <text:p>1590</text:p>
          </table:table-cell>
          <table:table-cell office:value-type="float" office:value="0.225502" calcext:value-type="float">
            <text:p>0,225502</text:p>
          </table:table-cell>
          <table:table-cell office:value-type="float" office:value="0.000239" calcext:value-type="float">
            <text:p>0,000239</text:p>
          </table:table-cell>
          <table:table-cell table:style-name="ce8" table:formula="of:= ([.C21]/([.B21] - [.B20]) - ([.C22] - [.C21])/(2*([.B22] - [.B21])))/(([.C20] - [.C19])/(2*([.B20] - [.B19])) + [.C20]/([.B21] - [.B20]))" office:value-type="float" office:value="1.02505816240142" calcext:value-type="float">
            <text:p>1,02505816240142</text:p>
          </table:table-cell>
          <table:table-cell table:formula="of:=[.C20]*[.E20]" office:value-type="float" office:value="0.231152665737846" calcext:value-type="float">
            <text:p>0,231153</text:p>
          </table:table-cell>
          <table:table-cell table:style-name="ce5" table:formula="of:=[.D20]*[.E20]" office:value-type="float" office:value="0.00024498890081394" calcext:value-type="float">
            <text:p>0,00024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0]*[.H20]" office:value-type="float" office:value="0.231152665737846" calcext:value-type="float">
            <text:p>0,231153</text:p>
          </table:table-cell>
          <table:table-cell table:style-name="ce5" table:formula="of:=[.G20]*[.H20]" office:value-type="float" office:value="0.00024498890081394" calcext:value-type="float">
            <text:p>0,00024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0]*[.K20]" office:value-type="float" office:value="0.231152665737846" calcext:value-type="float">
            <text:p>0,231153</text:p>
          </table:table-cell>
          <table:table-cell table:style-name="ce5" table:formula="of:=[.J20]*[.K20]" office:value-type="float" office:value="0.00024498890081394" calcext:value-type="float">
            <text:p>0,000245</text:p>
          </table:table-cell>
          <table:table-cell/>
          <table:table-cell table:formula="of:=[.B20]" office:value-type="float" office:value="1590" calcext:value-type="float">
            <text:p>1590</text:p>
          </table:table-cell>
          <table:table-cell table:style-name="ce4" table:formula="of:=[.L20]" office:value-type="float" office:value="0.231152665737846" calcext:value-type="float">
            <text:p>0,231153</text:p>
          </table:table-cell>
          <table:table-cell table:style-name="ce4" table:formula="of:=[.D20]" office:value-type="float" office:value="0.000239" calcext:value-type="float">
            <text:p>0,000239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231508" calcext:value-type="float">
            <text:p>0,231508</text:p>
          </table:table-cell>
          <table:table-cell office:value-type="float" office:value="0.000257" calcext:value-type="float">
            <text:p>0,00025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1]*[.E21]" office:value-type="float" office:value="0.231508" calcext:value-type="float">
            <text:p>0,231508</text:p>
          </table:table-cell>
          <table:table-cell table:style-name="ce5" table:formula="of:=[.D21]*[.E21]" office:value-type="float" office:value="0.000257" calcext:value-type="float">
            <text:p>0,00025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1]*[.H21]" office:value-type="float" office:value="0.231508" calcext:value-type="float">
            <text:p>0,231508</text:p>
          </table:table-cell>
          <table:table-cell table:style-name="ce5" table:formula="of:=[.G21]*[.H21]" office:value-type="float" office:value="0.000257" calcext:value-type="float">
            <text:p>0,00025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1]*[.K21]" office:value-type="float" office:value="0.231508" calcext:value-type="float">
            <text:p>0,231508</text:p>
          </table:table-cell>
          <table:table-cell table:style-name="ce5" table:formula="of:=[.J21]*[.K21]" office:value-type="float" office:value="0.000257" calcext:value-type="float">
            <text:p>0,000257</text:p>
          </table:table-cell>
          <table:table-cell/>
          <table:table-cell table:formula="of:=[.B21]" office:value-type="float" office:value="1600" calcext:value-type="float">
            <text:p>1600</text:p>
          </table:table-cell>
          <table:table-cell table:style-name="ce4" table:formula="of:=[.L21]" office:value-type="float" office:value="0.231508" calcext:value-type="float">
            <text:p>0,231508</text:p>
          </table:table-cell>
          <table:table-cell table:style-name="ce4" table:formula="of:=[.D21]" office:value-type="float" office:value="0.000257" calcext:value-type="float">
            <text:p>0,000257</text:p>
          </table:table-cell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0.233214" calcext:value-type="float">
            <text:p>0,233214</text:p>
          </table:table-cell>
          <table:table-cell office:value-type="float" office:value="0.000355" calcext:value-type="float">
            <text:p>0,00035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2]*[.E22]" office:value-type="float" office:value="0.233214" calcext:value-type="float">
            <text:p>0,233214</text:p>
          </table:table-cell>
          <table:table-cell table:style-name="ce5" table:formula="of:=[.D22]*[.E22]" office:value-type="float" office:value="0.000355" calcext:value-type="float">
            <text:p>0,00035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2]*[.H22]" office:value-type="float" office:value="0.233214" calcext:value-type="float">
            <text:p>0,233214</text:p>
          </table:table-cell>
          <table:table-cell table:style-name="ce5" table:formula="of:=[.G22]*[.H22]" office:value-type="float" office:value="0.000355" calcext:value-type="float">
            <text:p>0,00035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2]*[.K22]" office:value-type="float" office:value="0.233214" calcext:value-type="float">
            <text:p>0,233214</text:p>
          </table:table-cell>
          <table:table-cell table:style-name="ce5" table:formula="of:=[.J22]*[.K22]" office:value-type="float" office:value="0.000355" calcext:value-type="float">
            <text:p>0,000355</text:p>
          </table:table-cell>
          <table:table-cell/>
          <table:table-cell table:formula="of:=[.B22]" office:value-type="float" office:value="1610" calcext:value-type="float">
            <text:p>1610</text:p>
          </table:table-cell>
          <table:table-cell table:style-name="ce4" table:formula="of:=[.L22]" office:value-type="float" office:value="0.233214" calcext:value-type="float">
            <text:p>0,233214</text:p>
          </table:table-cell>
          <table:table-cell table:style-name="ce4" table:formula="of:=[.D22]" office:value-type="float" office:value="0.000355" calcext:value-type="float">
            <text:p>0,000355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274384" calcext:value-type="float">
            <text:p>0,274384</text:p>
          </table:table-cell>
          <table:table-cell office:value-type="float" office:value="0.000182" calcext:value-type="float">
            <text:p>0,00018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3]*[.E23]" office:value-type="float" office:value="0.274384" calcext:value-type="float">
            <text:p>0,274384</text:p>
          </table:table-cell>
          <table:table-cell table:style-name="ce5" table:formula="of:=[.D23]*[.E23]" office:value-type="float" office:value="0.000182" calcext:value-type="float">
            <text:p>0,00018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3]*[.H23]" office:value-type="float" office:value="0.274384" calcext:value-type="float">
            <text:p>0,274384</text:p>
          </table:table-cell>
          <table:table-cell table:style-name="ce5" table:formula="of:=[.G23]*[.H23]" office:value-type="float" office:value="0.000182" calcext:value-type="float">
            <text:p>0,00018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3]*[.K23]" office:value-type="float" office:value="0.274384" calcext:value-type="float">
            <text:p>0,274384</text:p>
          </table:table-cell>
          <table:table-cell table:style-name="ce5" table:formula="of:=[.J23]*[.K23]" office:value-type="float" office:value="0.000182" calcext:value-type="float">
            <text:p>0,000182</text:p>
          </table:table-cell>
          <table:table-cell/>
          <table:table-cell table:formula="of:=[.B23]" office:value-type="float" office:value="1700" calcext:value-type="float">
            <text:p>1700</text:p>
          </table:table-cell>
          <table:table-cell table:style-name="ce4" table:formula="of:=[.L23]" office:value-type="float" office:value="0.274384" calcext:value-type="float">
            <text:p>0,274384</text:p>
          </table:table-cell>
          <table:table-cell table:style-name="ce4" table:formula="of:=[.D23]" office:value-type="float" office:value="0.000182" calcext:value-type="float">
            <text:p>0,000182</text:p>
          </table:table-cell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331339" calcext:value-type="float">
            <text:p>0,331339</text:p>
          </table:table-cell>
          <table:table-cell office:value-type="float" office:value="0.000262" calcext:value-type="float">
            <text:p>0,00026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4]*[.E24]" office:value-type="float" office:value="0.331339" calcext:value-type="float">
            <text:p>0,331339</text:p>
          </table:table-cell>
          <table:table-cell table:style-name="ce5" table:formula="of:=[.D24]*[.E24]" office:value-type="float" office:value="0.000262" calcext:value-type="float">
            <text:p>0,00026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4]*[.H24]" office:value-type="float" office:value="0.331339" calcext:value-type="float">
            <text:p>0,331339</text:p>
          </table:table-cell>
          <table:table-cell table:style-name="ce5" table:formula="of:=[.G24]*[.H24]" office:value-type="float" office:value="0.000262" calcext:value-type="float">
            <text:p>0,00026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4]*[.K24]" office:value-type="float" office:value="0.331339" calcext:value-type="float">
            <text:p>0,331339</text:p>
          </table:table-cell>
          <table:table-cell table:style-name="ce5" table:formula="of:=[.J24]*[.K24]" office:value-type="float" office:value="0.000262" calcext:value-type="float">
            <text:p>0,000262</text:p>
          </table:table-cell>
          <table:table-cell/>
          <table:table-cell table:formula="of:=[.B24]" office:value-type="float" office:value="1800" calcext:value-type="float">
            <text:p>1800</text:p>
          </table:table-cell>
          <table:table-cell table:style-name="ce4" table:formula="of:=[.L24]" office:value-type="float" office:value="0.331339" calcext:value-type="float">
            <text:p>0,331339</text:p>
          </table:table-cell>
          <table:table-cell table:style-name="ce4" table:formula="of:=[.D24]" office:value-type="float" office:value="0.000262" calcext:value-type="float">
            <text:p>0,000262</text:p>
          </table:table-cell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27726" calcext:value-type="float">
            <text:p>0,277260</text:p>
          </table:table-cell>
          <table:table-cell office:value-type="float" office:value="0.000203" calcext:value-type="float">
            <text:p>0,0002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5]*[.E25]" office:value-type="float" office:value="0.27726" calcext:value-type="float">
            <text:p>0,277260</text:p>
          </table:table-cell>
          <table:table-cell table:style-name="ce5" table:formula="of:=[.D25]*[.E25]" office:value-type="float" office:value="0.000203" calcext:value-type="float">
            <text:p>0,0002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5]*[.H25]" office:value-type="float" office:value="0.27726" calcext:value-type="float">
            <text:p>0,277260</text:p>
          </table:table-cell>
          <table:table-cell table:style-name="ce5" table:formula="of:=[.G25]*[.H25]" office:value-type="float" office:value="0.000203" calcext:value-type="float">
            <text:p>0,0002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5]*[.K25]" office:value-type="float" office:value="0.27726" calcext:value-type="float">
            <text:p>0,277260</text:p>
          </table:table-cell>
          <table:table-cell table:style-name="ce5" table:formula="of:=[.J25]*[.K25]" office:value-type="float" office:value="0.000203" calcext:value-type="float">
            <text:p>0,000203</text:p>
          </table:table-cell>
          <table:table-cell/>
          <table:table-cell table:formula="of:=[.B25]" office:value-type="float" office:value="1900" calcext:value-type="float">
            <text:p>1900</text:p>
          </table:table-cell>
          <table:table-cell table:style-name="ce4" table:formula="of:=[.L25]" office:value-type="float" office:value="0.27726" calcext:value-type="float">
            <text:p>0,277260</text:p>
          </table:table-cell>
          <table:table-cell table:style-name="ce4" table:formula="of:=[.D25]" office:value-type="float" office:value="0.000203" calcext:value-type="float">
            <text:p>0,000203</text:p>
          </table:table-cell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076533" calcext:value-type="float">
            <text:p>0,076533</text:p>
          </table:table-cell>
          <table:table-cell office:value-type="float" office:value="0.000373" calcext:value-type="float">
            <text:p>0,00037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26]*[.E26]" office:value-type="float" office:value="0.076533" calcext:value-type="float">
            <text:p>0,076533</text:p>
          </table:table-cell>
          <table:table-cell table:style-name="ce5" table:formula="of:=[.D26]*[.E26]" office:value-type="float" office:value="0.000373" calcext:value-type="float">
            <text:p>0,00037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26]*[.H26]" office:value-type="float" office:value="0.076533" calcext:value-type="float">
            <text:p>0,076533</text:p>
          </table:table-cell>
          <table:table-cell table:style-name="ce5" table:formula="of:=[.G26]*[.H26]" office:value-type="float" office:value="0.000373" calcext:value-type="float">
            <text:p>0,00037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26]*[.K26]" office:value-type="float" office:value="0.076533" calcext:value-type="float">
            <text:p>0,076533</text:p>
          </table:table-cell>
          <table:table-cell table:style-name="ce5" table:formula="of:=[.J26]*[.K26]" office:value-type="float" office:value="0.000373" calcext:value-type="float">
            <text:p>0,000373</text:p>
          </table:table-cell>
          <table:table-cell/>
          <table:table-cell table:formula="of:=[.B26]" office:value-type="float" office:value="2000" calcext:value-type="float">
            <text:p>2000</text:p>
          </table:table-cell>
          <table:table-cell table:style-name="ce4" table:formula="of:=[.L26]" office:value-type="float" office:value="0.076533" calcext:value-type="float">
            <text:p>0,076533</text:p>
          </table:table-cell>
          <table:table-cell table:style-name="ce4" table:formula="of:=[.D26]" office:value-type="float" office:value="0.000373" calcext:value-type="float">
            <text:p>0,000373</text:p>
          </table:table-cell>
        </table:table-row>
        <table:table-row table:style-name="ro2">
          <table:table-cell table:number-columns-repeated="17"/>
        </table:table-row>
        <table:table-row table:style-name="ro2" table:number-rows-repeated="2">
          <table:table-cell table:number-columns-repeated="3"/>
          <table:table-cell table:style-name="ce5"/>
          <table:table-cell table:number-columns-repeated="13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67018" calcext:value-type="float">
            <text:p>0,670180</text:p>
          </table:table-cell>
          <table:table-cell office:value-type="float" office:value="0.005378" calcext:value-type="float">
            <text:p>0,005378</text:p>
          </table:table-cell>
          <table:table-cell table:style-name="ce7" table:formula="of:=[.E31]" office:value-type="float" office:value="1" calcext:value-type="float">
            <text:p>1,00000000000000</text:p>
          </table:table-cell>
          <table:table-cell table:formula="of:=[.C30]*[.E30]" office:value-type="float" office:value="0.67018" calcext:value-type="float">
            <text:p>0,670180</text:p>
          </table:table-cell>
          <table:table-cell table:style-name="ce5" table:formula="of:=[.D30]*[.E30]" office:value-type="float" office:value="0.005378" calcext:value-type="float">
            <text:p>0,005378</text:p>
          </table:table-cell>
          <table:table-cell table:style-name="ce7" table:formula="of:=[.H31]" office:value-type="float" office:value="1.00323512096789" calcext:value-type="float">
            <text:p>1,00323512096789</text:p>
          </table:table-cell>
          <table:table-cell table:formula="of:=[.F30]*[.H30]" office:value-type="float" office:value="0.672348113370261" calcext:value-type="float">
            <text:p>0,672348</text:p>
          </table:table-cell>
          <table:table-cell table:style-name="ce5" table:formula="of:=[.G30]*[.H30]" office:value-type="float" office:value="0.00539539848056531" calcext:value-type="float">
            <text:p>0,005395</text:p>
          </table:table-cell>
          <table:table-cell table:style-name="ce18" table:formula="of:=[.K31]" office:value-type="float" office:value="1" calcext:value-type="float">
            <text:p>1,00000000000000</text:p>
          </table:table-cell>
          <table:table-cell table:formula="of:=[.I30]*[.K30]" office:value-type="float" office:value="0.672348113370261" calcext:value-type="float">
            <text:p>0,672348</text:p>
          </table:table-cell>
          <table:table-cell table:style-name="ce5" table:formula="of:=[.J30]*[.K30]" office:value-type="float" office:value="0.00539539848056531" calcext:value-type="float">
            <text:p>0,005395</text:p>
          </table:table-cell>
          <table:table-cell office:value-type="float" office:value="0" calcext:value-type="float">
            <text:p>0</text:p>
          </table:table-cell>
          <table:table-cell table:formula="of:=[.B30]" office:value-type="float" office:value="400" calcext:value-type="float">
            <text:p>400</text:p>
          </table:table-cell>
          <table:table-cell table:style-name="ce4" table:formula="of:=[.L30]" office:value-type="float" office:value="0.672348113370261" calcext:value-type="float">
            <text:p>0,672348</text:p>
          </table:table-cell>
          <table:table-cell table:style-name="ce4" table:formula="of:=[.D30]" office:value-type="float" office:value="0.005378" calcext:value-type="float">
            <text:p>0,005378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857841" calcext:value-type="float">
            <text:p>0,857841</text:p>
          </table:table-cell>
          <table:table-cell office:value-type="float" office:value="0.000252" calcext:value-type="float">
            <text:p>0,000252</text:p>
          </table:table-cell>
          <table:table-cell table:style-name="ce7" table:formula="of:=[.E32]" office:value-type="float" office:value="1" calcext:value-type="float">
            <text:p>1,00000000000000</text:p>
          </table:table-cell>
          <table:table-cell table:formula="of:=[.C31]*[.E31]" office:value-type="float" office:value="0.857841" calcext:value-type="float">
            <text:p>0,857841</text:p>
          </table:table-cell>
          <table:table-cell table:style-name="ce5" table:formula="of:=[.D31]*[.E31]" office:value-type="float" office:value="0.000252" calcext:value-type="float">
            <text:p>0,000252</text:p>
          </table:table-cell>
          <table:table-cell table:style-name="ce7" table:formula="of:=[.H32]" office:value-type="float" office:value="1.00323512096789" calcext:value-type="float">
            <text:p>1,00323512096789</text:p>
          </table:table-cell>
          <table:table-cell table:formula="of:=[.F31]*[.H31]" office:value-type="float" office:value="0.860616219406216" calcext:value-type="float">
            <text:p>0,860616</text:p>
          </table:table-cell>
          <table:table-cell table:style-name="ce5" table:formula="of:=[.G31]*[.H31]" office:value-type="float" office:value="0.000252815250483908" calcext:value-type="float">
            <text:p>0,000253</text:p>
          </table:table-cell>
          <table:table-cell table:style-name="ce18" table:formula="of:=[.K32]" office:value-type="float" office:value="1" calcext:value-type="float">
            <text:p>1,00000000000000</text:p>
          </table:table-cell>
          <table:table-cell table:formula="of:=[.I31]*[.K31]" office:value-type="float" office:value="0.860616219406216" calcext:value-type="float">
            <text:p>0,860616</text:p>
          </table:table-cell>
          <table:table-cell table:style-name="ce5" table:formula="of:=[.J31]*[.K31]" office:value-type="float" office:value="0.000252815250483908" calcext:value-type="float">
            <text:p>0,000253</text:p>
          </table:table-cell>
          <table:table-cell table:formula="of:=[.N30]+1" office:value-type="float" office:value="1" calcext:value-type="float">
            <text:p>1</text:p>
          </table:table-cell>
          <table:table-cell table:formula="of:=[.B31]" office:value-type="float" office:value="500" calcext:value-type="float">
            <text:p>500</text:p>
          </table:table-cell>
          <table:table-cell table:style-name="ce4" table:formula="of:=[.L31]" office:value-type="float" office:value="0.860616219406216" calcext:value-type="float">
            <text:p>0,860616</text:p>
          </table:table-cell>
          <table:table-cell table:style-name="ce4" table:formula="of:=[.D31]" office:value-type="float" office:value="0.000252" calcext:value-type="float">
            <text:p>0,000252</text:p>
          </table:table-cell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844326" calcext:value-type="float">
            <text:p>0,844326</text:p>
          </table:table-cell>
          <table:table-cell office:value-type="float" office:value="0.00028" calcext:value-type="float">
            <text:p>0,000280</text:p>
          </table:table-cell>
          <table:table-cell table:style-name="ce7" table:formula="of:=[.E33]" office:value-type="float" office:value="1" calcext:value-type="float">
            <text:p>1,00000000000000</text:p>
          </table:table-cell>
          <table:table-cell table:formula="of:=[.C32]*[.E32]" office:value-type="float" office:value="0.844326" calcext:value-type="float">
            <text:p>0,844326</text:p>
          </table:table-cell>
          <table:table-cell table:style-name="ce5" table:formula="of:=[.D32]*[.E32]" office:value-type="float" office:value="0.00028" calcext:value-type="float">
            <text:p>0,000280</text:p>
          </table:table-cell>
          <table:table-cell table:style-name="ce7" table:formula="of:=[.H33]" office:value-type="float" office:value="1.00323512096789" calcext:value-type="float">
            <text:p>1,00323512096789</text:p>
          </table:table-cell>
          <table:table-cell table:formula="of:=[.F32]*[.H32]" office:value-type="float" office:value="0.847057496746335" calcext:value-type="float">
            <text:p>0,847057</text:p>
          </table:table-cell>
          <table:table-cell table:style-name="ce5" table:formula="of:=[.G32]*[.H32]" office:value-type="float" office:value="0.000280905833871009" calcext:value-type="float">
            <text:p>0,000281</text:p>
          </table:table-cell>
          <table:table-cell table:style-name="ce18" table:formula="of:=[.K33]" office:value-type="float" office:value="1" calcext:value-type="float">
            <text:p>1,00000000000000</text:p>
          </table:table-cell>
          <table:table-cell table:formula="of:=[.I32]*[.K32]" office:value-type="float" office:value="0.847057496746335" calcext:value-type="float">
            <text:p>0,847057</text:p>
          </table:table-cell>
          <table:table-cell table:style-name="ce5" table:formula="of:=[.J32]*[.K32]" office:value-type="float" office:value="0.000280905833871009" calcext:value-type="float">
            <text:p>0,000281</text:p>
          </table:table-cell>
          <table:table-cell table:formula="of:=[.N31]+1" office:value-type="float" office:value="2" calcext:value-type="float">
            <text:p>2</text:p>
          </table:table-cell>
          <table:table-cell table:formula="of:=[.B32]" office:value-type="float" office:value="600" calcext:value-type="float">
            <text:p>600</text:p>
          </table:table-cell>
          <table:table-cell table:style-name="ce4" table:formula="of:=[.L32]" office:value-type="float" office:value="0.847057496746335" calcext:value-type="float">
            <text:p>0,847057</text:p>
          </table:table-cell>
          <table:table-cell table:style-name="ce4" table:formula="of:=[.D32]" office:value-type="float" office:value="0.00028" calcext:value-type="float">
            <text:p>0,000280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695077" calcext:value-type="float">
            <text:p>0,695077</text:p>
          </table:table-cell>
          <table:table-cell office:value-type="float" office:value="0.00027" calcext:value-type="float">
            <text:p>0,000270</text:p>
          </table:table-cell>
          <table:table-cell table:style-name="ce7" table:formula="of:=[.E34]" office:value-type="float" office:value="1" calcext:value-type="float">
            <text:p>1,00000000000000</text:p>
          </table:table-cell>
          <table:table-cell table:formula="of:=[.C33]*[.E33]" office:value-type="float" office:value="0.695077" calcext:value-type="float">
            <text:p>0,695077</text:p>
          </table:table-cell>
          <table:table-cell table:style-name="ce5" table:formula="of:=[.D33]*[.E33]" office:value-type="float" office:value="0.00027" calcext:value-type="float">
            <text:p>0,000270</text:p>
          </table:table-cell>
          <table:table-cell table:style-name="ce7" table:formula="of:=[.H34]" office:value-type="float" office:value="1.00323512096789" calcext:value-type="float">
            <text:p>1,00323512096789</text:p>
          </table:table-cell>
          <table:table-cell table:formula="of:=[.F33]*[.H33]" office:value-type="float" office:value="0.697325658176998" calcext:value-type="float">
            <text:p>0,697326</text:p>
          </table:table-cell>
          <table:table-cell table:style-name="ce5" table:formula="of:=[.G33]*[.H33]" office:value-type="float" office:value="0.00027087348266133" calcext:value-type="float">
            <text:p>0,000271</text:p>
          </table:table-cell>
          <table:table-cell table:style-name="ce18" table:formula="of:=[.K34]" office:value-type="float" office:value="1" calcext:value-type="float">
            <text:p>1,00000000000000</text:p>
          </table:table-cell>
          <table:table-cell table:formula="of:=[.I33]*[.K33]" office:value-type="float" office:value="0.697325658176998" calcext:value-type="float">
            <text:p>0,697326</text:p>
          </table:table-cell>
          <table:table-cell table:style-name="ce5" table:formula="of:=[.J33]*[.K33]" office:value-type="float" office:value="0.00027087348266133" calcext:value-type="float">
            <text:p>0,000271</text:p>
          </table:table-cell>
          <table:table-cell table:formula="of:=[.N32]+1" office:value-type="float" office:value="3" calcext:value-type="float">
            <text:p>3</text:p>
          </table:table-cell>
          <table:table-cell table:formula="of:=[.B33]" office:value-type="float" office:value="660" calcext:value-type="float">
            <text:p>660</text:p>
          </table:table-cell>
          <table:table-cell table:style-name="ce4" table:formula="of:=[.L33]" office:value-type="float" office:value="0.697325658176998" calcext:value-type="float">
            <text:p>0,697326</text:p>
          </table:table-cell>
          <table:table-cell table:style-name="ce4" table:formula="of:=[.D33]" office:value-type="float" office:value="0.00027" calcext:value-type="float">
            <text:p>0,000270</text:p>
          </table:table-cell>
        </table:table-row>
        <table:table-row table:style-name="ro2">
          <table:table-cell/>
          <table:table-cell table:style-name="ce2" office:value-type="float" office:value="670" calcext:value-type="float">
            <text:p>670</text:p>
          </table:table-cell>
          <table:table-cell office:value-type="float" office:value="0.671288" calcext:value-type="float">
            <text:p>0,671288</text:p>
          </table:table-cell>
          <table:table-cell office:value-type="float" office:value="0.000299" calcext:value-type="float">
            <text:p>0,000299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C34]*[.E34]" office:value-type="float" office:value="0.671288" calcext:value-type="float">
            <text:p>0,671288</text:p>
          </table:table-cell>
          <table:table-cell table:style-name="ce5" table:formula="of:=[.D34]*[.E34]" office:value-type="float" office:value="0.000299" calcext:value-type="float">
            <text:p>0,000299</text:p>
          </table:table-cell>
          <table:table-cell table:style-name="ce8" table:formula="of:=([.F35]/([.B35] - [.B34]) - ([.F36] - [.F35])/(2*([.B36] - [.B35])))/(([.F34] - [.F33])/(2*([.B34] - [.B33])) + [.F34]/([.B35] - [.B34]))" office:value-type="float" office:value="1.00323512096789" calcext:value-type="float">
            <text:p>1,00323512096789</text:p>
          </table:table-cell>
          <table:table-cell table:formula="of:=[.F34]*[.H34]" office:value-type="float" office:value="0.673459697884293" calcext:value-type="float">
            <text:p>0,673460</text:p>
          </table:table-cell>
          <table:table-cell table:style-name="ce5" table:formula="of:=[.G34]*[.H34]" office:value-type="float" office:value="0.000299967301169399" calcext:value-type="float">
            <text:p>0,000300</text:p>
          </table:table-cell>
          <table:table-cell table:style-name="ce18" table:formula="of:=[.K35]" office:value-type="float" office:value="1" calcext:value-type="float">
            <text:p>1,00000000000000</text:p>
          </table:table-cell>
          <table:table-cell table:formula="of:=[.I34]*[.K34]" office:value-type="float" office:value="0.673459697884293" calcext:value-type="float">
            <text:p>0,673460</text:p>
          </table:table-cell>
          <table:table-cell table:style-name="ce5" table:formula="of:=[.J34]*[.K34]" office:value-type="float" office:value="0.000299967301169399" calcext:value-type="float">
            <text:p>0,000300</text:p>
          </table:table-cell>
          <table:table-cell table:formula="of:=[.N33]+1" office:value-type="float" office:value="4" calcext:value-type="float">
            <text:p>4</text:p>
          </table:table-cell>
          <table:table-cell table:formula="of:=[.B34]" office:value-type="float" office:value="670" calcext:value-type="float">
            <text:p>670</text:p>
          </table:table-cell>
          <table:table-cell table:style-name="ce4" table:formula="of:=[.L34]" office:value-type="float" office:value="0.673459697884293" calcext:value-type="float">
            <text:p>0,673460</text:p>
          </table:table-cell>
          <table:table-cell table:style-name="ce4" table:formula="of:=[.D34]" office:value-type="float" office:value="0.000299" calcext:value-type="float">
            <text:p>0,000299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651779" calcext:value-type="float">
            <text:p>0,651779</text:p>
          </table:table-cell>
          <table:table-cell office:value-type="float" office:value="0.000734" calcext:value-type="float">
            <text:p>0,000734</text:p>
          </table:table-cell>
          <table:table-cell table:style-name="ce7" table:formula="of:=[.E36]" office:value-type="float" office:value="1.00096418196679" calcext:value-type="float">
            <text:p>1,00096418196679</text:p>
          </table:table-cell>
          <table:table-cell table:formula="of:=[.C35]*[.E35]" office:value-type="float" office:value="0.652407433558132" calcext:value-type="float">
            <text:p>0,652407</text:p>
          </table:table-cell>
          <table:table-cell table:style-name="ce5" table:formula="of:=[.D35]*[.E35]" office:value-type="float" office:value="0.000734707709563624" calcext:value-type="float">
            <text:p>0,00073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35]*[.H35]" office:value-type="float" office:value="0.652407433558132" calcext:value-type="float">
            <text:p>0,652407</text:p>
          </table:table-cell>
          <table:table-cell table:style-name="ce5" table:formula="of:=[.G35]*[.H35]" office:value-type="float" office:value="0.000734707709563624" calcext:value-type="float">
            <text:p>0,00073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35]*[.K35]" office:value-type="float" office:value="0.652407433558132" calcext:value-type="float">
            <text:p>0,652407</text:p>
          </table:table-cell>
          <table:table-cell table:style-name="ce5" table:formula="of:=[.J35]*[.K35]" office:value-type="float" office:value="0.000734707709563624" calcext:value-type="float">
            <text:p>0,000735</text:p>
          </table:table-cell>
          <table:table-cell table:formula="of:=[.N34]+1" office:value-type="float" office:value="5" calcext:value-type="float">
            <text:p>5</text:p>
          </table:table-cell>
          <table:table-cell table:formula="of:=[.B35]" office:value-type="float" office:value="680" calcext:value-type="float">
            <text:p>680</text:p>
          </table:table-cell>
          <table:table-cell table:style-name="ce4" table:formula="of:=[.L35]" office:value-type="float" office:value="0.652407433558132" calcext:value-type="float">
            <text:p>0,652407</text:p>
          </table:table-cell>
          <table:table-cell table:style-name="ce4" table:formula="of:=[.D35]" office:value-type="float" office:value="0.000734" calcext:value-type="float">
            <text:p>0,000734</text:p>
          </table:table-cell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633558" calcext:value-type="float">
            <text:p>0,633558</text:p>
          </table:table-cell>
          <table:table-cell office:value-type="float" office:value="0.000358" calcext:value-type="float">
            <text:p>0,000358</text:p>
          </table:table-cell>
          <table:table-cell table:style-name="ce7" table:formula="of:=[.E37]" office:value-type="float" office:value="1.00096418196679" calcext:value-type="float">
            <text:p>1,00096418196679</text:p>
          </table:table-cell>
          <table:table-cell table:formula="of:=[.C36]*[.E36]" office:value-type="float" office:value="0.634168865198515" calcext:value-type="float">
            <text:p>0,634169</text:p>
          </table:table-cell>
          <table:table-cell table:style-name="ce5" table:formula="of:=[.D36]*[.E36]" office:value-type="float" office:value="0.000358345177144111" calcext:value-type="float">
            <text:p>0,000358</text:p>
          </table:table-cell>
          <table:table-cell table:style-name="ce7" table:formula="of:=[.H35]" office:value-type="float" office:value="1" calcext:value-type="float">
            <text:p>1,00000000000000</text:p>
          </table:table-cell>
          <table:table-cell table:formula="of:=[.F36]*[.H36]" office:value-type="float" office:value="0.634168865198515" calcext:value-type="float">
            <text:p>0,634169</text:p>
          </table:table-cell>
          <table:table-cell table:style-name="ce5" table:formula="of:=[.G36]*[.H36]" office:value-type="float" office:value="0.000358345177144111" calcext:value-type="float">
            <text:p>0,00035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36]*[.K36]" office:value-type="float" office:value="0.634168865198515" calcext:value-type="float">
            <text:p>0,634169</text:p>
          </table:table-cell>
          <table:table-cell table:style-name="ce5" table:formula="of:=[.J36]*[.K36]" office:value-type="float" office:value="0.000358345177144111" calcext:value-type="float">
            <text:p>0,000358</text:p>
          </table:table-cell>
          <table:table-cell table:formula="of:=[.N35]+1" office:value-type="float" office:value="6" calcext:value-type="float">
            <text:p>6</text:p>
          </table:table-cell>
          <table:table-cell table:formula="of:=[.B36]" office:value-type="float" office:value="690" calcext:value-type="float">
            <text:p>690</text:p>
          </table:table-cell>
          <table:table-cell table:style-name="ce4" table:formula="of:=[.L36]" office:value-type="float" office:value="0.634168865198515" calcext:value-type="float">
            <text:p>0,634169</text:p>
          </table:table-cell>
          <table:table-cell table:style-name="ce4" table:formula="of:=[.D36]" office:value-type="float" office:value="0.000358" calcext:value-type="float">
            <text:p>0,000358</text:p>
          </table:table-cell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436097" calcext:value-type="float">
            <text:p>0,436097</text:p>
          </table:table-cell>
          <table:table-cell office:value-type="float" office:value="0.000381" calcext:value-type="float">
            <text:p>0,000381</text:p>
          </table:table-cell>
          <table:table-cell table:style-name="ce7" table:formula="of:=[.E38]" office:value-type="float" office:value="1.00096418196679" calcext:value-type="float">
            <text:p>1,00096418196679</text:p>
          </table:table-cell>
          <table:table-cell table:formula="of:=[.C37]*[.E37]" office:value-type="float" office:value="0.436517476863171" calcext:value-type="float">
            <text:p>0,436517</text:p>
          </table:table-cell>
          <table:table-cell table:style-name="ce5" table:formula="of:=[.D37]*[.E37]" office:value-type="float" office:value="0.000381367353329347" calcext:value-type="float">
            <text:p>0,000381</text:p>
          </table:table-cell>
          <table:table-cell table:style-name="ce7" table:formula="of:=[.H36]" office:value-type="float" office:value="1" calcext:value-type="float">
            <text:p>1,00000000000000</text:p>
          </table:table-cell>
          <table:table-cell table:formula="of:=[.F37]*[.H37]" office:value-type="float" office:value="0.436517476863171" calcext:value-type="float">
            <text:p>0,436517</text:p>
          </table:table-cell>
          <table:table-cell table:style-name="ce5" table:formula="of:=[.G37]*[.H37]" office:value-type="float" office:value="0.000381367353329347" calcext:value-type="float">
            <text:p>0,000381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37]*[.K37]" office:value-type="float" office:value="0.436517476863171" calcext:value-type="float">
            <text:p>0,436517</text:p>
          </table:table-cell>
          <table:table-cell table:style-name="ce5" table:formula="of:=[.J37]*[.K37]" office:value-type="float" office:value="0.000381367353329347" calcext:value-type="float">
            <text:p>0,000381</text:p>
          </table:table-cell>
          <table:table-cell table:formula="of:=[.N36]+1" office:value-type="float" office:value="7" calcext:value-type="float">
            <text:p>7</text:p>
          </table:table-cell>
          <table:table-cell table:formula="of:=[.B37]" office:value-type="float" office:value="800" calcext:value-type="float">
            <text:p>800</text:p>
          </table:table-cell>
          <table:table-cell table:style-name="ce4" table:formula="of:=[.L37]" office:value-type="float" office:value="0.436517476863171" calcext:value-type="float">
            <text:p>0,436517</text:p>
          </table:table-cell>
          <table:table-cell table:style-name="ce4" table:formula="of:=[.D37]" office:value-type="float" office:value="0.000381" calcext:value-type="float">
            <text:p>0,000381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277157" calcext:value-type="float">
            <text:p>0,277157</text:p>
          </table:table-cell>
          <table:table-cell office:value-type="float" office:value="0.000103" calcext:value-type="float">
            <text:p>0,000103</text:p>
          </table:table-cell>
          <table:table-cell table:style-name="ce7" table:formula="of:=[.E39]" office:value-type="float" office:value="1.00096418196679" calcext:value-type="float">
            <text:p>1,00096418196679</text:p>
          </table:table-cell>
          <table:table-cell table:formula="of:=[.C38]*[.E38]" office:value-type="float" office:value="0.27742422978137" calcext:value-type="float">
            <text:p>0,277424</text:p>
          </table:table-cell>
          <table:table-cell table:style-name="ce5" table:formula="of:=[.D38]*[.E38]" office:value-type="float" office:value="0.000103099310742579" calcext:value-type="float">
            <text:p>0,000103</text:p>
          </table:table-cell>
          <table:table-cell table:style-name="ce7" table:formula="of:=[.H37]" office:value-type="float" office:value="1" calcext:value-type="float">
            <text:p>1,00000000000000</text:p>
          </table:table-cell>
          <table:table-cell table:formula="of:=[.F38]*[.H38]" office:value-type="float" office:value="0.27742422978137" calcext:value-type="float">
            <text:p>0,277424</text:p>
          </table:table-cell>
          <table:table-cell table:style-name="ce5" table:formula="of:=[.G38]*[.H38]" office:value-type="float" office:value="0.000103099310742579" calcext:value-type="float">
            <text:p>0,0001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38]*[.K38]" office:value-type="float" office:value="0.27742422978137" calcext:value-type="float">
            <text:p>0,277424</text:p>
          </table:table-cell>
          <table:table-cell table:style-name="ce5" table:formula="of:=[.J38]*[.K38]" office:value-type="float" office:value="0.000103099310742579" calcext:value-type="float">
            <text:p>0,000103</text:p>
          </table:table-cell>
          <table:table-cell table:formula="of:=[.N37]+1" office:value-type="float" office:value="8" calcext:value-type="float">
            <text:p>8</text:p>
          </table:table-cell>
          <table:table-cell table:formula="of:=[.B38]" office:value-type="float" office:value="900" calcext:value-type="float">
            <text:p>900</text:p>
          </table:table-cell>
          <table:table-cell table:style-name="ce4" table:formula="of:=[.L38]" office:value-type="float" office:value="0.27742422978137" calcext:value-type="float">
            <text:p>0,277424</text:p>
          </table:table-cell>
          <table:table-cell table:style-name="ce4" table:formula="of:=[.D38]" office:value-type="float" office:value="0.000103" calcext:value-type="float">
            <text:p>0,000103</text:p>
          </table:table-cell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276701" calcext:value-type="float">
            <text:p>0,276701</text:p>
          </table:table-cell>
          <table:table-cell office:value-type="float" office:value="0.000075" calcext:value-type="float">
            <text:p>0,000075</text:p>
          </table:table-cell>
          <table:table-cell table:style-name="ce7" table:formula="of:=[.E40]" office:value-type="float" office:value="1.00096418196679" calcext:value-type="float">
            <text:p>1,00096418196679</text:p>
          </table:table-cell>
          <table:table-cell table:formula="of:=[.C39]*[.E39]" office:value-type="float" office:value="0.276967790114393" calcext:value-type="float">
            <text:p>0,276968</text:p>
          </table:table-cell>
          <table:table-cell table:style-name="ce5" table:formula="of:=[.D39]*[.E39]" office:value-type="float" office:value="0.0000750723136475092" calcext:value-type="float">
            <text:p>0,000075</text:p>
          </table:table-cell>
          <table:table-cell table:style-name="ce7" table:formula="of:=[.H38]" office:value-type="float" office:value="1" calcext:value-type="float">
            <text:p>1,00000000000000</text:p>
          </table:table-cell>
          <table:table-cell table:formula="of:=[.F39]*[.H39]" office:value-type="float" office:value="0.276967790114393" calcext:value-type="float">
            <text:p>0,276968</text:p>
          </table:table-cell>
          <table:table-cell table:style-name="ce5" table:formula="of:=[.G39]*[.H39]" office:value-type="float" office:value="0.0000750723136475092" calcext:value-type="float">
            <text:p>0,00007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39]*[.K39]" office:value-type="float" office:value="0.276967790114393" calcext:value-type="float">
            <text:p>0,276968</text:p>
          </table:table-cell>
          <table:table-cell table:style-name="ce5" table:formula="of:=[.J39]*[.K39]" office:value-type="float" office:value="0.0000750723136475092" calcext:value-type="float">
            <text:p>0,000075</text:p>
          </table:table-cell>
          <table:table-cell table:formula="of:=[.N38]+1" office:value-type="float" office:value="9" calcext:value-type="float">
            <text:p>9</text:p>
          </table:table-cell>
          <table:table-cell table:formula="of:=[.B39]" office:value-type="float" office:value="980" calcext:value-type="float">
            <text:p>980</text:p>
          </table:table-cell>
          <table:table-cell table:style-name="ce4" table:formula="of:=[.L39]" office:value-type="float" office:value="0.276967790114393" calcext:value-type="float">
            <text:p>0,276968</text:p>
          </table:table-cell>
          <table:table-cell table:style-name="ce4" table:formula="of:=[.D39]" office:value-type="float" office:value="0.000075" calcext:value-type="float">
            <text:p>0,000075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table:style-name="ce2" office:value-type="float" office:value="990" calcext:value-type="float">
            <text:p>990</text:p>
          </table:table-cell>
          <table:table-cell office:value-type="float" office:value="0.280649" calcext:value-type="float">
            <text:p>0,280649</text:p>
          </table:table-cell>
          <table:table-cell office:value-type="float" office:value="0.000128" calcext:value-type="float">
            <text:p>0,000128</text:p>
          </table:table-cell>
          <table:table-cell table:style-name="ce8" table:formula="of:=([.C41]/([.B41] - [.B40]) - ([.C42] - [.C41])/(2*([.B42] - [.B41])))/(([.C40] - [.C39])/(2*([.B40] - [.B39])) + [.C40]/([.B41] - [.B40]))" office:value-type="float" office:value="1.00096418196679" calcext:value-type="float">
            <text:p>1,00096418196679</text:p>
          </table:table-cell>
          <table:table-cell table:formula="of:=[.C40]*[.E40]" office:value-type="float" office:value="0.280919596704798" calcext:value-type="float">
            <text:p>0,280920</text:p>
          </table:table-cell>
          <table:table-cell table:style-name="ce5" table:formula="of:=[.D40]*[.E40]" office:value-type="float" office:value="0.000128123415291749" calcext:value-type="float">
            <text:p>0,000128</text:p>
          </table:table-cell>
          <table:table-cell table:style-name="ce7" table:formula="of:=[.H39]" office:value-type="float" office:value="1" calcext:value-type="float">
            <text:p>1,00000000000000</text:p>
          </table:table-cell>
          <table:table-cell table:formula="of:=[.F40]*[.H40]" office:value-type="float" office:value="0.280919596704798" calcext:value-type="float">
            <text:p>0,280920</text:p>
          </table:table-cell>
          <table:table-cell table:style-name="ce5" table:formula="of:=[.G40]*[.H40]" office:value-type="float" office:value="0.000128123415291749" calcext:value-type="float">
            <text:p>0,0001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0]*[.K40]" office:value-type="float" office:value="0.280919596704798" calcext:value-type="float">
            <text:p>0,280920</text:p>
          </table:table-cell>
          <table:table-cell table:style-name="ce5" table:formula="of:=[.J40]*[.K40]" office:value-type="float" office:value="0.000128123415291749" calcext:value-type="float">
            <text:p>0,000128</text:p>
          </table:table-cell>
          <table:table-cell table:formula="of:=[.N39]+1" office:value-type="float" office:value="10" calcext:value-type="float">
            <text:p>10</text:p>
          </table:table-cell>
          <table:table-cell table:formula="of:=[.B40]" office:value-type="float" office:value="990" calcext:value-type="float">
            <text:p>990</text:p>
          </table:table-cell>
          <table:table-cell table:style-name="ce4" table:formula="of:=[.L40]" office:value-type="float" office:value="0.280919596704798" calcext:value-type="float">
            <text:p>0,280920</text:p>
          </table:table-cell>
          <table:table-cell table:style-name="ce4" table:formula="of:=[.D40]" office:value-type="float" office:value="0.000128" calcext:value-type="float">
            <text:p>0,00012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28511" calcext:value-type="float">
            <text:p>0,285110</text:p>
          </table:table-cell>
          <table:table-cell office:value-type="float" office:value="0.000778" calcext:value-type="float">
            <text:p>0,000778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C41]*[.E41]" office:value-type="float" office:value="0.28511" calcext:value-type="float">
            <text:p>0,285110</text:p>
          </table:table-cell>
          <table:table-cell table:style-name="ce5" table:formula="of:=[.D41]*[.E41]" office:value-type="float" office:value="0.000778" calcext:value-type="float">
            <text:p>0,000778</text:p>
          </table:table-cell>
          <table:table-cell table:style-name="ce7" table:formula="of:=[.H40]" office:value-type="float" office:value="1" calcext:value-type="float">
            <text:p>1,00000000000000</text:p>
          </table:table-cell>
          <table:table-cell table:formula="of:=[.F41]*[.H41]" office:value-type="float" office:value="0.28511" calcext:value-type="float">
            <text:p>0,285110</text:p>
          </table:table-cell>
          <table:table-cell table:style-name="ce5" table:formula="of:=[.G41]*[.H41]" office:value-type="float" office:value="0.000778" calcext:value-type="float">
            <text:p>0,00077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1]*[.K41]" office:value-type="float" office:value="0.28511" calcext:value-type="float">
            <text:p>0,285110</text:p>
          </table:table-cell>
          <table:table-cell table:style-name="ce5" table:formula="of:=[.J41]*[.K41]" office:value-type="float" office:value="0.000778" calcext:value-type="float">
            <text:p>0,000778</text:p>
          </table:table-cell>
          <table:table-cell table:formula="of:=[.N40]+1" office:value-type="float" office:value="11" calcext:value-type="float">
            <text:p>11</text:p>
          </table:table-cell>
          <table:table-cell table:formula="of:=[.B41]" office:value-type="float" office:value="1000" calcext:value-type="float">
            <text:p>1000</text:p>
          </table:table-cell>
          <table:table-cell table:style-name="ce4" table:formula="of:=[.L41]" office:value-type="float" office:value="0.28511" calcext:value-type="float">
            <text:p>0,285110</text:p>
          </table:table-cell>
          <table:table-cell table:style-name="ce4" table:formula="of:=[.D41]" office:value-type="float" office:value="0.000778" calcext:value-type="float">
            <text:p>0,000778</text:p>
          </table:table-cell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0.289539" calcext:value-type="float">
            <text:p>0,289539</text:p>
          </table:table-cell>
          <table:table-cell office:value-type="float" office:value="0.000763" calcext:value-type="float">
            <text:p>0,000763</text:p>
          </table:table-cell>
          <table:table-cell table:style-name="ce7" table:formula="of:=[.E41]" office:value-type="float" office:value="1" calcext:value-type="float">
            <text:p>1,00000000000000</text:p>
          </table:table-cell>
          <table:table-cell table:formula="of:=[.C42]*[.E42]" office:value-type="float" office:value="0.289539" calcext:value-type="float">
            <text:p>0,289539</text:p>
          </table:table-cell>
          <table:table-cell table:style-name="ce5" table:formula="of:=[.D42]*[.E42]" office:value-type="float" office:value="0.000763" calcext:value-type="float">
            <text:p>0,000763</text:p>
          </table:table-cell>
          <table:table-cell table:style-name="ce7" table:formula="of:=[.H41]" office:value-type="float" office:value="1" calcext:value-type="float">
            <text:p>1,00000000000000</text:p>
          </table:table-cell>
          <table:table-cell table:formula="of:=[.F42]*[.H42]" office:value-type="float" office:value="0.289539" calcext:value-type="float">
            <text:p>0,289539</text:p>
          </table:table-cell>
          <table:table-cell table:style-name="ce5" table:formula="of:=[.G42]*[.H42]" office:value-type="float" office:value="0.000763" calcext:value-type="float">
            <text:p>0,00076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2]*[.K42]" office:value-type="float" office:value="0.289539" calcext:value-type="float">
            <text:p>0,289539</text:p>
          </table:table-cell>
          <table:table-cell table:style-name="ce5" table:formula="of:=[.J42]*[.K42]" office:value-type="float" office:value="0.000763" calcext:value-type="float">
            <text:p>0,000763</text:p>
          </table:table-cell>
          <table:table-cell table:formula="of:=[.N41]+1" office:value-type="float" office:value="12" calcext:value-type="float">
            <text:p>12</text:p>
          </table:table-cell>
          <table:table-cell table:formula="of:=[.B42]" office:value-type="float" office:value="1010" calcext:value-type="float">
            <text:p>1010</text:p>
          </table:table-cell>
          <table:table-cell table:style-name="ce4" table:formula="of:=[.L42]" office:value-type="float" office:value="0.289539" calcext:value-type="float">
            <text:p>0,289539</text:p>
          </table:table-cell>
          <table:table-cell table:style-name="ce4" table:formula="of:=[.D42]" office:value-type="float" office:value="0.000763" calcext:value-type="float">
            <text:p>0,000763</text:p>
          </table:table-cell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310895" calcext:value-type="float">
            <text:p>0,310895</text:p>
          </table:table-cell>
          <table:table-cell office:value-type="float" office:value="0.000228" calcext:value-type="float">
            <text:p>0,000228</text:p>
          </table:table-cell>
          <table:table-cell table:style-name="ce7" table:formula="of:=[.E42]" office:value-type="float" office:value="1" calcext:value-type="float">
            <text:p>1,00000000000000</text:p>
          </table:table-cell>
          <table:table-cell table:formula="of:=[.C43]*[.E43]" office:value-type="float" office:value="0.310895" calcext:value-type="float">
            <text:p>0,310895</text:p>
          </table:table-cell>
          <table:table-cell table:style-name="ce5" table:formula="of:=[.D43]*[.E43]" office:value-type="float" office:value="0.000228" calcext:value-type="float">
            <text:p>0,000228</text:p>
          </table:table-cell>
          <table:table-cell table:style-name="ce7" table:formula="of:=[.H42]" office:value-type="float" office:value="1" calcext:value-type="float">
            <text:p>1,00000000000000</text:p>
          </table:table-cell>
          <table:table-cell table:formula="of:=[.F43]*[.H43]" office:value-type="float" office:value="0.310895" calcext:value-type="float">
            <text:p>0,310895</text:p>
          </table:table-cell>
          <table:table-cell table:style-name="ce5" table:formula="of:=[.G43]*[.H43]" office:value-type="float" office:value="0.000228" calcext:value-type="float">
            <text:p>0,0002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3]*[.K43]" office:value-type="float" office:value="0.310895" calcext:value-type="float">
            <text:p>0,310895</text:p>
          </table:table-cell>
          <table:table-cell table:style-name="ce5" table:formula="of:=[.J43]*[.K43]" office:value-type="float" office:value="0.000228" calcext:value-type="float">
            <text:p>0,000228</text:p>
          </table:table-cell>
          <table:table-cell table:formula="of:=[.N42]+1" office:value-type="float" office:value="13" calcext:value-type="float">
            <text:p>13</text:p>
          </table:table-cell>
          <table:table-cell table:formula="of:=[.B43]" office:value-type="float" office:value="1200" calcext:value-type="float">
            <text:p>1200</text:p>
          </table:table-cell>
          <table:table-cell table:style-name="ce4" table:formula="of:=[.L43]" office:value-type="float" office:value="0.310895" calcext:value-type="float">
            <text:p>0,310895</text:p>
          </table:table-cell>
          <table:table-cell table:style-name="ce4" table:formula="of:=[.D43]" office:value-type="float" office:value="0.000228" calcext:value-type="float">
            <text:p>0,000228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362581" calcext:value-type="float">
            <text:p>0,362581</text:p>
          </table:table-cell>
          <table:table-cell office:value-type="float" office:value="0.000227" calcext:value-type="float">
            <text:p>0,000227</text:p>
          </table:table-cell>
          <table:table-cell table:style-name="ce7" table:formula="of:=[.E43]" office:value-type="float" office:value="1" calcext:value-type="float">
            <text:p>1,00000000000000</text:p>
          </table:table-cell>
          <table:table-cell table:formula="of:=[.C44]*[.E44]" office:value-type="float" office:value="0.362581" calcext:value-type="float">
            <text:p>0,362581</text:p>
          </table:table-cell>
          <table:table-cell table:style-name="ce5" table:formula="of:=[.D44]*[.E44]" office:value-type="float" office:value="0.000227" calcext:value-type="float">
            <text:p>0,000227</text:p>
          </table:table-cell>
          <table:table-cell table:style-name="ce7" table:formula="of:=[.H43]" office:value-type="float" office:value="1" calcext:value-type="float">
            <text:p>1,00000000000000</text:p>
          </table:table-cell>
          <table:table-cell table:formula="of:=[.F44]*[.H44]" office:value-type="float" office:value="0.362581" calcext:value-type="float">
            <text:p>0,362581</text:p>
          </table:table-cell>
          <table:table-cell table:style-name="ce5" table:formula="of:=[.G44]*[.H44]" office:value-type="float" office:value="0.000227" calcext:value-type="float">
            <text:p>0,00022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4]*[.K44]" office:value-type="float" office:value="0.362581" calcext:value-type="float">
            <text:p>0,362581</text:p>
          </table:table-cell>
          <table:table-cell table:style-name="ce5" table:formula="of:=[.J44]*[.K44]" office:value-type="float" office:value="0.000227" calcext:value-type="float">
            <text:p>0,000227</text:p>
          </table:table-cell>
          <table:table-cell table:formula="of:=[.N43]+1" office:value-type="float" office:value="14" calcext:value-type="float">
            <text:p>14</text:p>
          </table:table-cell>
          <table:table-cell table:formula="of:=[.B44]" office:value-type="float" office:value="1300" calcext:value-type="float">
            <text:p>1300</text:p>
          </table:table-cell>
          <table:table-cell table:style-name="ce4" table:formula="of:=[.L44]" office:value-type="float" office:value="0.362581" calcext:value-type="float">
            <text:p>0,362581</text:p>
          </table:table-cell>
          <table:table-cell table:style-name="ce4" table:formula="of:=[.D44]" office:value-type="float" office:value="0.000227" calcext:value-type="float">
            <text:p>0,000227</text:p>
          </table:table-cell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45328" calcext:value-type="float">
            <text:p>0,453280</text:p>
          </table:table-cell>
          <table:table-cell office:value-type="float" office:value="0.000544" calcext:value-type="float">
            <text:p>0,000544</text:p>
          </table:table-cell>
          <table:table-cell table:style-name="ce7" table:formula="of:=[.E44]" office:value-type="float" office:value="1" calcext:value-type="float">
            <text:p>1,00000000000000</text:p>
          </table:table-cell>
          <table:table-cell table:formula="of:=[.C45]*[.E45]" office:value-type="float" office:value="0.45328" calcext:value-type="float">
            <text:p>0,453280</text:p>
          </table:table-cell>
          <table:table-cell table:style-name="ce5" table:formula="of:=[.D45]*[.E45]" office:value-type="float" office:value="0.000544" calcext:value-type="float">
            <text:p>0,000544</text:p>
          </table:table-cell>
          <table:table-cell table:style-name="ce7" table:formula="of:=[.H44]" office:value-type="float" office:value="1" calcext:value-type="float">
            <text:p>1,00000000000000</text:p>
          </table:table-cell>
          <table:table-cell table:formula="of:=[.F45]*[.H45]" office:value-type="float" office:value="0.45328" calcext:value-type="float">
            <text:p>0,453280</text:p>
          </table:table-cell>
          <table:table-cell table:style-name="ce5" table:formula="of:=[.G45]*[.H45]" office:value-type="float" office:value="0.000544" calcext:value-type="float">
            <text:p>0,00054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5]*[.K45]" office:value-type="float" office:value="0.45328" calcext:value-type="float">
            <text:p>0,453280</text:p>
          </table:table-cell>
          <table:table-cell table:style-name="ce5" table:formula="of:=[.J45]*[.K45]" office:value-type="float" office:value="0.000544" calcext:value-type="float">
            <text:p>0,000544</text:p>
          </table:table-cell>
          <table:table-cell table:formula="of:=[.N44]+1" office:value-type="float" office:value="15" calcext:value-type="float">
            <text:p>15</text:p>
          </table:table-cell>
          <table:table-cell table:formula="of:=[.B45]" office:value-type="float" office:value="1400" calcext:value-type="float">
            <text:p>1400</text:p>
          </table:table-cell>
          <table:table-cell table:style-name="ce4" table:formula="of:=[.L45]" office:value-type="float" office:value="0.45328" calcext:value-type="float">
            <text:p>0,453280</text:p>
          </table:table-cell>
          <table:table-cell table:style-name="ce4" table:formula="of:=[.D45]" office:value-type="float" office:value="0.000544" calcext:value-type="float">
            <text:p>0,000544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266641" calcext:value-type="float">
            <text:p>0,266641</text:p>
          </table:table-cell>
          <table:table-cell office:value-type="float" office:value="0.000238" calcext:value-type="float">
            <text:p>0,000238</text:p>
          </table:table-cell>
          <table:table-cell table:style-name="ce7" table:formula="of:=[.E45]" office:value-type="float" office:value="1" calcext:value-type="float">
            <text:p>1,00000000000000</text:p>
          </table:table-cell>
          <table:table-cell table:formula="of:=[.C46]*[.E46]" office:value-type="float" office:value="0.266641" calcext:value-type="float">
            <text:p>0,266641</text:p>
          </table:table-cell>
          <table:table-cell table:style-name="ce5" table:formula="of:=[.D46]*[.E46]" office:value-type="float" office:value="0.000238" calcext:value-type="float">
            <text:p>0,000238</text:p>
          </table:table-cell>
          <table:table-cell table:style-name="ce7" table:formula="of:=[.H45]" office:value-type="float" office:value="1" calcext:value-type="float">
            <text:p>1,00000000000000</text:p>
          </table:table-cell>
          <table:table-cell table:formula="of:=[.F46]*[.H46]" office:value-type="float" office:value="0.266641" calcext:value-type="float">
            <text:p>0,266641</text:p>
          </table:table-cell>
          <table:table-cell table:style-name="ce5" table:formula="of:=[.G46]*[.H46]" office:value-type="float" office:value="0.000238" calcext:value-type="float">
            <text:p>0,00023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6]*[.K46]" office:value-type="float" office:value="0.266641" calcext:value-type="float">
            <text:p>0,266641</text:p>
          </table:table-cell>
          <table:table-cell table:style-name="ce5" table:formula="of:=[.J46]*[.K46]" office:value-type="float" office:value="0.000238" calcext:value-type="float">
            <text:p>0,000238</text:p>
          </table:table-cell>
          <table:table-cell table:formula="of:=[.N45]+1" office:value-type="float" office:value="16" calcext:value-type="float">
            <text:p>16</text:p>
          </table:table-cell>
          <table:table-cell table:formula="of:=[.B46]" office:value-type="float" office:value="1500" calcext:value-type="float">
            <text:p>1500</text:p>
          </table:table-cell>
          <table:table-cell table:style-name="ce4" table:formula="of:=[.L46]" office:value-type="float" office:value="0.266641" calcext:value-type="float">
            <text:p>0,266641</text:p>
          </table:table-cell>
          <table:table-cell table:style-name="ce4" table:formula="of:=[.D46]" office:value-type="float" office:value="0.000238" calcext:value-type="float">
            <text:p>0,000238</text:p>
          </table:table-cell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0.226473" calcext:value-type="float">
            <text:p>0,226473</text:p>
          </table:table-cell>
          <table:table-cell office:value-type="float" office:value="0.000414" calcext:value-type="float">
            <text:p>0,000414</text:p>
          </table:table-cell>
          <table:table-cell table:style-name="ce7" table:formula="of:=[.E46]" office:value-type="float" office:value="1" calcext:value-type="float">
            <text:p>1,00000000000000</text:p>
          </table:table-cell>
          <table:table-cell table:formula="of:=[.C47]*[.E47]" office:value-type="float" office:value="0.226473" calcext:value-type="float">
            <text:p>0,226473</text:p>
          </table:table-cell>
          <table:table-cell table:style-name="ce5" table:formula="of:=[.D47]*[.E47]" office:value-type="float" office:value="0.000414" calcext:value-type="float">
            <text:p>0,000414</text:p>
          </table:table-cell>
          <table:table-cell table:style-name="ce7" table:formula="of:=[.H46]" office:value-type="float" office:value="1" calcext:value-type="float">
            <text:p>1,00000000000000</text:p>
          </table:table-cell>
          <table:table-cell table:formula="of:=[.F47]*[.H47]" office:value-type="float" office:value="0.226473" calcext:value-type="float">
            <text:p>0,226473</text:p>
          </table:table-cell>
          <table:table-cell table:style-name="ce5" table:formula="of:=[.G47]*[.H47]" office:value-type="float" office:value="0.000414" calcext:value-type="float">
            <text:p>0,00041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47]*[.K47]" office:value-type="float" office:value="0.226473" calcext:value-type="float">
            <text:p>0,226473</text:p>
          </table:table-cell>
          <table:table-cell table:style-name="ce5" table:formula="of:=[.J47]*[.K47]" office:value-type="float" office:value="0.000414" calcext:value-type="float">
            <text:p>0,000414</text:p>
          </table:table-cell>
          <table:table-cell table:formula="of:=[.N46]+1" office:value-type="float" office:value="17" calcext:value-type="float">
            <text:p>17</text:p>
          </table:table-cell>
          <table:table-cell table:formula="of:=[.B47]" office:value-type="float" office:value="1580" calcext:value-type="float">
            <text:p>1580</text:p>
          </table:table-cell>
          <table:table-cell table:style-name="ce4" table:formula="of:=[.L47]" office:value-type="float" office:value="0.226473" calcext:value-type="float">
            <text:p>0,226473</text:p>
          </table:table-cell>
          <table:table-cell table:style-name="ce4" table:formula="of:=[.D47]" office:value-type="float" office:value="0.000414" calcext:value-type="float">
            <text:p>0,000414</text:p>
          </table:table-cell>
        </table:table-row>
        <table:table-row table:style-name="ro2">
          <table:table-cell/>
          <table:table-cell table:style-name="ce2" office:value-type="float" office:value="1590" calcext:value-type="float">
            <text:p>1590</text:p>
          </table:table-cell>
          <table:table-cell office:value-type="float" office:value="0.225502" calcext:value-type="float">
            <text:p>0,225502</text:p>
          </table:table-cell>
          <table:table-cell office:value-type="float" office:value="0.000239" calcext:value-type="float">
            <text:p>0,000239</text:p>
          </table:table-cell>
          <table:table-cell table:style-name="ce7" table:formula="of:=[.E47]" office:value-type="float" office:value="1" calcext:value-type="float">
            <text:p>1,00000000000000</text:p>
          </table:table-cell>
          <table:table-cell table:formula="of:=[.C48]*[.E48]" office:value-type="float" office:value="0.225502" calcext:value-type="float">
            <text:p>0,225502</text:p>
          </table:table-cell>
          <table:table-cell table:style-name="ce5" table:formula="of:=[.D48]*[.E48]" office:value-type="float" office:value="0.000239" calcext:value-type="float">
            <text:p>0,000239</text:p>
          </table:table-cell>
          <table:table-cell table:style-name="ce7" table:formula="of:=[.H47]" office:value-type="float" office:value="1" calcext:value-type="float">
            <text:p>1,00000000000000</text:p>
          </table:table-cell>
          <table:table-cell table:formula="of:=[.F48]*[.H48]" office:value-type="float" office:value="0.225502" calcext:value-type="float">
            <text:p>0,225502</text:p>
          </table:table-cell>
          <table:table-cell table:style-name="ce5" table:formula="of:=[.G48]*[.H48]" office:value-type="float" office:value="0.000239" calcext:value-type="float">
            <text:p>0,000239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I48]*[.K48]" office:value-type="float" office:value="0.225502" calcext:value-type="float">
            <text:p>0,225502</text:p>
          </table:table-cell>
          <table:table-cell table:style-name="ce5" table:formula="of:=[.J48]*[.K48]" office:value-type="float" office:value="0.000239" calcext:value-type="float">
            <text:p>0,000239</text:p>
          </table:table-cell>
          <table:table-cell table:formula="of:=[.N47]+1" office:value-type="float" office:value="18" calcext:value-type="float">
            <text:p>18</text:p>
          </table:table-cell>
          <table:table-cell table:formula="of:=[.B48]" office:value-type="float" office:value="1590" calcext:value-type="float">
            <text:p>1590</text:p>
          </table:table-cell>
          <table:table-cell table:style-name="ce4" table:formula="of:=[.L48]" office:value-type="float" office:value="0.225502" calcext:value-type="float">
            <text:p>0,225502</text:p>
          </table:table-cell>
          <table:table-cell table:style-name="ce4" table:formula="of:=[.D48]" office:value-type="float" office:value="0.000239" calcext:value-type="float">
            <text:p>0,000239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231508" calcext:value-type="float">
            <text:p>0,231508</text:p>
          </table:table-cell>
          <table:table-cell office:value-type="float" office:value="0.000257" calcext:value-type="float">
            <text:p>0,000257</text:p>
          </table:table-cell>
          <table:table-cell table:style-name="ce7" table:formula="of:=[.E48]" office:value-type="float" office:value="1" calcext:value-type="float">
            <text:p>1,00000000000000</text:p>
          </table:table-cell>
          <table:table-cell table:formula="of:=[.C49]*[.E49]" office:value-type="float" office:value="0.231508" calcext:value-type="float">
            <text:p>0,231508</text:p>
          </table:table-cell>
          <table:table-cell table:style-name="ce5" table:formula="of:=[.D49]*[.E49]" office:value-type="float" office:value="0.000257" calcext:value-type="float">
            <text:p>0,000257</text:p>
          </table:table-cell>
          <table:table-cell table:style-name="ce7" table:formula="of:=[.H48]" office:value-type="float" office:value="1" calcext:value-type="float">
            <text:p>1,00000000000000</text:p>
          </table:table-cell>
          <table:table-cell table:formula="of:=[.F49]*[.H49]" office:value-type="float" office:value="0.231508" calcext:value-type="float">
            <text:p>0,231508</text:p>
          </table:table-cell>
          <table:table-cell table:style-name="ce5" table:formula="of:=[.G49]*[.H49]" office:value-type="float" office:value="0.000257" calcext:value-type="float">
            <text:p>0,000257</text:p>
          </table:table-cell>
          <table:table-cell table:style-name="ce8" table:formula="of:=1/(([.I49]/([.B49] - [.B48]) - ([.I50] - [.I49])/(2*([.B50] - [.B49])))/(([.I48] - [.I47])/(2*([.B48] - [.B47])) + [.I48]/([.B49] - [.B48])))" office:value-type="float" office:value="0.975554399427717" calcext:value-type="float">
            <text:p>0,97555439942772</text:p>
          </table:table-cell>
          <table:table-cell table:formula="of:=[.I49]*[.K49]" office:value-type="float" office:value="0.225848647902712" calcext:value-type="float">
            <text:p>0,225849</text:p>
          </table:table-cell>
          <table:table-cell table:style-name="ce5" table:formula="of:=[.J49]*[.K49]" office:value-type="float" office:value="0.000250717480652923" calcext:value-type="float">
            <text:p>0,000251</text:p>
          </table:table-cell>
          <table:table-cell table:formula="of:=[.N48]+1" office:value-type="float" office:value="19" calcext:value-type="float">
            <text:p>19</text:p>
          </table:table-cell>
          <table:table-cell table:formula="of:=[.B49]" office:value-type="float" office:value="1600" calcext:value-type="float">
            <text:p>1600</text:p>
          </table:table-cell>
          <table:table-cell table:style-name="ce4" table:formula="of:=[.L49]" office:value-type="float" office:value="0.225848647902712" calcext:value-type="float">
            <text:p>0,225849</text:p>
          </table:table-cell>
          <table:table-cell table:style-name="ce4" table:formula="of:=[.D49]" office:value-type="float" office:value="0.000257" calcext:value-type="float">
            <text:p>0,000257</text:p>
          </table:table-cell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0.233214" calcext:value-type="float">
            <text:p>0,233214</text:p>
          </table:table-cell>
          <table:table-cell office:value-type="float" office:value="0.000355" calcext:value-type="float">
            <text:p>0,000355</text:p>
          </table:table-cell>
          <table:table-cell table:style-name="ce7" table:formula="of:=[.E49]" office:value-type="float" office:value="1" calcext:value-type="float">
            <text:p>1,00000000000000</text:p>
          </table:table-cell>
          <table:table-cell table:formula="of:=[.C50]*[.E50]" office:value-type="float" office:value="0.233214" calcext:value-type="float">
            <text:p>0,233214</text:p>
          </table:table-cell>
          <table:table-cell table:style-name="ce5" table:formula="of:=[.D50]*[.E50]" office:value-type="float" office:value="0.000355" calcext:value-type="float">
            <text:p>0,000355</text:p>
          </table:table-cell>
          <table:table-cell table:style-name="ce7" table:formula="of:=[.H49]" office:value-type="float" office:value="1" calcext:value-type="float">
            <text:p>1,00000000000000</text:p>
          </table:table-cell>
          <table:table-cell table:formula="of:=[.F50]*[.H50]" office:value-type="float" office:value="0.233214" calcext:value-type="float">
            <text:p>0,233214</text:p>
          </table:table-cell>
          <table:table-cell table:style-name="ce5" table:formula="of:=[.G50]*[.H50]" office:value-type="float" office:value="0.000355" calcext:value-type="float">
            <text:p>0,000355</text:p>
          </table:table-cell>
          <table:table-cell table:style-name="ce7" table:formula="of:=[.K49]" office:value-type="float" office:value="0.975554399427717" calcext:value-type="float">
            <text:p>0,97555439942772</text:p>
          </table:table-cell>
          <table:table-cell table:formula="of:=[.I50]*[.K50]" office:value-type="float" office:value="0.227512943708136" calcext:value-type="float">
            <text:p>0,227513</text:p>
          </table:table-cell>
          <table:table-cell table:style-name="ce5" table:formula="of:=[.J50]*[.K50]" office:value-type="float" office:value="0.000346321811796839" calcext:value-type="float">
            <text:p>0,000346</text:p>
          </table:table-cell>
          <table:table-cell table:formula="of:=[.N49]+1" office:value-type="float" office:value="20" calcext:value-type="float">
            <text:p>20</text:p>
          </table:table-cell>
          <table:table-cell table:formula="of:=[.B50]" office:value-type="float" office:value="1610" calcext:value-type="float">
            <text:p>1610</text:p>
          </table:table-cell>
          <table:table-cell table:style-name="ce4" table:formula="of:=[.L50]" office:value-type="float" office:value="0.227512943708136" calcext:value-type="float">
            <text:p>0,227513</text:p>
          </table:table-cell>
          <table:table-cell table:style-name="ce4" table:formula="of:=[.D50]" office:value-type="float" office:value="0.000355" calcext:value-type="float">
            <text:p>0,000355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274384" calcext:value-type="float">
            <text:p>0,274384</text:p>
          </table:table-cell>
          <table:table-cell office:value-type="float" office:value="0.000182" calcext:value-type="float">
            <text:p>0,000182</text:p>
          </table:table-cell>
          <table:table-cell table:style-name="ce7" table:formula="of:=[.E50]" office:value-type="float" office:value="1" calcext:value-type="float">
            <text:p>1,00000000000000</text:p>
          </table:table-cell>
          <table:table-cell table:formula="of:=[.C51]*[.E51]" office:value-type="float" office:value="0.274384" calcext:value-type="float">
            <text:p>0,274384</text:p>
          </table:table-cell>
          <table:table-cell table:style-name="ce5" table:formula="of:=[.D51]*[.E51]" office:value-type="float" office:value="0.000182" calcext:value-type="float">
            <text:p>0,000182</text:p>
          </table:table-cell>
          <table:table-cell table:style-name="ce7" table:formula="of:=[.H50]" office:value-type="float" office:value="1" calcext:value-type="float">
            <text:p>1,00000000000000</text:p>
          </table:table-cell>
          <table:table-cell table:formula="of:=[.F51]*[.H51]" office:value-type="float" office:value="0.274384" calcext:value-type="float">
            <text:p>0,274384</text:p>
          </table:table-cell>
          <table:table-cell table:style-name="ce5" table:formula="of:=[.G51]*[.H51]" office:value-type="float" office:value="0.000182" calcext:value-type="float">
            <text:p>0,000182</text:p>
          </table:table-cell>
          <table:table-cell table:style-name="ce7" table:formula="of:=[.K50]" office:value-type="float" office:value="0.975554399427717" calcext:value-type="float">
            <text:p>0,97555439942772</text:p>
          </table:table-cell>
          <table:table-cell table:formula="of:=[.I51]*[.K51]" office:value-type="float" office:value="0.267676518332575" calcext:value-type="float">
            <text:p>0,267677</text:p>
          </table:table-cell>
          <table:table-cell table:style-name="ce5" table:formula="of:=[.J51]*[.K51]" office:value-type="float" office:value="0.000177550900695844" calcext:value-type="float">
            <text:p>0,000178</text:p>
          </table:table-cell>
          <table:table-cell table:formula="of:=[.N50]+1" office:value-type="float" office:value="21" calcext:value-type="float">
            <text:p>21</text:p>
          </table:table-cell>
          <table:table-cell table:formula="of:=[.B51]" office:value-type="float" office:value="1700" calcext:value-type="float">
            <text:p>1700</text:p>
          </table:table-cell>
          <table:table-cell table:style-name="ce4" table:formula="of:=[.L51]" office:value-type="float" office:value="0.267676518332575" calcext:value-type="float">
            <text:p>0,267677</text:p>
          </table:table-cell>
          <table:table-cell table:style-name="ce4" table:formula="of:=[.D51]" office:value-type="float" office:value="0.000182" calcext:value-type="float">
            <text:p>0,000182</text:p>
          </table:table-cell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331339" calcext:value-type="float">
            <text:p>0,331339</text:p>
          </table:table-cell>
          <table:table-cell office:value-type="float" office:value="0.000262" calcext:value-type="float">
            <text:p>0,000262</text:p>
          </table:table-cell>
          <table:table-cell table:style-name="ce7" table:formula="of:=[.E51]" office:value-type="float" office:value="1" calcext:value-type="float">
            <text:p>1,00000000000000</text:p>
          </table:table-cell>
          <table:table-cell table:formula="of:=[.C52]*[.E52]" office:value-type="float" office:value="0.331339" calcext:value-type="float">
            <text:p>0,331339</text:p>
          </table:table-cell>
          <table:table-cell table:style-name="ce5" table:formula="of:=[.D52]*[.E52]" office:value-type="float" office:value="0.000262" calcext:value-type="float">
            <text:p>0,000262</text:p>
          </table:table-cell>
          <table:table-cell table:style-name="ce7" table:formula="of:=[.H51]" office:value-type="float" office:value="1" calcext:value-type="float">
            <text:p>1,00000000000000</text:p>
          </table:table-cell>
          <table:table-cell table:formula="of:=[.F52]*[.H52]" office:value-type="float" office:value="0.331339" calcext:value-type="float">
            <text:p>0,331339</text:p>
          </table:table-cell>
          <table:table-cell table:style-name="ce5" table:formula="of:=[.G52]*[.H52]" office:value-type="float" office:value="0.000262" calcext:value-type="float">
            <text:p>0,000262</text:p>
          </table:table-cell>
          <table:table-cell table:style-name="ce7" table:formula="of:=[.K51]" office:value-type="float" office:value="0.975554399427717" calcext:value-type="float">
            <text:p>0,97555439942772</text:p>
          </table:table-cell>
          <table:table-cell table:formula="of:=[.I52]*[.K52]" office:value-type="float" office:value="0.32323921915198" calcext:value-type="float">
            <text:p>0,323239</text:p>
          </table:table-cell>
          <table:table-cell table:style-name="ce5" table:formula="of:=[.J52]*[.K52]" office:value-type="float" office:value="0.000255595252650062" calcext:value-type="float">
            <text:p>0,000256</text:p>
          </table:table-cell>
          <table:table-cell table:formula="of:=[.N51]+1" office:value-type="float" office:value="22" calcext:value-type="float">
            <text:p>22</text:p>
          </table:table-cell>
          <table:table-cell table:formula="of:=[.B52]" office:value-type="float" office:value="1800" calcext:value-type="float">
            <text:p>1800</text:p>
          </table:table-cell>
          <table:table-cell table:style-name="ce4" table:formula="of:=[.L52]" office:value-type="float" office:value="0.32323921915198" calcext:value-type="float">
            <text:p>0,323239</text:p>
          </table:table-cell>
          <table:table-cell table:style-name="ce4" table:formula="of:=[.D52]" office:value-type="float" office:value="0.000262" calcext:value-type="float">
            <text:p>0,000262</text:p>
          </table:table-cell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27726" calcext:value-type="float">
            <text:p>0,277260</text:p>
          </table:table-cell>
          <table:table-cell office:value-type="float" office:value="0.000203" calcext:value-type="float">
            <text:p>0,000203</text:p>
          </table:table-cell>
          <table:table-cell table:style-name="ce7" table:formula="of:=[.E52]" office:value-type="float" office:value="1" calcext:value-type="float">
            <text:p>1,00000000000000</text:p>
          </table:table-cell>
          <table:table-cell table:formula="of:=[.C53]*[.E53]" office:value-type="float" office:value="0.27726" calcext:value-type="float">
            <text:p>0,277260</text:p>
          </table:table-cell>
          <table:table-cell table:style-name="ce5" table:formula="of:=[.D53]*[.E53]" office:value-type="float" office:value="0.000203" calcext:value-type="float">
            <text:p>0,000203</text:p>
          </table:table-cell>
          <table:table-cell table:style-name="ce7" table:formula="of:=[.H52]" office:value-type="float" office:value="1" calcext:value-type="float">
            <text:p>1,00000000000000</text:p>
          </table:table-cell>
          <table:table-cell table:formula="of:=[.F53]*[.H53]" office:value-type="float" office:value="0.27726" calcext:value-type="float">
            <text:p>0,277260</text:p>
          </table:table-cell>
          <table:table-cell table:style-name="ce5" table:formula="of:=[.G53]*[.H53]" office:value-type="float" office:value="0.000203" calcext:value-type="float">
            <text:p>0,000203</text:p>
          </table:table-cell>
          <table:table-cell table:style-name="ce7" table:formula="of:=[.K52]" office:value-type="float" office:value="0.975554399427717" calcext:value-type="float">
            <text:p>0,97555439942772</text:p>
          </table:table-cell>
          <table:table-cell table:formula="of:=[.I53]*[.K53]" office:value-type="float" office:value="0.270482212785329" calcext:value-type="float">
            <text:p>0,270482</text:p>
          </table:table-cell>
          <table:table-cell table:style-name="ce5" table:formula="of:=[.J53]*[.K53]" office:value-type="float" office:value="0.000198037543083827" calcext:value-type="float">
            <text:p>0,000198</text:p>
          </table:table-cell>
          <table:table-cell table:formula="of:=[.N52]+1" office:value-type="float" office:value="23" calcext:value-type="float">
            <text:p>23</text:p>
          </table:table-cell>
          <table:table-cell table:formula="of:=[.B53]" office:value-type="float" office:value="1900" calcext:value-type="float">
            <text:p>1900</text:p>
          </table:table-cell>
          <table:table-cell table:style-name="ce4" table:formula="of:=[.L53]" office:value-type="float" office:value="0.270482212785329" calcext:value-type="float">
            <text:p>0,270482</text:p>
          </table:table-cell>
          <table:table-cell table:style-name="ce4" table:formula="of:=[.D53]" office:value-type="float" office:value="0.000203" calcext:value-type="float">
            <text:p>0,000203</text:p>
          </table:table-cell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076533" calcext:value-type="float">
            <text:p>0,076533</text:p>
          </table:table-cell>
          <table:table-cell office:value-type="float" office:value="0.000373" calcext:value-type="float">
            <text:p>0,000373</text:p>
          </table:table-cell>
          <table:table-cell table:style-name="ce7" table:formula="of:=[.E53]" office:value-type="float" office:value="1" calcext:value-type="float">
            <text:p>1,00000000000000</text:p>
          </table:table-cell>
          <table:table-cell table:formula="of:=[.C54]*[.E54]" office:value-type="float" office:value="0.076533" calcext:value-type="float">
            <text:p>0,076533</text:p>
          </table:table-cell>
          <table:table-cell table:style-name="ce5" table:formula="of:=[.D54]*[.E54]" office:value-type="float" office:value="0.000373" calcext:value-type="float">
            <text:p>0,000373</text:p>
          </table:table-cell>
          <table:table-cell table:style-name="ce7" table:formula="of:=[.H53]" office:value-type="float" office:value="1" calcext:value-type="float">
            <text:p>1,00000000000000</text:p>
          </table:table-cell>
          <table:table-cell table:formula="of:=[.F54]*[.H54]" office:value-type="float" office:value="0.076533" calcext:value-type="float">
            <text:p>0,076533</text:p>
          </table:table-cell>
          <table:table-cell table:style-name="ce5" table:formula="of:=[.G54]*[.H54]" office:value-type="float" office:value="0.000373" calcext:value-type="float">
            <text:p>0,000373</text:p>
          </table:table-cell>
          <table:table-cell table:style-name="ce7" table:formula="of:=[.K53]" office:value-type="float" office:value="0.975554399427717" calcext:value-type="float">
            <text:p>0,97555439942772</text:p>
          </table:table-cell>
          <table:table-cell table:formula="of:=[.I54]*[.K54]" office:value-type="float" office:value="0.0746621048514014" calcext:value-type="float">
            <text:p>0,074662</text:p>
          </table:table-cell>
          <table:table-cell table:style-name="ce5" table:formula="of:=[.J54]*[.K54]" office:value-type="float" office:value="0.000363881790986538" calcext:value-type="float">
            <text:p>0,000364</text:p>
          </table:table-cell>
          <table:table-cell table:formula="of:=[.N53]+1" office:value-type="float" office:value="24" calcext:value-type="float">
            <text:p>24</text:p>
          </table:table-cell>
          <table:table-cell table:formula="of:=[.B54]" office:value-type="float" office:value="2000" calcext:value-type="float">
            <text:p>2000</text:p>
          </table:table-cell>
          <table:table-cell table:style-name="ce4" table:formula="of:=[.L54]" office:value-type="float" office:value="0.0746621048514014" calcext:value-type="float">
            <text:p>0,074662</text:p>
          </table:table-cell>
          <table:table-cell table:style-name="ce4" table:formula="of:=[.D54]" office:value-type="float" office:value="0.000373" calcext:value-type="float">
            <text:p>0,000373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67018" calcext:value-type="float">
            <text:p>0,670180</text:p>
          </table:table-cell>
          <table:table-cell office:value-type="float" office:value="0.005378" calcext:value-type="float">
            <text:p>0,005378</text:p>
          </table:table-cell>
          <table:table-cell table:style-name="ce7" table:formula="of:=[.E59]" office:value-type="float" office:value="1.00226875151181" calcext:value-type="float">
            <text:p>1,00226875151181</text:p>
          </table:table-cell>
          <table:table-cell table:formula="of:=[.C58]*[.E58]" office:value-type="float" office:value="0.671700471888182" calcext:value-type="float">
            <text:p>0,671700</text:p>
          </table:table-cell>
          <table:table-cell table:style-name="ce5" table:formula="of:=[.D58]*[.E58]" office:value-type="float" office:value="0.00539020134563049" calcext:value-type="float">
            <text:p>0,005390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58]*[.H58]" office:value-type="float" office:value="0.671700471888182" calcext:value-type="float">
            <text:p>0,671700</text:p>
          </table:table-cell>
          <table:table-cell table:style-name="ce5" table:formula="of:=[.G58]*[.H58]" office:value-type="float" office:value="0.00539020134563049" calcext:value-type="float">
            <text:p>0,005390</text:p>
          </table:table-cell>
          <table:table-cell table:style-name="ce18" table:formula="of:=[.K59]" office:value-type="float" office:value="1" calcext:value-type="float">
            <text:p>1,00000000000000</text:p>
          </table:table-cell>
          <table:table-cell table:formula="of:=[.I58]*[.K58]" office:value-type="float" office:value="0.671700471888182" calcext:value-type="float">
            <text:p>0,671700</text:p>
          </table:table-cell>
          <table:table-cell table:style-name="ce5" table:formula="of:=[.J58]*[.K58]" office:value-type="float" office:value="0.00539020134563049" calcext:value-type="float">
            <text:p>0,005390</text:p>
          </table:table-cell>
          <table:table-cell office:value-type="float" office:value="0" calcext:value-type="float">
            <text:p>0</text:p>
          </table:table-cell>
          <table:table-cell table:formula="of:=[.B58]" office:value-type="float" office:value="400" calcext:value-type="float">
            <text:p>400</text:p>
          </table:table-cell>
          <table:table-cell table:style-name="ce4" table:formula="of:=[.L58]" office:value-type="float" office:value="0.671700471888182" calcext:value-type="float">
            <text:p>0,671700</text:p>
          </table:table-cell>
          <table:table-cell table:style-name="ce4" table:formula="of:=[.D58]" office:value-type="float" office:value="0.005378" calcext:value-type="float">
            <text:p>0,005378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857841" calcext:value-type="float">
            <text:p>0,857841</text:p>
          </table:table-cell>
          <table:table-cell office:value-type="float" office:value="0.000252" calcext:value-type="float">
            <text:p>0,000252</text:p>
          </table:table-cell>
          <table:table-cell table:style-name="ce7" table:formula="of:=[.E60]" office:value-type="float" office:value="1.00226875151181" calcext:value-type="float">
            <text:p>1,00226875151181</text:p>
          </table:table-cell>
          <table:table-cell table:formula="of:=[.C59]*[.E59]" office:value-type="float" office:value="0.859787228065639" calcext:value-type="float">
            <text:p>0,859787</text:p>
          </table:table-cell>
          <table:table-cell table:style-name="ce5" table:formula="of:=[.D59]*[.E59]" office:value-type="float" office:value="0.000252571725380975" calcext:value-type="float">
            <text:p>0,000253</text:p>
          </table:table-cell>
          <table:table-cell table:style-name="ce7" table:formula="of:=[.H58]" office:value-type="float" office:value="1" calcext:value-type="float">
            <text:p>1,00000000000000</text:p>
          </table:table-cell>
          <table:table-cell table:formula="of:=[.F59]*[.H59]" office:value-type="float" office:value="0.859787228065639" calcext:value-type="float">
            <text:p>0,859787</text:p>
          </table:table-cell>
          <table:table-cell table:style-name="ce5" table:formula="of:=[.G59]*[.H59]" office:value-type="float" office:value="0.000252571725380975" calcext:value-type="float">
            <text:p>0,000253</text:p>
          </table:table-cell>
          <table:table-cell table:style-name="ce18" table:formula="of:=[.K60]" office:value-type="float" office:value="1" calcext:value-type="float">
            <text:p>1,00000000000000</text:p>
          </table:table-cell>
          <table:table-cell table:formula="of:=[.I59]*[.K59]" office:value-type="float" office:value="0.859787228065639" calcext:value-type="float">
            <text:p>0,859787</text:p>
          </table:table-cell>
          <table:table-cell table:style-name="ce5" table:formula="of:=[.J59]*[.K59]" office:value-type="float" office:value="0.000252571725380975" calcext:value-type="float">
            <text:p>0,000253</text:p>
          </table:table-cell>
          <table:table-cell table:formula="of:=[.N58]+1" office:value-type="float" office:value="1" calcext:value-type="float">
            <text:p>1</text:p>
          </table:table-cell>
          <table:table-cell table:formula="of:=[.B59]" office:value-type="float" office:value="500" calcext:value-type="float">
            <text:p>500</text:p>
          </table:table-cell>
          <table:table-cell table:style-name="ce4" table:formula="of:=[.L59]" office:value-type="float" office:value="0.859787228065639" calcext:value-type="float">
            <text:p>0,859787</text:p>
          </table:table-cell>
          <table:table-cell table:style-name="ce4" table:formula="of:=[.D59]" office:value-type="float" office:value="0.000252" calcext:value-type="float">
            <text:p>0,000252</text:p>
          </table:table-cell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844326" calcext:value-type="float">
            <text:p>0,844326</text:p>
          </table:table-cell>
          <table:table-cell office:value-type="float" office:value="0.00028" calcext:value-type="float">
            <text:p>0,000280</text:p>
          </table:table-cell>
          <table:table-cell table:style-name="ce7" table:formula="of:=[.E61]" office:value-type="float" office:value="1.00226875151181" calcext:value-type="float">
            <text:p>1,00226875151181</text:p>
          </table:table-cell>
          <table:table-cell table:formula="of:=[.C60]*[.E60]" office:value-type="float" office:value="0.846241565888957" calcext:value-type="float">
            <text:p>0,846242</text:p>
          </table:table-cell>
          <table:table-cell table:style-name="ce5" table:formula="of:=[.D60]*[.E60]" office:value-type="float" office:value="0.000280635250423306" calcext:value-type="float">
            <text:p>0,000281</text:p>
          </table:table-cell>
          <table:table-cell table:style-name="ce7" table:formula="of:=[.H59]" office:value-type="float" office:value="1" calcext:value-type="float">
            <text:p>1,00000000000000</text:p>
          </table:table-cell>
          <table:table-cell table:formula="of:=[.F60]*[.H60]" office:value-type="float" office:value="0.846241565888957" calcext:value-type="float">
            <text:p>0,846242</text:p>
          </table:table-cell>
          <table:table-cell table:style-name="ce5" table:formula="of:=[.G60]*[.H60]" office:value-type="float" office:value="0.000280635250423306" calcext:value-type="float">
            <text:p>0,000281</text:p>
          </table:table-cell>
          <table:table-cell table:style-name="ce18" table:formula="of:=[.K61]" office:value-type="float" office:value="1" calcext:value-type="float">
            <text:p>1,00000000000000</text:p>
          </table:table-cell>
          <table:table-cell table:formula="of:=[.I60]*[.K60]" office:value-type="float" office:value="0.846241565888957" calcext:value-type="float">
            <text:p>0,846242</text:p>
          </table:table-cell>
          <table:table-cell table:style-name="ce5" table:formula="of:=[.J60]*[.K60]" office:value-type="float" office:value="0.000280635250423306" calcext:value-type="float">
            <text:p>0,000281</text:p>
          </table:table-cell>
          <table:table-cell table:formula="of:=[.N59]+1" office:value-type="float" office:value="2" calcext:value-type="float">
            <text:p>2</text:p>
          </table:table-cell>
          <table:table-cell table:formula="of:=[.B60]" office:value-type="float" office:value="600" calcext:value-type="float">
            <text:p>600</text:p>
          </table:table-cell>
          <table:table-cell table:style-name="ce4" table:formula="of:=[.L60]" office:value-type="float" office:value="0.846241565888957" calcext:value-type="float">
            <text:p>0,846242</text:p>
          </table:table-cell>
          <table:table-cell table:style-name="ce4" table:formula="of:=[.D60]" office:value-type="float" office:value="0.00028" calcext:value-type="float">
            <text:p>0,000280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695077" calcext:value-type="float">
            <text:p>0,695077</text:p>
          </table:table-cell>
          <table:table-cell office:value-type="float" office:value="0.00027" calcext:value-type="float">
            <text:p>0,000270</text:p>
          </table:table-cell>
          <table:table-cell table:style-name="ce7" table:formula="of:=[.E62]" office:value-type="float" office:value="1.00226875151181" calcext:value-type="float">
            <text:p>1,00226875151181</text:p>
          </table:table-cell>
          <table:table-cell table:formula="of:=[.C61]*[.E61]" office:value-type="float" office:value="0.696653956994571" calcext:value-type="float">
            <text:p>0,696654</text:p>
          </table:table-cell>
          <table:table-cell table:style-name="ce5" table:formula="of:=[.D61]*[.E61]" office:value-type="float" office:value="0.000270612562908188" calcext:value-type="float">
            <text:p>0,000271</text:p>
          </table:table-cell>
          <table:table-cell table:style-name="ce7" table:formula="of:=[.H60]" office:value-type="float" office:value="1" calcext:value-type="float">
            <text:p>1,00000000000000</text:p>
          </table:table-cell>
          <table:table-cell table:formula="of:=[.F61]*[.H61]" office:value-type="float" office:value="0.696653956994571" calcext:value-type="float">
            <text:p>0,696654</text:p>
          </table:table-cell>
          <table:table-cell table:style-name="ce5" table:formula="of:=[.G61]*[.H61]" office:value-type="float" office:value="0.000270612562908188" calcext:value-type="float">
            <text:p>0,000271</text:p>
          </table:table-cell>
          <table:table-cell table:style-name="ce18" table:formula="of:=[.K62]" office:value-type="float" office:value="1" calcext:value-type="float">
            <text:p>1,00000000000000</text:p>
          </table:table-cell>
          <table:table-cell table:formula="of:=[.I61]*[.K61]" office:value-type="float" office:value="0.696653956994571" calcext:value-type="float">
            <text:p>0,696654</text:p>
          </table:table-cell>
          <table:table-cell table:style-name="ce5" table:formula="of:=[.J61]*[.K61]" office:value-type="float" office:value="0.000270612562908188" calcext:value-type="float">
            <text:p>0,000271</text:p>
          </table:table-cell>
          <table:table-cell table:formula="of:=[.N60]+1" office:value-type="float" office:value="3" calcext:value-type="float">
            <text:p>3</text:p>
          </table:table-cell>
          <table:table-cell table:formula="of:=[.B61]" office:value-type="float" office:value="660" calcext:value-type="float">
            <text:p>660</text:p>
          </table:table-cell>
          <table:table-cell table:style-name="ce4" table:formula="of:=[.L61]" office:value-type="float" office:value="0.696653956994571" calcext:value-type="float">
            <text:p>0,696654</text:p>
          </table:table-cell>
          <table:table-cell table:style-name="ce4" table:formula="of:=[.D61]" office:value-type="float" office:value="0.00027" calcext:value-type="float">
            <text:p>0,000270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table:style-name="ce2" office:value-type="float" office:value="670" calcext:value-type="float">
            <text:p>670</text:p>
          </table:table-cell>
          <table:table-cell office:value-type="float" office:value="0.671288" calcext:value-type="float">
            <text:p>0,671288</text:p>
          </table:table-cell>
          <table:table-cell office:value-type="float" office:value="0.000299" calcext:value-type="float">
            <text:p>0,000299</text:p>
          </table:table-cell>
          <table:table-cell table:style-name="ce8" table:formula="of:=([.C63]/([.B63] - [.B62]) - ([.C64] - [.C63])/(2*([.B64] - [.B63])))/(([.C62] - [.C61])/(2*([.B62] - [.B61])) + [.C62]/([.B63] - [.B62]))" office:value-type="float" office:value="1.00226875151181" calcext:value-type="float">
            <text:p>1,00226875151181</text:p>
          </table:table-cell>
          <table:table-cell table:formula="of:=[.C62]*[.E62]" office:value-type="float" office:value="0.672810985664857" calcext:value-type="float">
            <text:p>0,672811</text:p>
          </table:table-cell>
          <table:table-cell table:style-name="ce5" table:formula="of:=[.D62]*[.E62]" office:value-type="float" office:value="0.00029967835670203" calcext:value-type="float">
            <text:p>0,000300</text:p>
          </table:table-cell>
          <table:table-cell table:style-name="ce7" table:formula="of:=[.H61]" office:value-type="float" office:value="1" calcext:value-type="float">
            <text:p>1,00000000000000</text:p>
          </table:table-cell>
          <table:table-cell table:formula="of:=[.F62]*[.H62]" office:value-type="float" office:value="0.672810985664857" calcext:value-type="float">
            <text:p>0,672811</text:p>
          </table:table-cell>
          <table:table-cell table:style-name="ce5" table:formula="of:=[.G62]*[.H62]" office:value-type="float" office:value="0.00029967835670203" calcext:value-type="float">
            <text:p>0,000300</text:p>
          </table:table-cell>
          <table:table-cell table:style-name="ce18" table:formula="of:=[.K63]" office:value-type="float" office:value="1" calcext:value-type="float">
            <text:p>1,00000000000000</text:p>
          </table:table-cell>
          <table:table-cell table:formula="of:=[.I62]*[.K62]" office:value-type="float" office:value="0.672810985664857" calcext:value-type="float">
            <text:p>0,672811</text:p>
          </table:table-cell>
          <table:table-cell table:style-name="ce5" table:formula="of:=[.J62]*[.K62]" office:value-type="float" office:value="0.00029967835670203" calcext:value-type="float">
            <text:p>0,000300</text:p>
          </table:table-cell>
          <table:table-cell table:formula="of:=[.N61]+1" office:value-type="float" office:value="4" calcext:value-type="float">
            <text:p>4</text:p>
          </table:table-cell>
          <table:table-cell table:formula="of:=[.B62]" office:value-type="float" office:value="670" calcext:value-type="float">
            <text:p>670</text:p>
          </table:table-cell>
          <table:table-cell table:style-name="ce4" table:formula="of:=[.L62]" office:value-type="float" office:value="0.672810985664857" calcext:value-type="float">
            <text:p>0,672811</text:p>
          </table:table-cell>
          <table:table-cell table:style-name="ce4" table:formula="of:=[.D62]" office:value-type="float" office:value="0.000299" calcext:value-type="float">
            <text:p>0,000299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651779" calcext:value-type="float">
            <text:p>0,651779</text:p>
          </table:table-cell>
          <table:table-cell office:value-type="float" office:value="0.000734" calcext:value-type="float">
            <text:p>0,00073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63]*[.E63]" office:value-type="float" office:value="0.651779" calcext:value-type="float">
            <text:p>0,651779</text:p>
          </table:table-cell>
          <table:table-cell table:style-name="ce5" table:formula="of:=[.D63]*[.E63]" office:value-type="float" office:value="0.000734" calcext:value-type="float">
            <text:p>0,000734</text:p>
          </table:table-cell>
          <table:table-cell table:style-name="ce7" table:formula="of:=[.H62]" office:value-type="float" office:value="1" calcext:value-type="float">
            <text:p>1,00000000000000</text:p>
          </table:table-cell>
          <table:table-cell table:formula="of:=[.F63]*[.H63]" office:value-type="float" office:value="0.651779" calcext:value-type="float">
            <text:p>0,651779</text:p>
          </table:table-cell>
          <table:table-cell table:style-name="ce5" table:formula="of:=[.G63]*[.H63]" office:value-type="float" office:value="0.000734" calcext:value-type="float">
            <text:p>0,00073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3]*[.K63]" office:value-type="float" office:value="0.651779" calcext:value-type="float">
            <text:p>0,651779</text:p>
          </table:table-cell>
          <table:table-cell table:style-name="ce5" table:formula="of:=[.J63]*[.K63]" office:value-type="float" office:value="0.000734" calcext:value-type="float">
            <text:p>0,000734</text:p>
          </table:table-cell>
          <table:table-cell table:formula="of:=[.N62]+1" office:value-type="float" office:value="5" calcext:value-type="float">
            <text:p>5</text:p>
          </table:table-cell>
          <table:table-cell table:formula="of:=[.B63]" office:value-type="float" office:value="680" calcext:value-type="float">
            <text:p>680</text:p>
          </table:table-cell>
          <table:table-cell table:style-name="ce4" table:formula="of:=[.L63]" office:value-type="float" office:value="0.651779" calcext:value-type="float">
            <text:p>0,651779</text:p>
          </table:table-cell>
          <table:table-cell table:style-name="ce4" table:formula="of:=[.D63]" office:value-type="float" office:value="0.000734" calcext:value-type="float">
            <text:p>0,000734</text:p>
          </table:table-cell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633558" calcext:value-type="float">
            <text:p>0,633558</text:p>
          </table:table-cell>
          <table:table-cell office:value-type="float" office:value="0.000358" calcext:value-type="float">
            <text:p>0,000358</text:p>
          </table:table-cell>
          <table:table-cell table:style-name="ce7" table:formula="of:=[.E63]" office:value-type="float" office:value="1" calcext:value-type="float">
            <text:p>1,00000000000000</text:p>
          </table:table-cell>
          <table:table-cell table:formula="of:=[.C64]*[.E64]" office:value-type="float" office:value="0.633558" calcext:value-type="float">
            <text:p>0,633558</text:p>
          </table:table-cell>
          <table:table-cell table:style-name="ce5" table:formula="of:=[.D64]*[.E64]" office:value-type="float" office:value="0.000358" calcext:value-type="float">
            <text:p>0,000358</text:p>
          </table:table-cell>
          <table:table-cell table:style-name="ce7" table:formula="of:=[.H63]" office:value-type="float" office:value="1" calcext:value-type="float">
            <text:p>1,00000000000000</text:p>
          </table:table-cell>
          <table:table-cell table:formula="of:=[.F64]*[.H64]" office:value-type="float" office:value="0.633558" calcext:value-type="float">
            <text:p>0,633558</text:p>
          </table:table-cell>
          <table:table-cell table:style-name="ce5" table:formula="of:=[.G64]*[.H64]" office:value-type="float" office:value="0.000358" calcext:value-type="float">
            <text:p>0,00035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4]*[.K64]" office:value-type="float" office:value="0.633558" calcext:value-type="float">
            <text:p>0,633558</text:p>
          </table:table-cell>
          <table:table-cell table:style-name="ce5" table:formula="of:=[.J64]*[.K64]" office:value-type="float" office:value="0.000358" calcext:value-type="float">
            <text:p>0,000358</text:p>
          </table:table-cell>
          <table:table-cell table:formula="of:=[.N63]+1" office:value-type="float" office:value="6" calcext:value-type="float">
            <text:p>6</text:p>
          </table:table-cell>
          <table:table-cell table:formula="of:=[.B64]" office:value-type="float" office:value="690" calcext:value-type="float">
            <text:p>690</text:p>
          </table:table-cell>
          <table:table-cell table:style-name="ce4" table:formula="of:=[.L64]" office:value-type="float" office:value="0.633558" calcext:value-type="float">
            <text:p>0,633558</text:p>
          </table:table-cell>
          <table:table-cell table:style-name="ce4" table:formula="of:=[.D64]" office:value-type="float" office:value="0.000358" calcext:value-type="float">
            <text:p>0,000358</text:p>
          </table:table-cell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436097" calcext:value-type="float">
            <text:p>0,436097</text:p>
          </table:table-cell>
          <table:table-cell office:value-type="float" office:value="0.000381" calcext:value-type="float">
            <text:p>0,000381</text:p>
          </table:table-cell>
          <table:table-cell table:style-name="ce7" table:formula="of:=[.E64]" office:value-type="float" office:value="1" calcext:value-type="float">
            <text:p>1,00000000000000</text:p>
          </table:table-cell>
          <table:table-cell table:formula="of:=[.C65]*[.E65]" office:value-type="float" office:value="0.436097" calcext:value-type="float">
            <text:p>0,436097</text:p>
          </table:table-cell>
          <table:table-cell table:style-name="ce5" table:formula="of:=[.D65]*[.E65]" office:value-type="float" office:value="0.000381" calcext:value-type="float">
            <text:p>0,000381</text:p>
          </table:table-cell>
          <table:table-cell table:style-name="ce7" table:formula="of:=[.H64]" office:value-type="float" office:value="1" calcext:value-type="float">
            <text:p>1,00000000000000</text:p>
          </table:table-cell>
          <table:table-cell table:formula="of:=[.F65]*[.H65]" office:value-type="float" office:value="0.436097" calcext:value-type="float">
            <text:p>0,436097</text:p>
          </table:table-cell>
          <table:table-cell table:style-name="ce5" table:formula="of:=[.G65]*[.H65]" office:value-type="float" office:value="0.000381" calcext:value-type="float">
            <text:p>0,000381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5]*[.K65]" office:value-type="float" office:value="0.436097" calcext:value-type="float">
            <text:p>0,436097</text:p>
          </table:table-cell>
          <table:table-cell table:style-name="ce5" table:formula="of:=[.J65]*[.K65]" office:value-type="float" office:value="0.000381" calcext:value-type="float">
            <text:p>0,000381</text:p>
          </table:table-cell>
          <table:table-cell table:formula="of:=[.N64]+1" office:value-type="float" office:value="7" calcext:value-type="float">
            <text:p>7</text:p>
          </table:table-cell>
          <table:table-cell table:formula="of:=[.B65]" office:value-type="float" office:value="800" calcext:value-type="float">
            <text:p>800</text:p>
          </table:table-cell>
          <table:table-cell table:style-name="ce4" table:formula="of:=[.L65]" office:value-type="float" office:value="0.436097" calcext:value-type="float">
            <text:p>0,436097</text:p>
          </table:table-cell>
          <table:table-cell table:style-name="ce4" table:formula="of:=[.D65]" office:value-type="float" office:value="0.000381" calcext:value-type="float">
            <text:p>0,000381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277157" calcext:value-type="float">
            <text:p>0,277157</text:p>
          </table:table-cell>
          <table:table-cell office:value-type="float" office:value="0.000103" calcext:value-type="float">
            <text:p>0,000103</text:p>
          </table:table-cell>
          <table:table-cell table:style-name="ce7" table:formula="of:=[.E65]" office:value-type="float" office:value="1" calcext:value-type="float">
            <text:p>1,00000000000000</text:p>
          </table:table-cell>
          <table:table-cell table:formula="of:=[.C66]*[.E66]" office:value-type="float" office:value="0.277157" calcext:value-type="float">
            <text:p>0,277157</text:p>
          </table:table-cell>
          <table:table-cell table:style-name="ce5" table:formula="of:=[.D66]*[.E66]" office:value-type="float" office:value="0.000103" calcext:value-type="float">
            <text:p>0,000103</text:p>
          </table:table-cell>
          <table:table-cell table:style-name="ce7" table:formula="of:=[.H65]" office:value-type="float" office:value="1" calcext:value-type="float">
            <text:p>1,00000000000000</text:p>
          </table:table-cell>
          <table:table-cell table:formula="of:=[.F66]*[.H66]" office:value-type="float" office:value="0.277157" calcext:value-type="float">
            <text:p>0,277157</text:p>
          </table:table-cell>
          <table:table-cell table:style-name="ce5" table:formula="of:=[.G66]*[.H66]" office:value-type="float" office:value="0.000103" calcext:value-type="float">
            <text:p>0,0001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6]*[.K66]" office:value-type="float" office:value="0.277157" calcext:value-type="float">
            <text:p>0,277157</text:p>
          </table:table-cell>
          <table:table-cell table:style-name="ce5" table:formula="of:=[.J66]*[.K66]" office:value-type="float" office:value="0.000103" calcext:value-type="float">
            <text:p>0,000103</text:p>
          </table:table-cell>
          <table:table-cell table:formula="of:=[.N65]+1" office:value-type="float" office:value="8" calcext:value-type="float">
            <text:p>8</text:p>
          </table:table-cell>
          <table:table-cell table:formula="of:=[.B66]" office:value-type="float" office:value="900" calcext:value-type="float">
            <text:p>900</text:p>
          </table:table-cell>
          <table:table-cell table:style-name="ce4" table:formula="of:=[.L66]" office:value-type="float" office:value="0.277157" calcext:value-type="float">
            <text:p>0,277157</text:p>
          </table:table-cell>
          <table:table-cell table:style-name="ce4" table:formula="of:=[.D66]" office:value-type="float" office:value="0.000103" calcext:value-type="float">
            <text:p>0,000103</text:p>
          </table:table-cell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276701" calcext:value-type="float">
            <text:p>0,276701</text:p>
          </table:table-cell>
          <table:table-cell office:value-type="float" office:value="0.000075" calcext:value-type="float">
            <text:p>0,000075</text:p>
          </table:table-cell>
          <table:table-cell table:style-name="ce7" table:formula="of:=[.E66]" office:value-type="float" office:value="1" calcext:value-type="float">
            <text:p>1,00000000000000</text:p>
          </table:table-cell>
          <table:table-cell table:formula="of:=[.C67]*[.E67]" office:value-type="float" office:value="0.276701" calcext:value-type="float">
            <text:p>0,276701</text:p>
          </table:table-cell>
          <table:table-cell table:style-name="ce5" table:formula="of:=[.D67]*[.E67]" office:value-type="float" office:value="0.000075" calcext:value-type="float">
            <text:p>0,000075</text:p>
          </table:table-cell>
          <table:table-cell table:style-name="ce7" table:formula="of:=[.H66]" office:value-type="float" office:value="1" calcext:value-type="float">
            <text:p>1,00000000000000</text:p>
          </table:table-cell>
          <table:table-cell table:formula="of:=[.F67]*[.H67]" office:value-type="float" office:value="0.276701" calcext:value-type="float">
            <text:p>0,276701</text:p>
          </table:table-cell>
          <table:table-cell table:style-name="ce5" table:formula="of:=[.G67]*[.H67]" office:value-type="float" office:value="0.000075" calcext:value-type="float">
            <text:p>0,00007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7]*[.K67]" office:value-type="float" office:value="0.276701" calcext:value-type="float">
            <text:p>0,276701</text:p>
          </table:table-cell>
          <table:table-cell table:style-name="ce5" table:formula="of:=[.J67]*[.K67]" office:value-type="float" office:value="0.000075" calcext:value-type="float">
            <text:p>0,000075</text:p>
          </table:table-cell>
          <table:table-cell table:formula="of:=[.N66]+1" office:value-type="float" office:value="9" calcext:value-type="float">
            <text:p>9</text:p>
          </table:table-cell>
          <table:table-cell table:formula="of:=[.B67]" office:value-type="float" office:value="980" calcext:value-type="float">
            <text:p>980</text:p>
          </table:table-cell>
          <table:table-cell table:style-name="ce4" table:formula="of:=[.L67]" office:value-type="float" office:value="0.276701" calcext:value-type="float">
            <text:p>0,276701</text:p>
          </table:table-cell>
          <table:table-cell table:style-name="ce4" table:formula="of:=[.D67]" office:value-type="float" office:value="0.000075" calcext:value-type="float">
            <text:p>0,000075</text:p>
          </table:table-cell>
        </table:table-row>
        <table:table-row table:style-name="ro2">
          <table:table-cell/>
          <table:table-cell table:style-name="ce2" office:value-type="float" office:value="990" calcext:value-type="float">
            <text:p>990</text:p>
          </table:table-cell>
          <table:table-cell office:value-type="float" office:value="0.280649" calcext:value-type="float">
            <text:p>0,280649</text:p>
          </table:table-cell>
          <table:table-cell office:value-type="float" office:value="0.000128" calcext:value-type="float">
            <text:p>0,000128</text:p>
          </table:table-cell>
          <table:table-cell table:style-name="ce7" table:formula="of:=[.E67]" office:value-type="float" office:value="1" calcext:value-type="float">
            <text:p>1,00000000000000</text:p>
          </table:table-cell>
          <table:table-cell table:formula="of:=[.C68]*[.E68]" office:value-type="float" office:value="0.280649" calcext:value-type="float">
            <text:p>0,280649</text:p>
          </table:table-cell>
          <table:table-cell table:style-name="ce5" table:formula="of:=[.D68]*[.E68]" office:value-type="float" office:value="0.000128" calcext:value-type="float">
            <text:p>0,000128</text:p>
          </table:table-cell>
          <table:table-cell table:style-name="ce7" table:formula="of:=[.H67]" office:value-type="float" office:value="1" calcext:value-type="float">
            <text:p>1,00000000000000</text:p>
          </table:table-cell>
          <table:table-cell table:formula="of:=[.F68]*[.H68]" office:value-type="float" office:value="0.280649" calcext:value-type="float">
            <text:p>0,280649</text:p>
          </table:table-cell>
          <table:table-cell table:style-name="ce5" table:formula="of:=[.G68]*[.H68]" office:value-type="float" office:value="0.000128" calcext:value-type="float">
            <text:p>0,0001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8]*[.K68]" office:value-type="float" office:value="0.280649" calcext:value-type="float">
            <text:p>0,280649</text:p>
          </table:table-cell>
          <table:table-cell table:style-name="ce5" table:formula="of:=[.J68]*[.K68]" office:value-type="float" office:value="0.000128" calcext:value-type="float">
            <text:p>0,000128</text:p>
          </table:table-cell>
          <table:table-cell table:formula="of:=[.N67]+1" office:value-type="float" office:value="10" calcext:value-type="float">
            <text:p>10</text:p>
          </table:table-cell>
          <table:table-cell table:formula="of:=[.B68]" office:value-type="float" office:value="990" calcext:value-type="float">
            <text:p>990</text:p>
          </table:table-cell>
          <table:table-cell table:style-name="ce4" table:formula="of:=[.L68]" office:value-type="float" office:value="0.280649" calcext:value-type="float">
            <text:p>0,280649</text:p>
          </table:table-cell>
          <table:table-cell table:style-name="ce4" table:formula="of:=[.D68]" office:value-type="float" office:value="0.000128" calcext:value-type="float">
            <text:p>0,00012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28511" calcext:value-type="float">
            <text:p>0,285110</text:p>
          </table:table-cell>
          <table:table-cell office:value-type="float" office:value="0.000778" calcext:value-type="float">
            <text:p>0,000778</text:p>
          </table:table-cell>
          <table:table-cell table:style-name="ce7" table:formula="of:=[.E68]" office:value-type="float" office:value="1" calcext:value-type="float">
            <text:p>1,00000000000000</text:p>
          </table:table-cell>
          <table:table-cell table:formula="of:=[.C69]*[.E69]" office:value-type="float" office:value="0.28511" calcext:value-type="float">
            <text:p>0,285110</text:p>
          </table:table-cell>
          <table:table-cell table:style-name="ce5" table:formula="of:=[.D69]*[.E69]" office:value-type="float" office:value="0.000778" calcext:value-type="float">
            <text:p>0,000778</text:p>
          </table:table-cell>
          <table:table-cell table:style-name="ce8" table:formula="of:=1/(([.F69]/([.B69] - [.B68]) - ([.F70] - [.F69])/(2*([.B70] - [.B69])))/(([.F68] - [.F67])/(2*([.B68] - [.B67])) + [.F68]/([.B69] - [.B68])))" office:value-type="float" office:value="0.99903674678459" calcext:value-type="float">
            <text:p>0,99903674678459</text:p>
          </table:table-cell>
          <table:table-cell table:formula="of:=[.F69]*[.H69]" office:value-type="float" office:value="0.284835366875755" calcext:value-type="float">
            <text:p>0,284835</text:p>
          </table:table-cell>
          <table:table-cell table:style-name="ce5" table:formula="of:=[.G69]*[.H69]" office:value-type="float" office:value="0.000777250588998411" calcext:value-type="float">
            <text:p>0,00077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69]*[.K69]" office:value-type="float" office:value="0.284835366875755" calcext:value-type="float">
            <text:p>0,284835</text:p>
          </table:table-cell>
          <table:table-cell table:style-name="ce5" table:formula="of:=[.J69]*[.K69]" office:value-type="float" office:value="0.000777250588998411" calcext:value-type="float">
            <text:p>0,000777</text:p>
          </table:table-cell>
          <table:table-cell table:formula="of:=[.N68]+1" office:value-type="float" office:value="11" calcext:value-type="float">
            <text:p>11</text:p>
          </table:table-cell>
          <table:table-cell table:formula="of:=[.B69]" office:value-type="float" office:value="1000" calcext:value-type="float">
            <text:p>1000</text:p>
          </table:table-cell>
          <table:table-cell table:style-name="ce4" table:formula="of:=[.L69]" office:value-type="float" office:value="0.284835366875755" calcext:value-type="float">
            <text:p>0,284835</text:p>
          </table:table-cell>
          <table:table-cell table:style-name="ce4" table:formula="of:=[.D69]" office:value-type="float" office:value="0.000778" calcext:value-type="float">
            <text:p>0,000778</text:p>
          </table:table-cell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0.289539" calcext:value-type="float">
            <text:p>0,289539</text:p>
          </table:table-cell>
          <table:table-cell office:value-type="float" office:value="0.000763" calcext:value-type="float">
            <text:p>0,000763</text:p>
          </table:table-cell>
          <table:table-cell table:style-name="ce7" table:formula="of:=[.E69]" office:value-type="float" office:value="1" calcext:value-type="float">
            <text:p>1,00000000000000</text:p>
          </table:table-cell>
          <table:table-cell table:formula="of:=[.C70]*[.E70]" office:value-type="float" office:value="0.289539" calcext:value-type="float">
            <text:p>0,289539</text:p>
          </table:table-cell>
          <table:table-cell table:style-name="ce5" table:formula="of:=[.D70]*[.E70]" office:value-type="float" office:value="0.000763" calcext:value-type="float">
            <text:p>0,000763</text:p>
          </table:table-cell>
          <table:table-cell table:style-name="ce7" table:formula="of:=[.H69]" office:value-type="float" office:value="0.99903674678459" calcext:value-type="float">
            <text:p>0,99903674678459</text:p>
          </table:table-cell>
          <table:table-cell table:formula="of:=[.F70]*[.H70]" office:value-type="float" office:value="0.289260100627263" calcext:value-type="float">
            <text:p>0,289260</text:p>
          </table:table-cell>
          <table:table-cell table:style-name="ce5" table:formula="of:=[.G70]*[.H70]" office:value-type="float" office:value="0.000762265037796642" calcext:value-type="float">
            <text:p>0,00076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0]*[.K70]" office:value-type="float" office:value="0.289260100627263" calcext:value-type="float">
            <text:p>0,289260</text:p>
          </table:table-cell>
          <table:table-cell table:style-name="ce5" table:formula="of:=[.J70]*[.K70]" office:value-type="float" office:value="0.000762265037796642" calcext:value-type="float">
            <text:p>0,000762</text:p>
          </table:table-cell>
          <table:table-cell table:formula="of:=[.N69]+1" office:value-type="float" office:value="12" calcext:value-type="float">
            <text:p>12</text:p>
          </table:table-cell>
          <table:table-cell table:formula="of:=[.B70]" office:value-type="float" office:value="1010" calcext:value-type="float">
            <text:p>1010</text:p>
          </table:table-cell>
          <table:table-cell table:style-name="ce4" table:formula="of:=[.L70]" office:value-type="float" office:value="0.289260100627263" calcext:value-type="float">
            <text:p>0,289260</text:p>
          </table:table-cell>
          <table:table-cell table:style-name="ce4" table:formula="of:=[.D70]" office:value-type="float" office:value="0.000763" calcext:value-type="float">
            <text:p>0,000763</text:p>
          </table:table-cell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310895" calcext:value-type="float">
            <text:p>0,310895</text:p>
          </table:table-cell>
          <table:table-cell office:value-type="float" office:value="0.000228" calcext:value-type="float">
            <text:p>0,000228</text:p>
          </table:table-cell>
          <table:table-cell table:style-name="ce7" table:formula="of:=[.E70]" office:value-type="float" office:value="1" calcext:value-type="float">
            <text:p>1,00000000000000</text:p>
          </table:table-cell>
          <table:table-cell table:formula="of:=[.C71]*[.E71]" office:value-type="float" office:value="0.310895" calcext:value-type="float">
            <text:p>0,310895</text:p>
          </table:table-cell>
          <table:table-cell table:style-name="ce5" table:formula="of:=[.D71]*[.E71]" office:value-type="float" office:value="0.000228" calcext:value-type="float">
            <text:p>0,000228</text:p>
          </table:table-cell>
          <table:table-cell table:style-name="ce7" table:formula="of:=[.H70]" office:value-type="float" office:value="0.99903674678459" calcext:value-type="float">
            <text:p>0,99903674678459</text:p>
          </table:table-cell>
          <table:table-cell table:formula="of:=[.F71]*[.H71]" office:value-type="float" office:value="0.310595529391595" calcext:value-type="float">
            <text:p>0,310596</text:p>
          </table:table-cell>
          <table:table-cell table:style-name="ce5" table:formula="of:=[.G71]*[.H71]" office:value-type="float" office:value="0.000227780378266887" calcext:value-type="float">
            <text:p>0,0002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1]*[.K71]" office:value-type="float" office:value="0.310595529391595" calcext:value-type="float">
            <text:p>0,310596</text:p>
          </table:table-cell>
          <table:table-cell table:style-name="ce5" table:formula="of:=[.J71]*[.K71]" office:value-type="float" office:value="0.000227780378266887" calcext:value-type="float">
            <text:p>0,000228</text:p>
          </table:table-cell>
          <table:table-cell table:formula="of:=[.N70]+1" office:value-type="float" office:value="13" calcext:value-type="float">
            <text:p>13</text:p>
          </table:table-cell>
          <table:table-cell table:formula="of:=[.B71]" office:value-type="float" office:value="1200" calcext:value-type="float">
            <text:p>1200</text:p>
          </table:table-cell>
          <table:table-cell table:style-name="ce4" table:formula="of:=[.L71]" office:value-type="float" office:value="0.310595529391595" calcext:value-type="float">
            <text:p>0,310596</text:p>
          </table:table-cell>
          <table:table-cell table:style-name="ce4" table:formula="of:=[.D71]" office:value-type="float" office:value="0.000228" calcext:value-type="float">
            <text:p>0,000228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362581" calcext:value-type="float">
            <text:p>0,362581</text:p>
          </table:table-cell>
          <table:table-cell office:value-type="float" office:value="0.000227" calcext:value-type="float">
            <text:p>0,000227</text:p>
          </table:table-cell>
          <table:table-cell table:style-name="ce7" table:formula="of:=[.E71]" office:value-type="float" office:value="1" calcext:value-type="float">
            <text:p>1,00000000000000</text:p>
          </table:table-cell>
          <table:table-cell table:formula="of:=[.C72]*[.E72]" office:value-type="float" office:value="0.362581" calcext:value-type="float">
            <text:p>0,362581</text:p>
          </table:table-cell>
          <table:table-cell table:style-name="ce5" table:formula="of:=[.D72]*[.E72]" office:value-type="float" office:value="0.000227" calcext:value-type="float">
            <text:p>0,000227</text:p>
          </table:table-cell>
          <table:table-cell table:style-name="ce7" table:formula="of:=[.H71]" office:value-type="float" office:value="0.99903674678459" calcext:value-type="float">
            <text:p>0,99903674678459</text:p>
          </table:table-cell>
          <table:table-cell table:formula="of:=[.F72]*[.H72]" office:value-type="float" office:value="0.362231742685903" calcext:value-type="float">
            <text:p>0,362232</text:p>
          </table:table-cell>
          <table:table-cell table:style-name="ce5" table:formula="of:=[.G72]*[.H72]" office:value-type="float" office:value="0.000226781341520102" calcext:value-type="float">
            <text:p>0,00022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2]*[.K72]" office:value-type="float" office:value="0.362231742685903" calcext:value-type="float">
            <text:p>0,362232</text:p>
          </table:table-cell>
          <table:table-cell table:style-name="ce5" table:formula="of:=[.J72]*[.K72]" office:value-type="float" office:value="0.000226781341520102" calcext:value-type="float">
            <text:p>0,000227</text:p>
          </table:table-cell>
          <table:table-cell table:formula="of:=[.N71]+1" office:value-type="float" office:value="14" calcext:value-type="float">
            <text:p>14</text:p>
          </table:table-cell>
          <table:table-cell table:formula="of:=[.B72]" office:value-type="float" office:value="1300" calcext:value-type="float">
            <text:p>1300</text:p>
          </table:table-cell>
          <table:table-cell table:style-name="ce4" table:formula="of:=[.L72]" office:value-type="float" office:value="0.362231742685903" calcext:value-type="float">
            <text:p>0,362232</text:p>
          </table:table-cell>
          <table:table-cell table:style-name="ce4" table:formula="of:=[.D72]" office:value-type="float" office:value="0.000227" calcext:value-type="float">
            <text:p>0,000227</text:p>
          </table:table-cell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45328" calcext:value-type="float">
            <text:p>0,453280</text:p>
          </table:table-cell>
          <table:table-cell office:value-type="float" office:value="0.000544" calcext:value-type="float">
            <text:p>0,000544</text:p>
          </table:table-cell>
          <table:table-cell table:style-name="ce7" table:formula="of:=[.E72]" office:value-type="float" office:value="1" calcext:value-type="float">
            <text:p>1,00000000000000</text:p>
          </table:table-cell>
          <table:table-cell table:formula="of:=[.C73]*[.E73]" office:value-type="float" office:value="0.45328" calcext:value-type="float">
            <text:p>0,453280</text:p>
          </table:table-cell>
          <table:table-cell table:style-name="ce5" table:formula="of:=[.D73]*[.E73]" office:value-type="float" office:value="0.000544" calcext:value-type="float">
            <text:p>0,000544</text:p>
          </table:table-cell>
          <table:table-cell table:style-name="ce7" table:formula="of:=[.H72]" office:value-type="float" office:value="0.99903674678459" calcext:value-type="float">
            <text:p>0,99903674678459</text:p>
          </table:table-cell>
          <table:table-cell table:formula="of:=[.F73]*[.H73]" office:value-type="float" office:value="0.452843376582519" calcext:value-type="float">
            <text:p>0,452843</text:p>
          </table:table-cell>
          <table:table-cell table:style-name="ce5" table:formula="of:=[.G73]*[.H73]" office:value-type="float" office:value="0.000543475990250817" calcext:value-type="float">
            <text:p>0,00054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3]*[.K73]" office:value-type="float" office:value="0.452843376582519" calcext:value-type="float">
            <text:p>0,452843</text:p>
          </table:table-cell>
          <table:table-cell table:style-name="ce5" table:formula="of:=[.J73]*[.K73]" office:value-type="float" office:value="0.000543475990250817" calcext:value-type="float">
            <text:p>0,000543</text:p>
          </table:table-cell>
          <table:table-cell table:formula="of:=[.N72]+1" office:value-type="float" office:value="15" calcext:value-type="float">
            <text:p>15</text:p>
          </table:table-cell>
          <table:table-cell table:formula="of:=[.B73]" office:value-type="float" office:value="1400" calcext:value-type="float">
            <text:p>1400</text:p>
          </table:table-cell>
          <table:table-cell table:style-name="ce4" table:formula="of:=[.L73]" office:value-type="float" office:value="0.452843376582519" calcext:value-type="float">
            <text:p>0,452843</text:p>
          </table:table-cell>
          <table:table-cell table:style-name="ce4" table:formula="of:=[.D73]" office:value-type="float" office:value="0.000544" calcext:value-type="float">
            <text:p>0,000544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266641" calcext:value-type="float">
            <text:p>0,266641</text:p>
          </table:table-cell>
          <table:table-cell office:value-type="float" office:value="0.000238" calcext:value-type="float">
            <text:p>0,000238</text:p>
          </table:table-cell>
          <table:table-cell table:style-name="ce7" table:formula="of:=[.E73]" office:value-type="float" office:value="1" calcext:value-type="float">
            <text:p>1,00000000000000</text:p>
          </table:table-cell>
          <table:table-cell table:formula="of:=[.C74]*[.E74]" office:value-type="float" office:value="0.266641" calcext:value-type="float">
            <text:p>0,266641</text:p>
          </table:table-cell>
          <table:table-cell table:style-name="ce5" table:formula="of:=[.D74]*[.E74]" office:value-type="float" office:value="0.000238" calcext:value-type="float">
            <text:p>0,000238</text:p>
          </table:table-cell>
          <table:table-cell table:style-name="ce7" table:formula="of:=[.H73]" office:value-type="float" office:value="0.99903674678459" calcext:value-type="float">
            <text:p>0,99903674678459</text:p>
          </table:table-cell>
          <table:table-cell table:formula="of:=[.F74]*[.H74]" office:value-type="float" office:value="0.26638415719939" calcext:value-type="float">
            <text:p>0,266384</text:p>
          </table:table-cell>
          <table:table-cell table:style-name="ce5" table:formula="of:=[.G74]*[.H74]" office:value-type="float" office:value="0.000237770745734732" calcext:value-type="float">
            <text:p>0,00023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4]*[.K74]" office:value-type="float" office:value="0.26638415719939" calcext:value-type="float">
            <text:p>0,266384</text:p>
          </table:table-cell>
          <table:table-cell table:style-name="ce5" table:formula="of:=[.J74]*[.K74]" office:value-type="float" office:value="0.000237770745734732" calcext:value-type="float">
            <text:p>0,000238</text:p>
          </table:table-cell>
          <table:table-cell table:formula="of:=[.N73]+1" office:value-type="float" office:value="16" calcext:value-type="float">
            <text:p>16</text:p>
          </table:table-cell>
          <table:table-cell table:formula="of:=[.B74]" office:value-type="float" office:value="1500" calcext:value-type="float">
            <text:p>1500</text:p>
          </table:table-cell>
          <table:table-cell table:style-name="ce4" table:formula="of:=[.L74]" office:value-type="float" office:value="0.26638415719939" calcext:value-type="float">
            <text:p>0,266384</text:p>
          </table:table-cell>
          <table:table-cell table:style-name="ce4" table:formula="of:=[.D74]" office:value-type="float" office:value="0.000238" calcext:value-type="float">
            <text:p>0,000238</text:p>
          </table:table-cell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0.226473" calcext:value-type="float">
            <text:p>0,226473</text:p>
          </table:table-cell>
          <table:table-cell office:value-type="float" office:value="0.000414" calcext:value-type="float">
            <text:p>0,000414</text:p>
          </table:table-cell>
          <table:table-cell table:style-name="ce7" table:formula="of:=[.E74]" office:value-type="float" office:value="1" calcext:value-type="float">
            <text:p>1,00000000000000</text:p>
          </table:table-cell>
          <table:table-cell table:formula="of:=[.C75]*[.E75]" office:value-type="float" office:value="0.226473" calcext:value-type="float">
            <text:p>0,226473</text:p>
          </table:table-cell>
          <table:table-cell table:style-name="ce5" table:formula="of:=[.D75]*[.E75]" office:value-type="float" office:value="0.000414" calcext:value-type="float">
            <text:p>0,000414</text:p>
          </table:table-cell>
          <table:table-cell table:style-name="ce7" table:formula="of:=[.H74]" office:value-type="float" office:value="0.99903674678459" calcext:value-type="float">
            <text:p>0,99903674678459</text:p>
          </table:table-cell>
          <table:table-cell table:formula="of:=[.F75]*[.H75]" office:value-type="float" office:value="0.226254849154547" calcext:value-type="float">
            <text:p>0,226255</text:p>
          </table:table-cell>
          <table:table-cell table:style-name="ce5" table:formula="of:=[.G75]*[.H75]" office:value-type="float" office:value="0.00041360121316882" calcext:value-type="float">
            <text:p>0,000414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75]*[.K75]" office:value-type="float" office:value="0.226254849154547" calcext:value-type="float">
            <text:p>0,226255</text:p>
          </table:table-cell>
          <table:table-cell table:style-name="ce5" table:formula="of:=[.J75]*[.K75]" office:value-type="float" office:value="0.00041360121316882" calcext:value-type="float">
            <text:p>0,000414</text:p>
          </table:table-cell>
          <table:table-cell table:formula="of:=[.N74]+1" office:value-type="float" office:value="17" calcext:value-type="float">
            <text:p>17</text:p>
          </table:table-cell>
          <table:table-cell table:formula="of:=[.B75]" office:value-type="float" office:value="1580" calcext:value-type="float">
            <text:p>1580</text:p>
          </table:table-cell>
          <table:table-cell table:style-name="ce4" table:formula="of:=[.L75]" office:value-type="float" office:value="0.226254849154547" calcext:value-type="float">
            <text:p>0,226255</text:p>
          </table:table-cell>
          <table:table-cell table:style-name="ce4" table:formula="of:=[.D75]" office:value-type="float" office:value="0.000414" calcext:value-type="float">
            <text:p>0,000414</text:p>
          </table:table-cell>
        </table:table-row>
        <table:table-row table:style-name="ro2">
          <table:table-cell/>
          <table:table-cell table:style-name="ce2" office:value-type="float" office:value="1590" calcext:value-type="float">
            <text:p>1590</text:p>
          </table:table-cell>
          <table:table-cell office:value-type="float" office:value="0.225502" calcext:value-type="float">
            <text:p>0,225502</text:p>
          </table:table-cell>
          <table:table-cell office:value-type="float" office:value="0.000239" calcext:value-type="float">
            <text:p>0,000239</text:p>
          </table:table-cell>
          <table:table-cell table:style-name="ce7" table:formula="of:=[.E75]" office:value-type="float" office:value="1" calcext:value-type="float">
            <text:p>1,00000000000000</text:p>
          </table:table-cell>
          <table:table-cell table:formula="of:=[.C76]*[.E76]" office:value-type="float" office:value="0.225502" calcext:value-type="float">
            <text:p>0,225502</text:p>
          </table:table-cell>
          <table:table-cell table:style-name="ce5" table:formula="of:=[.D76]*[.E76]" office:value-type="float" office:value="0.000239" calcext:value-type="float">
            <text:p>0,000239</text:p>
          </table:table-cell>
          <table:table-cell table:style-name="ce7" table:formula="of:=[.H75]" office:value-type="float" office:value="0.99903674678459" calcext:value-type="float">
            <text:p>0,99903674678459</text:p>
          </table:table-cell>
          <table:table-cell table:formula="of:=[.F76]*[.H76]" office:value-type="float" office:value="0.225284784473419" calcext:value-type="float">
            <text:p>0,225285</text:p>
          </table:table-cell>
          <table:table-cell table:style-name="ce5" table:formula="of:=[.G76]*[.H76]" office:value-type="float" office:value="0.000238769782481517" calcext:value-type="float">
            <text:p>0,000239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I76]*[.K76]" office:value-type="float" office:value="0.225284784473419" calcext:value-type="float">
            <text:p>0,225285</text:p>
          </table:table-cell>
          <table:table-cell table:style-name="ce5" table:formula="of:=[.J76]*[.K76]" office:value-type="float" office:value="0.000238769782481517" calcext:value-type="float">
            <text:p>0,000239</text:p>
          </table:table-cell>
          <table:table-cell table:formula="of:=[.N75]+1" office:value-type="float" office:value="18" calcext:value-type="float">
            <text:p>18</text:p>
          </table:table-cell>
          <table:table-cell table:formula="of:=[.B76]" office:value-type="float" office:value="1590" calcext:value-type="float">
            <text:p>1590</text:p>
          </table:table-cell>
          <table:table-cell table:style-name="ce4" table:formula="of:=[.L76]" office:value-type="float" office:value="0.225284784473419" calcext:value-type="float">
            <text:p>0,225285</text:p>
          </table:table-cell>
          <table:table-cell table:style-name="ce4" table:formula="of:=[.D76]" office:value-type="float" office:value="0.000239" calcext:value-type="float">
            <text:p>0,000239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231508" calcext:value-type="float">
            <text:p>0,231508</text:p>
          </table:table-cell>
          <table:table-cell office:value-type="float" office:value="0.000257" calcext:value-type="float">
            <text:p>0,000257</text:p>
          </table:table-cell>
          <table:table-cell table:style-name="ce7" table:formula="of:=[.E76]" office:value-type="float" office:value="1" calcext:value-type="float">
            <text:p>1,00000000000000</text:p>
          </table:table-cell>
          <table:table-cell table:formula="of:=[.C77]*[.E77]" office:value-type="float" office:value="0.231508" calcext:value-type="float">
            <text:p>0,231508</text:p>
          </table:table-cell>
          <table:table-cell table:style-name="ce5" table:formula="of:=[.D77]*[.E77]" office:value-type="float" office:value="0.000257" calcext:value-type="float">
            <text:p>0,000257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F77]*[.H77]" office:value-type="float" office:value="0.231508" calcext:value-type="float">
            <text:p>0,231508</text:p>
          </table:table-cell>
          <table:table-cell table:style-name="ce5" table:formula="of:=[.G77]*[.H77]" office:value-type="float" office:value="0.000257" calcext:value-type="float">
            <text:p>0,000257</text:p>
          </table:table-cell>
          <table:table-cell table:style-name="ce8" table:formula="of:=1/(([.I77]/([.B77] - [.B76]) - ([.I78] - [.I77])/(2*([.B78] - [.B77])))/(([.I76] - [.I75])/(2*([.B76] - [.B75])) + [.I76]/([.B77] - [.B76])))" office:value-type="float" office:value="0.974614693515661" calcext:value-type="float">
            <text:p>0,97461469351566</text:p>
          </table:table-cell>
          <table:table-cell table:formula="of:=[.I77]*[.K77]" office:value-type="float" office:value="0.225631098466424" calcext:value-type="float">
            <text:p>0,225631</text:p>
          </table:table-cell>
          <table:table-cell table:style-name="ce5" table:formula="of:=[.J77]*[.K77]" office:value-type="float" office:value="0.000250475976233525" calcext:value-type="float">
            <text:p>0,000250</text:p>
          </table:table-cell>
          <table:table-cell table:formula="of:=[.N76]+1" office:value-type="float" office:value="19" calcext:value-type="float">
            <text:p>19</text:p>
          </table:table-cell>
          <table:table-cell table:formula="of:=[.B77]" office:value-type="float" office:value="1600" calcext:value-type="float">
            <text:p>1600</text:p>
          </table:table-cell>
          <table:table-cell table:style-name="ce4" table:formula="of:=[.L77]" office:value-type="float" office:value="0.225631098466424" calcext:value-type="float">
            <text:p>0,225631</text:p>
          </table:table-cell>
          <table:table-cell table:style-name="ce4" table:formula="of:=[.D77]" office:value-type="float" office:value="0.000257" calcext:value-type="float">
            <text:p>0,000257</text:p>
          </table:table-cell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0.233214" calcext:value-type="float">
            <text:p>0,233214</text:p>
          </table:table-cell>
          <table:table-cell office:value-type="float" office:value="0.000355" calcext:value-type="float">
            <text:p>0,000355</text:p>
          </table:table-cell>
          <table:table-cell table:style-name="ce7" table:formula="of:=[.E77]" office:value-type="float" office:value="1" calcext:value-type="float">
            <text:p>1,00000000000000</text:p>
          </table:table-cell>
          <table:table-cell table:formula="of:=[.C78]*[.E78]" office:value-type="float" office:value="0.233214" calcext:value-type="float">
            <text:p>0,233214</text:p>
          </table:table-cell>
          <table:table-cell table:style-name="ce5" table:formula="of:=[.D78]*[.E78]" office:value-type="float" office:value="0.000355" calcext:value-type="float">
            <text:p>0,000355</text:p>
          </table:table-cell>
          <table:table-cell table:style-name="ce7" table:formula="of:=[.H77]" office:value-type="float" office:value="1" calcext:value-type="float">
            <text:p>1,00000000000000</text:p>
          </table:table-cell>
          <table:table-cell table:formula="of:=[.F78]*[.H78]" office:value-type="float" office:value="0.233214" calcext:value-type="float">
            <text:p>0,233214</text:p>
          </table:table-cell>
          <table:table-cell table:style-name="ce5" table:formula="of:=[.G78]*[.H78]" office:value-type="float" office:value="0.000355" calcext:value-type="float">
            <text:p>0,000355</text:p>
          </table:table-cell>
          <table:table-cell table:style-name="ce7" table:formula="of:=[.K77]" office:value-type="float" office:value="0.974614693515661" calcext:value-type="float">
            <text:p>0,97461469351566</text:p>
          </table:table-cell>
          <table:table-cell table:formula="of:=[.I78]*[.K78]" office:value-type="float" office:value="0.227293791133561" calcext:value-type="float">
            <text:p>0,227294</text:p>
          </table:table-cell>
          <table:table-cell table:style-name="ce5" table:formula="of:=[.J78]*[.K78]" office:value-type="float" office:value="0.00034598821619806" calcext:value-type="float">
            <text:p>0,000346</text:p>
          </table:table-cell>
          <table:table-cell table:formula="of:=[.N77]+1" office:value-type="float" office:value="20" calcext:value-type="float">
            <text:p>20</text:p>
          </table:table-cell>
          <table:table-cell table:formula="of:=[.B78]" office:value-type="float" office:value="1610" calcext:value-type="float">
            <text:p>1610</text:p>
          </table:table-cell>
          <table:table-cell table:style-name="ce4" table:formula="of:=[.L78]" office:value-type="float" office:value="0.227293791133561" calcext:value-type="float">
            <text:p>0,227294</text:p>
          </table:table-cell>
          <table:table-cell table:style-name="ce4" table:formula="of:=[.D78]" office:value-type="float" office:value="0.000355" calcext:value-type="float">
            <text:p>0,000355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274384" calcext:value-type="float">
            <text:p>0,274384</text:p>
          </table:table-cell>
          <table:table-cell office:value-type="float" office:value="0.000182" calcext:value-type="float">
            <text:p>0,000182</text:p>
          </table:table-cell>
          <table:table-cell table:style-name="ce7" table:formula="of:=[.E78]" office:value-type="float" office:value="1" calcext:value-type="float">
            <text:p>1,00000000000000</text:p>
          </table:table-cell>
          <table:table-cell table:formula="of:=[.C79]*[.E79]" office:value-type="float" office:value="0.274384" calcext:value-type="float">
            <text:p>0,274384</text:p>
          </table:table-cell>
          <table:table-cell table:style-name="ce5" table:formula="of:=[.D79]*[.E79]" office:value-type="float" office:value="0.000182" calcext:value-type="float">
            <text:p>0,000182</text:p>
          </table:table-cell>
          <table:table-cell table:style-name="ce7" table:formula="of:=[.H78]" office:value-type="float" office:value="1" calcext:value-type="float">
            <text:p>1,00000000000000</text:p>
          </table:table-cell>
          <table:table-cell table:formula="of:=[.F79]*[.H79]" office:value-type="float" office:value="0.274384" calcext:value-type="float">
            <text:p>0,274384</text:p>
          </table:table-cell>
          <table:table-cell table:style-name="ce5" table:formula="of:=[.G79]*[.H79]" office:value-type="float" office:value="0.000182" calcext:value-type="float">
            <text:p>0,000182</text:p>
          </table:table-cell>
          <table:table-cell table:style-name="ce7" table:formula="of:=[.K78]" office:value-type="float" office:value="0.974614693515661" calcext:value-type="float">
            <text:p>0,97461469351566</text:p>
          </table:table-cell>
          <table:table-cell table:formula="of:=[.I79]*[.K79]" office:value-type="float" office:value="0.267418678065601" calcext:value-type="float">
            <text:p>0,267419</text:p>
          </table:table-cell>
          <table:table-cell table:style-name="ce5" table:formula="of:=[.J79]*[.K79]" office:value-type="float" office:value="0.00017737987421985" calcext:value-type="float">
            <text:p>0,000177</text:p>
          </table:table-cell>
          <table:table-cell table:formula="of:=[.N78]+1" office:value-type="float" office:value="21" calcext:value-type="float">
            <text:p>21</text:p>
          </table:table-cell>
          <table:table-cell table:formula="of:=[.B79]" office:value-type="float" office:value="1700" calcext:value-type="float">
            <text:p>1700</text:p>
          </table:table-cell>
          <table:table-cell table:style-name="ce4" table:formula="of:=[.L79]" office:value-type="float" office:value="0.267418678065601" calcext:value-type="float">
            <text:p>0,267419</text:p>
          </table:table-cell>
          <table:table-cell table:style-name="ce4" table:formula="of:=[.D79]" office:value-type="float" office:value="0.000182" calcext:value-type="float">
            <text:p>0,000182</text:p>
          </table:table-cell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331339" calcext:value-type="float">
            <text:p>0,331339</text:p>
          </table:table-cell>
          <table:table-cell office:value-type="float" office:value="0.000262" calcext:value-type="float">
            <text:p>0,000262</text:p>
          </table:table-cell>
          <table:table-cell table:style-name="ce7" table:formula="of:=[.E79]" office:value-type="float" office:value="1" calcext:value-type="float">
            <text:p>1,00000000000000</text:p>
          </table:table-cell>
          <table:table-cell table:formula="of:=[.C80]*[.E80]" office:value-type="float" office:value="0.331339" calcext:value-type="float">
            <text:p>0,331339</text:p>
          </table:table-cell>
          <table:table-cell table:style-name="ce5" table:formula="of:=[.D80]*[.E80]" office:value-type="float" office:value="0.000262" calcext:value-type="float">
            <text:p>0,000262</text:p>
          </table:table-cell>
          <table:table-cell table:style-name="ce7" table:formula="of:=[.H79]" office:value-type="float" office:value="1" calcext:value-type="float">
            <text:p>1,00000000000000</text:p>
          </table:table-cell>
          <table:table-cell table:formula="of:=[.F80]*[.H80]" office:value-type="float" office:value="0.331339" calcext:value-type="float">
            <text:p>0,331339</text:p>
          </table:table-cell>
          <table:table-cell table:style-name="ce5" table:formula="of:=[.G80]*[.H80]" office:value-type="float" office:value="0.000262" calcext:value-type="float">
            <text:p>0,000262</text:p>
          </table:table-cell>
          <table:table-cell table:style-name="ce7" table:formula="of:=[.K79]" office:value-type="float" office:value="0.974614693515661" calcext:value-type="float">
            <text:p>0,97461469351566</text:p>
          </table:table-cell>
          <table:table-cell table:formula="of:=[.I80]*[.K80]" office:value-type="float" office:value="0.322927857934786" calcext:value-type="float">
            <text:p>0,322928</text:p>
          </table:table-cell>
          <table:table-cell table:style-name="ce5" table:formula="of:=[.J80]*[.K80]" office:value-type="float" office:value="0.000255349049701103" calcext:value-type="float">
            <text:p>0,000255</text:p>
          </table:table-cell>
          <table:table-cell table:formula="of:=[.N79]+1" office:value-type="float" office:value="22" calcext:value-type="float">
            <text:p>22</text:p>
          </table:table-cell>
          <table:table-cell table:formula="of:=[.B80]" office:value-type="float" office:value="1800" calcext:value-type="float">
            <text:p>1800</text:p>
          </table:table-cell>
          <table:table-cell table:style-name="ce4" table:formula="of:=[.L80]" office:value-type="float" office:value="0.322927857934786" calcext:value-type="float">
            <text:p>0,322928</text:p>
          </table:table-cell>
          <table:table-cell table:style-name="ce4" table:formula="of:=[.D80]" office:value-type="float" office:value="0.000262" calcext:value-type="float">
            <text:p>0,000262</text:p>
          </table:table-cell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27726" calcext:value-type="float">
            <text:p>0,277260</text:p>
          </table:table-cell>
          <table:table-cell office:value-type="float" office:value="0.000203" calcext:value-type="float">
            <text:p>0,000203</text:p>
          </table:table-cell>
          <table:table-cell table:style-name="ce7" table:formula="of:=[.E80]" office:value-type="float" office:value="1" calcext:value-type="float">
            <text:p>1,00000000000000</text:p>
          </table:table-cell>
          <table:table-cell table:formula="of:=[.C81]*[.E81]" office:value-type="float" office:value="0.27726" calcext:value-type="float">
            <text:p>0,277260</text:p>
          </table:table-cell>
          <table:table-cell table:style-name="ce5" table:formula="of:=[.D81]*[.E81]" office:value-type="float" office:value="0.000203" calcext:value-type="float">
            <text:p>0,000203</text:p>
          </table:table-cell>
          <table:table-cell table:style-name="ce7" table:formula="of:=[.H80]" office:value-type="float" office:value="1" calcext:value-type="float">
            <text:p>1,00000000000000</text:p>
          </table:table-cell>
          <table:table-cell table:formula="of:=[.F81]*[.H81]" office:value-type="float" office:value="0.27726" calcext:value-type="float">
            <text:p>0,277260</text:p>
          </table:table-cell>
          <table:table-cell table:style-name="ce5" table:formula="of:=[.G81]*[.H81]" office:value-type="float" office:value="0.000203" calcext:value-type="float">
            <text:p>0,000203</text:p>
          </table:table-cell>
          <table:table-cell table:style-name="ce7" table:formula="of:=[.K80]" office:value-type="float" office:value="0.974614693515661" calcext:value-type="float">
            <text:p>0,97461469351566</text:p>
          </table:table-cell>
          <table:table-cell table:formula="of:=[.I81]*[.K81]" office:value-type="float" office:value="0.270221669924152" calcext:value-type="float">
            <text:p>0,270222</text:p>
          </table:table-cell>
          <table:table-cell table:style-name="ce5" table:formula="of:=[.J81]*[.K81]" office:value-type="float" office:value="0.000197846782783679" calcext:value-type="float">
            <text:p>0,000198</text:p>
          </table:table-cell>
          <table:table-cell table:formula="of:=[.N80]+1" office:value-type="float" office:value="23" calcext:value-type="float">
            <text:p>23</text:p>
          </table:table-cell>
          <table:table-cell table:formula="of:=[.B81]" office:value-type="float" office:value="1900" calcext:value-type="float">
            <text:p>1900</text:p>
          </table:table-cell>
          <table:table-cell table:style-name="ce4" table:formula="of:=[.L81]" office:value-type="float" office:value="0.270221669924152" calcext:value-type="float">
            <text:p>0,270222</text:p>
          </table:table-cell>
          <table:table-cell table:style-name="ce4" table:formula="of:=[.D81]" office:value-type="float" office:value="0.000203" calcext:value-type="float">
            <text:p>0,000203</text:p>
          </table:table-cell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076533" calcext:value-type="float">
            <text:p>0,076533</text:p>
          </table:table-cell>
          <table:table-cell office:value-type="float" office:value="0.000373" calcext:value-type="float">
            <text:p>0,000373</text:p>
          </table:table-cell>
          <table:table-cell table:style-name="ce7" table:formula="of:=[.E81]" office:value-type="float" office:value="1" calcext:value-type="float">
            <text:p>1,00000000000000</text:p>
          </table:table-cell>
          <table:table-cell table:formula="of:=[.C82]*[.E82]" office:value-type="float" office:value="0.076533" calcext:value-type="float">
            <text:p>0,076533</text:p>
          </table:table-cell>
          <table:table-cell table:style-name="ce5" table:formula="of:=[.D82]*[.E82]" office:value-type="float" office:value="0.000373" calcext:value-type="float">
            <text:p>0,000373</text:p>
          </table:table-cell>
          <table:table-cell table:style-name="ce7" table:formula="of:=[.H81]" office:value-type="float" office:value="1" calcext:value-type="float">
            <text:p>1,00000000000000</text:p>
          </table:table-cell>
          <table:table-cell table:formula="of:=[.F82]*[.H82]" office:value-type="float" office:value="0.076533" calcext:value-type="float">
            <text:p>0,076533</text:p>
          </table:table-cell>
          <table:table-cell table:style-name="ce5" table:formula="of:=[.G82]*[.H82]" office:value-type="float" office:value="0.000373" calcext:value-type="float">
            <text:p>0,000373</text:p>
          </table:table-cell>
          <table:table-cell table:style-name="ce7" table:formula="of:=[.K81]" office:value-type="float" office:value="0.974614693515661" calcext:value-type="float">
            <text:p>0,97461469351566</text:p>
          </table:table-cell>
          <table:table-cell table:formula="of:=[.I82]*[.K82]" office:value-type="float" office:value="0.0745901863388341" calcext:value-type="float">
            <text:p>0,074590</text:p>
          </table:table-cell>
          <table:table-cell table:style-name="ce5" table:formula="of:=[.J82]*[.K82]" office:value-type="float" office:value="0.000363531280681342" calcext:value-type="float">
            <text:p>0,000364</text:p>
          </table:table-cell>
          <table:table-cell table:formula="of:=[.N81]+1" office:value-type="float" office:value="24" calcext:value-type="float">
            <text:p>24</text:p>
          </table:table-cell>
          <table:table-cell table:formula="of:=[.B82]" office:value-type="float" office:value="2000" calcext:value-type="float">
            <text:p>2000</text:p>
          </table:table-cell>
          <table:table-cell table:style-name="ce4" table:formula="of:=[.L82]" office:value-type="float" office:value="0.0745901863388341" calcext:value-type="float">
            <text:p>0,074590</text:p>
          </table:table-cell>
          <table:table-cell table:style-name="ce4" table:formula="of:=[.D82]" office:value-type="float" office:value="0.000373" calcext:value-type="float">
            <text:p>0,000373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const</text:p>
          </table:table-cell>
          <table:table-cell table:number-columns-repeated="16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67018" calcext:value-type="float">
            <text:p>0,670180</text:p>
          </table:table-cell>
          <table:table-cell office:value-type="float" office:value="0.005378" calcext:value-type="float">
            <text:p>0,00537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86]*[.E86]" office:value-type="float" office:value="0.67018" calcext:value-type="float">
            <text:p>0,670180</text:p>
          </table:table-cell>
          <table:table-cell table:style-name="ce5" table:formula="of:=[.D86]*[.E86]" office:value-type="float" office:value="0.005378" calcext:value-type="float">
            <text:p>0,00537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F86]*[.H86]" office:value-type="float" office:value="0.67018" calcext:value-type="float">
            <text:p>0,670180</text:p>
          </table:table-cell>
          <table:table-cell table:style-name="ce5" table:formula="of:=[.G86]*[.H86]" office:value-type="float" office:value="0.005378" calcext:value-type="float">
            <text:p>0,005378</text:p>
          </table:table-cell>
          <table:table-cell table:style-name="ce18" table:formula="of:=[.K87]" office:value-type="float" office:value="1" calcext:value-type="float">
            <text:p>1,00000000000000</text:p>
          </table:table-cell>
          <table:table-cell table:formula="of:=[.I86]*[.K86]" office:value-type="float" office:value="0.67018" calcext:value-type="float">
            <text:p>0,670180</text:p>
          </table:table-cell>
          <table:table-cell table:style-name="ce5" table:formula="of:=[.J86]*[.K86]" office:value-type="float" office:value="0.005378" calcext:value-type="float">
            <text:p>0,005378</text:p>
          </table:table-cell>
          <table:table-cell office:value-type="float" office:value="0" calcext:value-type="float">
            <text:p>0</text:p>
          </table:table-cell>
          <table:table-cell table:formula="of:=[.B86]" office:value-type="float" office:value="400" calcext:value-type="float">
            <text:p>400</text:p>
          </table:table-cell>
          <table:table-cell table:style-name="ce4" table:formula="of:=[.L86]" office:value-type="float" office:value="0.67018" calcext:value-type="float">
            <text:p>0,670180</text:p>
          </table:table-cell>
          <table:table-cell table:style-name="ce4" table:formula="of:=[.D86]" office:value-type="float" office:value="0.005378" calcext:value-type="float">
            <text:p>0,005378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857841" calcext:value-type="float">
            <text:p>0,857841</text:p>
          </table:table-cell>
          <table:table-cell office:value-type="float" office:value="0.000252" calcext:value-type="float">
            <text:p>0,000252</text:p>
          </table:table-cell>
          <table:table-cell table:style-name="ce7" table:formula="of:=[.E86]" office:value-type="float" office:value="1" calcext:value-type="float">
            <text:p>1,00000000000000</text:p>
          </table:table-cell>
          <table:table-cell table:formula="of:=[.C87]*[.E87]" office:value-type="float" office:value="0.857841" calcext:value-type="float">
            <text:p>0,857841</text:p>
          </table:table-cell>
          <table:table-cell table:style-name="ce5" table:formula="of:=[.D87]*[.E87]" office:value-type="float" office:value="0.000252" calcext:value-type="float">
            <text:p>0,000252</text:p>
          </table:table-cell>
          <table:table-cell table:style-name="ce7" table:formula="of:=[.H86]" office:value-type="float" office:value="1" calcext:value-type="float">
            <text:p>1,00000000000000</text:p>
          </table:table-cell>
          <table:table-cell table:formula="of:=[.F87]*[.H87]" office:value-type="float" office:value="0.857841" calcext:value-type="float">
            <text:p>0,857841</text:p>
          </table:table-cell>
          <table:table-cell table:style-name="ce5" table:formula="of:=[.G87]*[.H87]" office:value-type="float" office:value="0.000252" calcext:value-type="float">
            <text:p>0,000252</text:p>
          </table:table-cell>
          <table:table-cell table:style-name="ce18" table:formula="of:=[.K88]" office:value-type="float" office:value="1" calcext:value-type="float">
            <text:p>1,00000000000000</text:p>
          </table:table-cell>
          <table:table-cell table:formula="of:=[.I87]*[.K87]" office:value-type="float" office:value="0.857841" calcext:value-type="float">
            <text:p>0,857841</text:p>
          </table:table-cell>
          <table:table-cell table:style-name="ce5" table:formula="of:=[.J87]*[.K87]" office:value-type="float" office:value="0.000252" calcext:value-type="float">
            <text:p>0,000252</text:p>
          </table:table-cell>
          <table:table-cell table:formula="of:=[.N86]+1" office:value-type="float" office:value="1" calcext:value-type="float">
            <text:p>1</text:p>
          </table:table-cell>
          <table:table-cell table:formula="of:=[.B87]" office:value-type="float" office:value="500" calcext:value-type="float">
            <text:p>500</text:p>
          </table:table-cell>
          <table:table-cell table:style-name="ce4" table:formula="of:=[.L87]" office:value-type="float" office:value="0.857841" calcext:value-type="float">
            <text:p>0,857841</text:p>
          </table:table-cell>
          <table:table-cell table:style-name="ce4" table:formula="of:=[.D87]" office:value-type="float" office:value="0.000252" calcext:value-type="float">
            <text:p>0,000252</text:p>
          </table:table-cell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844326" calcext:value-type="float">
            <text:p>0,844326</text:p>
          </table:table-cell>
          <table:table-cell office:value-type="float" office:value="0.00028" calcext:value-type="float">
            <text:p>0,000280</text:p>
          </table:table-cell>
          <table:table-cell table:style-name="ce7" table:formula="of:=[.E87]" office:value-type="float" office:value="1" calcext:value-type="float">
            <text:p>1,00000000000000</text:p>
          </table:table-cell>
          <table:table-cell table:formula="of:=[.C88]*[.E88]" office:value-type="float" office:value="0.844326" calcext:value-type="float">
            <text:p>0,844326</text:p>
          </table:table-cell>
          <table:table-cell table:style-name="ce5" table:formula="of:=[.D88]*[.E88]" office:value-type="float" office:value="0.00028" calcext:value-type="float">
            <text:p>0,000280</text:p>
          </table:table-cell>
          <table:table-cell table:style-name="ce7" table:formula="of:=[.H87]" office:value-type="float" office:value="1" calcext:value-type="float">
            <text:p>1,00000000000000</text:p>
          </table:table-cell>
          <table:table-cell table:formula="of:=[.F88]*[.H88]" office:value-type="float" office:value="0.844326" calcext:value-type="float">
            <text:p>0,844326</text:p>
          </table:table-cell>
          <table:table-cell table:style-name="ce5" table:formula="of:=[.G88]*[.H88]" office:value-type="float" office:value="0.00028" calcext:value-type="float">
            <text:p>0,000280</text:p>
          </table:table-cell>
          <table:table-cell table:style-name="ce18" table:formula="of:=[.K89]" office:value-type="float" office:value="1" calcext:value-type="float">
            <text:p>1,00000000000000</text:p>
          </table:table-cell>
          <table:table-cell table:formula="of:=[.I88]*[.K88]" office:value-type="float" office:value="0.844326" calcext:value-type="float">
            <text:p>0,844326</text:p>
          </table:table-cell>
          <table:table-cell table:style-name="ce5" table:formula="of:=[.J88]*[.K88]" office:value-type="float" office:value="0.00028" calcext:value-type="float">
            <text:p>0,000280</text:p>
          </table:table-cell>
          <table:table-cell table:formula="of:=[.N87]+1" office:value-type="float" office:value="2" calcext:value-type="float">
            <text:p>2</text:p>
          </table:table-cell>
          <table:table-cell table:formula="of:=[.B88]" office:value-type="float" office:value="600" calcext:value-type="float">
            <text:p>600</text:p>
          </table:table-cell>
          <table:table-cell table:style-name="ce4" table:formula="of:=[.L88]" office:value-type="float" office:value="0.844326" calcext:value-type="float">
            <text:p>0,844326</text:p>
          </table:table-cell>
          <table:table-cell table:style-name="ce4" table:formula="of:=[.D88]" office:value-type="float" office:value="0.00028" calcext:value-type="float">
            <text:p>0,000280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695077" calcext:value-type="float">
            <text:p>0,695077</text:p>
          </table:table-cell>
          <table:table-cell office:value-type="float" office:value="0.00027" calcext:value-type="float">
            <text:p>0,000270</text:p>
          </table:table-cell>
          <table:table-cell table:style-name="ce7" table:formula="of:=[.E88]" office:value-type="float" office:value="1" calcext:value-type="float">
            <text:p>1,00000000000000</text:p>
          </table:table-cell>
          <table:table-cell table:formula="of:=[.C89]*[.E89]" office:value-type="float" office:value="0.695077" calcext:value-type="float">
            <text:p>0,695077</text:p>
          </table:table-cell>
          <table:table-cell table:style-name="ce5" table:formula="of:=[.D89]*[.E89]" office:value-type="float" office:value="0.00027" calcext:value-type="float">
            <text:p>0,000270</text:p>
          </table:table-cell>
          <table:table-cell table:style-name="ce7" table:formula="of:=[.H88]" office:value-type="float" office:value="1" calcext:value-type="float">
            <text:p>1,00000000000000</text:p>
          </table:table-cell>
          <table:table-cell table:formula="of:=[.F89]*[.H89]" office:value-type="float" office:value="0.695077" calcext:value-type="float">
            <text:p>0,695077</text:p>
          </table:table-cell>
          <table:table-cell table:style-name="ce5" table:formula="of:=[.G89]*[.H89]" office:value-type="float" office:value="0.00027" calcext:value-type="float">
            <text:p>0,000270</text:p>
          </table:table-cell>
          <table:table-cell table:style-name="ce18" table:formula="of:=[.K90]" office:value-type="float" office:value="1" calcext:value-type="float">
            <text:p>1,00000000000000</text:p>
          </table:table-cell>
          <table:table-cell table:formula="of:=[.I89]*[.K89]" office:value-type="float" office:value="0.695077" calcext:value-type="float">
            <text:p>0,695077</text:p>
          </table:table-cell>
          <table:table-cell table:style-name="ce5" table:formula="of:=[.J89]*[.K89]" office:value-type="float" office:value="0.00027" calcext:value-type="float">
            <text:p>0,000270</text:p>
          </table:table-cell>
          <table:table-cell table:formula="of:=[.N88]+1" office:value-type="float" office:value="3" calcext:value-type="float">
            <text:p>3</text:p>
          </table:table-cell>
          <table:table-cell table:formula="of:=[.B89]" office:value-type="float" office:value="660" calcext:value-type="float">
            <text:p>660</text:p>
          </table:table-cell>
          <table:table-cell table:style-name="ce4" table:formula="of:=[.L89]" office:value-type="float" office:value="0.695077" calcext:value-type="float">
            <text:p>0,695077</text:p>
          </table:table-cell>
          <table:table-cell table:style-name="ce4" table:formula="of:=[.D89]" office:value-type="float" office:value="0.00027" calcext:value-type="float">
            <text:p>0,000270</text:p>
          </table:table-cell>
        </table:table-row>
        <table:table-row table:style-name="ro2">
          <table:table-cell/>
          <table:table-cell table:style-name="ce2" office:value-type="float" office:value="670" calcext:value-type="float">
            <text:p>670</text:p>
          </table:table-cell>
          <table:table-cell office:value-type="float" office:value="0.671288" calcext:value-type="float">
            <text:p>0,671288</text:p>
          </table:table-cell>
          <table:table-cell office:value-type="float" office:value="0.000299" calcext:value-type="float">
            <text:p>0,000299</text:p>
          </table:table-cell>
          <table:table-cell table:style-name="ce7" table:formula="of:=[.E89]" office:value-type="float" office:value="1" calcext:value-type="float">
            <text:p>1,00000000000000</text:p>
          </table:table-cell>
          <table:table-cell table:formula="of:=[.C90]*[.E90]" office:value-type="float" office:value="0.671288" calcext:value-type="float">
            <text:p>0,671288</text:p>
          </table:table-cell>
          <table:table-cell table:style-name="ce5" table:formula="of:=[.D90]*[.E90]" office:value-type="float" office:value="0.000299" calcext:value-type="float">
            <text:p>0,000299</text:p>
          </table:table-cell>
          <table:table-cell table:style-name="ce7" table:formula="of:=[.H89]" office:value-type="float" office:value="1" calcext:value-type="float">
            <text:p>1,00000000000000</text:p>
          </table:table-cell>
          <table:table-cell table:formula="of:=[.F90]*[.H90]" office:value-type="float" office:value="0.671288" calcext:value-type="float">
            <text:p>0,671288</text:p>
          </table:table-cell>
          <table:table-cell table:style-name="ce5" table:formula="of:=[.G90]*[.H90]" office:value-type="float" office:value="0.000299" calcext:value-type="float">
            <text:p>0,000299</text:p>
          </table:table-cell>
          <table:table-cell table:style-name="ce18" table:formula="of:=[.K91]" office:value-type="float" office:value="1" calcext:value-type="float">
            <text:p>1,00000000000000</text:p>
          </table:table-cell>
          <table:table-cell table:formula="of:=[.I90]*[.K90]" office:value-type="float" office:value="0.671288" calcext:value-type="float">
            <text:p>0,671288</text:p>
          </table:table-cell>
          <table:table-cell table:style-name="ce5" table:formula="of:=[.J90]*[.K90]" office:value-type="float" office:value="0.000299" calcext:value-type="float">
            <text:p>0,000299</text:p>
          </table:table-cell>
          <table:table-cell table:formula="of:=[.N89]+1" office:value-type="float" office:value="4" calcext:value-type="float">
            <text:p>4</text:p>
          </table:table-cell>
          <table:table-cell table:formula="of:=[.B90]" office:value-type="float" office:value="670" calcext:value-type="float">
            <text:p>670</text:p>
          </table:table-cell>
          <table:table-cell table:style-name="ce4" table:formula="of:=[.L90]" office:value-type="float" office:value="0.671288" calcext:value-type="float">
            <text:p>0,671288</text:p>
          </table:table-cell>
          <table:table-cell table:style-name="ce4" table:formula="of:=[.D90]" office:value-type="float" office:value="0.000299" calcext:value-type="float">
            <text:p>0,000299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651779" calcext:value-type="float">
            <text:p>0,651779</text:p>
          </table:table-cell>
          <table:table-cell office:value-type="float" office:value="0.000734" calcext:value-type="float">
            <text:p>0,000734</text:p>
          </table:table-cell>
          <table:table-cell table:style-name="ce8" table:formula="of:=1/(([.C91]/([.B91] - [.B90]) - ([.C92] - [.C91])/(2*([.B92] - [.B91])))/(([.C90] - [.C89])/(2*([.B90] - [.B89])) + [.C90]/([.B91] - [.B90])))" office:value-type="float" office:value="0.997736384070257" calcext:value-type="float">
            <text:p>0,99773638407026</text:p>
          </table:table-cell>
          <table:table-cell table:formula="of:=[.C91]*[.E91]" office:value-type="float" office:value="0.650303622672928" calcext:value-type="float">
            <text:p>0,650304</text:p>
          </table:table-cell>
          <table:table-cell table:style-name="ce5" table:formula="of:=[.D91]*[.E91]" office:value-type="float" office:value="0.000732338505907569" calcext:value-type="float">
            <text:p>0,000732</text:p>
          </table:table-cell>
          <table:table-cell table:style-name="ce7" table:formula="of:=[.H90]" office:value-type="float" office:value="1" calcext:value-type="float">
            <text:p>1,00000000000000</text:p>
          </table:table-cell>
          <table:table-cell table:formula="of:=[.F91]*[.H91]" office:value-type="float" office:value="0.650303622672928" calcext:value-type="float">
            <text:p>0,650304</text:p>
          </table:table-cell>
          <table:table-cell table:style-name="ce5" table:formula="of:=[.G91]*[.H91]" office:value-type="float" office:value="0.000732338505907569" calcext:value-type="float">
            <text:p>0,00073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1]*[.K91]" office:value-type="float" office:value="0.650303622672928" calcext:value-type="float">
            <text:p>0,650304</text:p>
          </table:table-cell>
          <table:table-cell table:style-name="ce5" table:formula="of:=[.J91]*[.K91]" office:value-type="float" office:value="0.000732338505907569" calcext:value-type="float">
            <text:p>0,000732</text:p>
          </table:table-cell>
          <table:table-cell table:formula="of:=[.N90]+1" office:value-type="float" office:value="5" calcext:value-type="float">
            <text:p>5</text:p>
          </table:table-cell>
          <table:table-cell table:formula="of:=[.B91]" office:value-type="float" office:value="680" calcext:value-type="float">
            <text:p>680</text:p>
          </table:table-cell>
          <table:table-cell table:style-name="ce4" table:formula="of:=[.L91]" office:value-type="float" office:value="0.650303622672928" calcext:value-type="float">
            <text:p>0,650304</text:p>
          </table:table-cell>
          <table:table-cell table:style-name="ce4" table:formula="of:=[.D91]" office:value-type="float" office:value="0.000734" calcext:value-type="float">
            <text:p>0,000734</text:p>
          </table:table-cell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633558" calcext:value-type="float">
            <text:p>0,633558</text:p>
          </table:table-cell>
          <table:table-cell office:value-type="float" office:value="0.000358" calcext:value-type="float">
            <text:p>0,000358</text:p>
          </table:table-cell>
          <table:table-cell table:style-name="ce7" table:formula="of:=[.E91]" office:value-type="float" office:value="0.997736384070257" calcext:value-type="float">
            <text:p>0,99773638407026</text:p>
          </table:table-cell>
          <table:table-cell table:formula="of:=[.C92]*[.E92]" office:value-type="float" office:value="0.632123868018784" calcext:value-type="float">
            <text:p>0,632124</text:p>
          </table:table-cell>
          <table:table-cell table:style-name="ce5" table:formula="of:=[.D92]*[.E92]" office:value-type="float" office:value="0.000357189625497152" calcext:value-type="float">
            <text:p>0,000357</text:p>
          </table:table-cell>
          <table:table-cell table:style-name="ce7" table:formula="of:=[.H91]" office:value-type="float" office:value="1" calcext:value-type="float">
            <text:p>1,00000000000000</text:p>
          </table:table-cell>
          <table:table-cell table:formula="of:=[.F92]*[.H92]" office:value-type="float" office:value="0.632123868018784" calcext:value-type="float">
            <text:p>0,632124</text:p>
          </table:table-cell>
          <table:table-cell table:style-name="ce5" table:formula="of:=[.G92]*[.H92]" office:value-type="float" office:value="0.000357189625497152" calcext:value-type="float">
            <text:p>0,00035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2]*[.K92]" office:value-type="float" office:value="0.632123868018784" calcext:value-type="float">
            <text:p>0,632124</text:p>
          </table:table-cell>
          <table:table-cell table:style-name="ce5" table:formula="of:=[.J92]*[.K92]" office:value-type="float" office:value="0.000357189625497152" calcext:value-type="float">
            <text:p>0,000357</text:p>
          </table:table-cell>
          <table:table-cell table:formula="of:=[.N91]+1" office:value-type="float" office:value="6" calcext:value-type="float">
            <text:p>6</text:p>
          </table:table-cell>
          <table:table-cell table:formula="of:=[.B92]" office:value-type="float" office:value="690" calcext:value-type="float">
            <text:p>690</text:p>
          </table:table-cell>
          <table:table-cell table:style-name="ce4" table:formula="of:=[.L92]" office:value-type="float" office:value="0.632123868018784" calcext:value-type="float">
            <text:p>0,632124</text:p>
          </table:table-cell>
          <table:table-cell table:style-name="ce4" table:formula="of:=[.D92]" office:value-type="float" office:value="0.000358" calcext:value-type="float">
            <text:p>0,000358</text:p>
          </table:table-cell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436097" calcext:value-type="float">
            <text:p>0,436097</text:p>
          </table:table-cell>
          <table:table-cell office:value-type="float" office:value="0.000381" calcext:value-type="float">
            <text:p>0,000381</text:p>
          </table:table-cell>
          <table:table-cell table:style-name="ce7" table:formula="of:=[.E92]" office:value-type="float" office:value="0.997736384070257" calcext:value-type="float">
            <text:p>0,99773638407026</text:p>
          </table:table-cell>
          <table:table-cell table:formula="of:=[.C93]*[.E93]" office:value-type="float" office:value="0.435109843883887" calcext:value-type="float">
            <text:p>0,435110</text:p>
          </table:table-cell>
          <table:table-cell table:style-name="ce5" table:formula="of:=[.D93]*[.E93]" office:value-type="float" office:value="0.000380137562330768" calcext:value-type="float">
            <text:p>0,000380</text:p>
          </table:table-cell>
          <table:table-cell table:style-name="ce7" table:formula="of:=[.H92]" office:value-type="float" office:value="1" calcext:value-type="float">
            <text:p>1,00000000000000</text:p>
          </table:table-cell>
          <table:table-cell table:formula="of:=[.F93]*[.H93]" office:value-type="float" office:value="0.435109843883887" calcext:value-type="float">
            <text:p>0,435110</text:p>
          </table:table-cell>
          <table:table-cell table:style-name="ce5" table:formula="of:=[.G93]*[.H93]" office:value-type="float" office:value="0.000380137562330768" calcext:value-type="float">
            <text:p>0,000380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3]*[.K93]" office:value-type="float" office:value="0.435109843883887" calcext:value-type="float">
            <text:p>0,435110</text:p>
          </table:table-cell>
          <table:table-cell table:style-name="ce5" table:formula="of:=[.J93]*[.K93]" office:value-type="float" office:value="0.000380137562330768" calcext:value-type="float">
            <text:p>0,000380</text:p>
          </table:table-cell>
          <table:table-cell table:formula="of:=[.N92]+1" office:value-type="float" office:value="7" calcext:value-type="float">
            <text:p>7</text:p>
          </table:table-cell>
          <table:table-cell table:formula="of:=[.B93]" office:value-type="float" office:value="800" calcext:value-type="float">
            <text:p>800</text:p>
          </table:table-cell>
          <table:table-cell table:style-name="ce4" table:formula="of:=[.L93]" office:value-type="float" office:value="0.435109843883887" calcext:value-type="float">
            <text:p>0,435110</text:p>
          </table:table-cell>
          <table:table-cell table:style-name="ce4" table:formula="of:=[.D93]" office:value-type="float" office:value="0.000381" calcext:value-type="float">
            <text:p>0,000381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277157" calcext:value-type="float">
            <text:p>0,277157</text:p>
          </table:table-cell>
          <table:table-cell office:value-type="float" office:value="0.000103" calcext:value-type="float">
            <text:p>0,000103</text:p>
          </table:table-cell>
          <table:table-cell table:style-name="ce7" table:formula="of:=[.E93]" office:value-type="float" office:value="0.997736384070257" calcext:value-type="float">
            <text:p>0,99773638407026</text:p>
          </table:table-cell>
          <table:table-cell table:formula="of:=[.C94]*[.E94]" office:value-type="float" office:value="0.27652962299976" calcext:value-type="float">
            <text:p>0,276530</text:p>
          </table:table-cell>
          <table:table-cell table:style-name="ce5" table:formula="of:=[.D94]*[.E94]" office:value-type="float" office:value="0.000102766847559236" calcext:value-type="float">
            <text:p>0,000103</text:p>
          </table:table-cell>
          <table:table-cell table:style-name="ce7" table:formula="of:=[.H93]" office:value-type="float" office:value="1" calcext:value-type="float">
            <text:p>1,00000000000000</text:p>
          </table:table-cell>
          <table:table-cell table:formula="of:=[.F94]*[.H94]" office:value-type="float" office:value="0.27652962299976" calcext:value-type="float">
            <text:p>0,276530</text:p>
          </table:table-cell>
          <table:table-cell table:style-name="ce5" table:formula="of:=[.G94]*[.H94]" office:value-type="float" office:value="0.000102766847559236" calcext:value-type="float">
            <text:p>0,00010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4]*[.K94]" office:value-type="float" office:value="0.27652962299976" calcext:value-type="float">
            <text:p>0,276530</text:p>
          </table:table-cell>
          <table:table-cell table:style-name="ce5" table:formula="of:=[.J94]*[.K94]" office:value-type="float" office:value="0.000102766847559236" calcext:value-type="float">
            <text:p>0,000103</text:p>
          </table:table-cell>
          <table:table-cell table:formula="of:=[.N93]+1" office:value-type="float" office:value="8" calcext:value-type="float">
            <text:p>8</text:p>
          </table:table-cell>
          <table:table-cell table:formula="of:=[.B94]" office:value-type="float" office:value="900" calcext:value-type="float">
            <text:p>900</text:p>
          </table:table-cell>
          <table:table-cell table:style-name="ce4" table:formula="of:=[.L94]" office:value-type="float" office:value="0.27652962299976" calcext:value-type="float">
            <text:p>0,276530</text:p>
          </table:table-cell>
          <table:table-cell table:style-name="ce4" table:formula="of:=[.D94]" office:value-type="float" office:value="0.000103" calcext:value-type="float">
            <text:p>0,000103</text:p>
          </table:table-cell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276701" calcext:value-type="float">
            <text:p>0,276701</text:p>
          </table:table-cell>
          <table:table-cell office:value-type="float" office:value="0.000075" calcext:value-type="float">
            <text:p>0,000075</text:p>
          </table:table-cell>
          <table:table-cell table:style-name="ce7" table:formula="of:=[.E94]" office:value-type="float" office:value="0.997736384070257" calcext:value-type="float">
            <text:p>0,99773638407026</text:p>
          </table:table-cell>
          <table:table-cell table:formula="of:=[.C95]*[.E95]" office:value-type="float" office:value="0.276074655208624" calcext:value-type="float">
            <text:p>0,276075</text:p>
          </table:table-cell>
          <table:table-cell table:style-name="ce5" table:formula="of:=[.D95]*[.E95]" office:value-type="float" office:value="0.0000748302288052693" calcext:value-type="float">
            <text:p>0,000075</text:p>
          </table:table-cell>
          <table:table-cell table:style-name="ce7" table:formula="of:=[.H94]" office:value-type="float" office:value="1" calcext:value-type="float">
            <text:p>1,00000000000000</text:p>
          </table:table-cell>
          <table:table-cell table:formula="of:=[.F95]*[.H95]" office:value-type="float" office:value="0.276074655208624" calcext:value-type="float">
            <text:p>0,276075</text:p>
          </table:table-cell>
          <table:table-cell table:style-name="ce5" table:formula="of:=[.G95]*[.H95]" office:value-type="float" office:value="0.0000748302288052693" calcext:value-type="float">
            <text:p>0,00007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5]*[.K95]" office:value-type="float" office:value="0.276074655208624" calcext:value-type="float">
            <text:p>0,276075</text:p>
          </table:table-cell>
          <table:table-cell table:style-name="ce5" table:formula="of:=[.J95]*[.K95]" office:value-type="float" office:value="0.0000748302288052693" calcext:value-type="float">
            <text:p>0,000075</text:p>
          </table:table-cell>
          <table:table-cell table:formula="of:=[.N94]+1" office:value-type="float" office:value="9" calcext:value-type="float">
            <text:p>9</text:p>
          </table:table-cell>
          <table:table-cell table:formula="of:=[.B95]" office:value-type="float" office:value="980" calcext:value-type="float">
            <text:p>980</text:p>
          </table:table-cell>
          <table:table-cell table:style-name="ce4" table:formula="of:=[.L95]" office:value-type="float" office:value="0.276074655208624" calcext:value-type="float">
            <text:p>0,276075</text:p>
          </table:table-cell>
          <table:table-cell table:style-name="ce4" table:formula="of:=[.D95]" office:value-type="float" office:value="0.000075" calcext:value-type="float">
            <text:p>0,000075</text:p>
          </table:table-cell>
        </table:table-row>
        <table:table-row table:style-name="ro2">
          <table:table-cell/>
          <table:table-cell table:style-name="ce2" office:value-type="float" office:value="990" calcext:value-type="float">
            <text:p>990</text:p>
          </table:table-cell>
          <table:table-cell office:value-type="float" office:value="0.280649" calcext:value-type="float">
            <text:p>0,280649</text:p>
          </table:table-cell>
          <table:table-cell office:value-type="float" office:value="0.000128" calcext:value-type="float">
            <text:p>0,000128</text:p>
          </table:table-cell>
          <table:table-cell table:style-name="ce7" table:formula="of:=[.E95]" office:value-type="float" office:value="0.997736384070257" calcext:value-type="float">
            <text:p>0,99773638407026</text:p>
          </table:table-cell>
          <table:table-cell table:formula="of:=[.C96]*[.E96]" office:value-type="float" office:value="0.280013718452934" calcext:value-type="float">
            <text:p>0,280014</text:p>
          </table:table-cell>
          <table:table-cell table:style-name="ce5" table:formula="of:=[.D96]*[.E96]" office:value-type="float" office:value="0.000127710257160993" calcext:value-type="float">
            <text:p>0,000128</text:p>
          </table:table-cell>
          <table:table-cell table:style-name="ce7" table:formula="of:=[.H95]" office:value-type="float" office:value="1" calcext:value-type="float">
            <text:p>1,00000000000000</text:p>
          </table:table-cell>
          <table:table-cell table:formula="of:=[.F96]*[.H96]" office:value-type="float" office:value="0.280013718452934" calcext:value-type="float">
            <text:p>0,280014</text:p>
          </table:table-cell>
          <table:table-cell table:style-name="ce5" table:formula="of:=[.G96]*[.H96]" office:value-type="float" office:value="0.000127710257160993" calcext:value-type="float">
            <text:p>0,00012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6]*[.K96]" office:value-type="float" office:value="0.280013718452934" calcext:value-type="float">
            <text:p>0,280014</text:p>
          </table:table-cell>
          <table:table-cell table:style-name="ce5" table:formula="of:=[.J96]*[.K96]" office:value-type="float" office:value="0.000127710257160993" calcext:value-type="float">
            <text:p>0,000128</text:p>
          </table:table-cell>
          <table:table-cell table:formula="of:=[.N95]+1" office:value-type="float" office:value="10" calcext:value-type="float">
            <text:p>10</text:p>
          </table:table-cell>
          <table:table-cell table:formula="of:=[.B96]" office:value-type="float" office:value="990" calcext:value-type="float">
            <text:p>990</text:p>
          </table:table-cell>
          <table:table-cell table:style-name="ce4" table:formula="of:=[.L96]" office:value-type="float" office:value="0.280013718452934" calcext:value-type="float">
            <text:p>0,280014</text:p>
          </table:table-cell>
          <table:table-cell table:style-name="ce4" table:formula="of:=[.D96]" office:value-type="float" office:value="0.000128" calcext:value-type="float">
            <text:p>0,00012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28511" calcext:value-type="float">
            <text:p>0,285110</text:p>
          </table:table-cell>
          <table:table-cell office:value-type="float" office:value="0.000778" calcext:value-type="float">
            <text:p>0,000778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C97]*[.E97]" office:value-type="float" office:value="0.28511" calcext:value-type="float">
            <text:p>0,285110</text:p>
          </table:table-cell>
          <table:table-cell table:style-name="ce5" table:formula="of:=[.D97]*[.E97]" office:value-type="float" office:value="0.000778" calcext:value-type="float">
            <text:p>0,000778</text:p>
          </table:table-cell>
          <table:table-cell table:style-name="ce8" table:formula="of:=1/(([.F97]/([.B97] - [.B96]) - ([.F98] - [.F97])/(2*([.B98] - [.B97])))/(([.F96] - [.F95])/(2*([.B96] - [.B95])) + [.F96]/([.B97] - [.B96])))" office:value-type="float" office:value="0.99677531129017" calcext:value-type="float">
            <text:p>0,99677531129017</text:p>
          </table:table-cell>
          <table:table-cell table:formula="of:=[.F97]*[.H97]" office:value-type="float" office:value="0.28419060900194" calcext:value-type="float">
            <text:p>0,284191</text:p>
          </table:table-cell>
          <table:table-cell table:style-name="ce5" table:formula="of:=[.G97]*[.H97]" office:value-type="float" office:value="0.000775491192183752" calcext:value-type="float">
            <text:p>0,000775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7]*[.K97]" office:value-type="float" office:value="0.28419060900194" calcext:value-type="float">
            <text:p>0,284191</text:p>
          </table:table-cell>
          <table:table-cell table:style-name="ce5" table:formula="of:=[.J97]*[.K97]" office:value-type="float" office:value="0.000775491192183752" calcext:value-type="float">
            <text:p>0,000775</text:p>
          </table:table-cell>
          <table:table-cell table:formula="of:=[.N96]+1" office:value-type="float" office:value="11" calcext:value-type="float">
            <text:p>11</text:p>
          </table:table-cell>
          <table:table-cell table:formula="of:=[.B97]" office:value-type="float" office:value="1000" calcext:value-type="float">
            <text:p>1000</text:p>
          </table:table-cell>
          <table:table-cell table:style-name="ce4" table:formula="of:=[.L97]" office:value-type="float" office:value="0.28419060900194" calcext:value-type="float">
            <text:p>0,284191</text:p>
          </table:table-cell>
          <table:table-cell table:style-name="ce4" table:formula="of:=[.D97]" office:value-type="float" office:value="0.000778" calcext:value-type="float">
            <text:p>0,000778</text:p>
          </table:table-cell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0.289539" calcext:value-type="float">
            <text:p>0,289539</text:p>
          </table:table-cell>
          <table:table-cell office:value-type="float" office:value="0.000763" calcext:value-type="float">
            <text:p>0,000763</text:p>
          </table:table-cell>
          <table:table-cell table:style-name="ce7" table:formula="of:=[.E97]" office:value-type="float" office:value="1" calcext:value-type="float">
            <text:p>1,00000000000000</text:p>
          </table:table-cell>
          <table:table-cell table:formula="of:=[.C98]*[.E98]" office:value-type="float" office:value="0.289539" calcext:value-type="float">
            <text:p>0,289539</text:p>
          </table:table-cell>
          <table:table-cell table:style-name="ce5" table:formula="of:=[.D98]*[.E98]" office:value-type="float" office:value="0.000763" calcext:value-type="float">
            <text:p>0,000763</text:p>
          </table:table-cell>
          <table:table-cell table:style-name="ce7" table:formula="of:=[.H97]" office:value-type="float" office:value="0.99677531129017" calcext:value-type="float">
            <text:p>0,99677531129017</text:p>
          </table:table-cell>
          <table:table-cell table:formula="of:=[.F98]*[.H98]" office:value-type="float" office:value="0.288605326855645" calcext:value-type="float">
            <text:p>0,288605</text:p>
          </table:table-cell>
          <table:table-cell table:style-name="ce5" table:formula="of:=[.G98]*[.H98]" office:value-type="float" office:value="0.0007605395625144" calcext:value-type="float">
            <text:p>0,000761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8]*[.K98]" office:value-type="float" office:value="0.288605326855645" calcext:value-type="float">
            <text:p>0,288605</text:p>
          </table:table-cell>
          <table:table-cell table:style-name="ce5" table:formula="of:=[.J98]*[.K98]" office:value-type="float" office:value="0.0007605395625144" calcext:value-type="float">
            <text:p>0,000761</text:p>
          </table:table-cell>
          <table:table-cell table:formula="of:=[.N97]+1" office:value-type="float" office:value="12" calcext:value-type="float">
            <text:p>12</text:p>
          </table:table-cell>
          <table:table-cell table:formula="of:=[.B98]" office:value-type="float" office:value="1010" calcext:value-type="float">
            <text:p>1010</text:p>
          </table:table-cell>
          <table:table-cell table:style-name="ce4" table:formula="of:=[.L98]" office:value-type="float" office:value="0.288605326855645" calcext:value-type="float">
            <text:p>0,288605</text:p>
          </table:table-cell>
          <table:table-cell table:style-name="ce4" table:formula="of:=[.D98]" office:value-type="float" office:value="0.000763" calcext:value-type="float">
            <text:p>0,000763</text:p>
          </table:table-cell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310895" calcext:value-type="float">
            <text:p>0,310895</text:p>
          </table:table-cell>
          <table:table-cell office:value-type="float" office:value="0.000228" calcext:value-type="float">
            <text:p>0,000228</text:p>
          </table:table-cell>
          <table:table-cell table:style-name="ce7" table:formula="of:=[.E98]" office:value-type="float" office:value="1" calcext:value-type="float">
            <text:p>1,00000000000000</text:p>
          </table:table-cell>
          <table:table-cell table:formula="of:=[.C99]*[.E99]" office:value-type="float" office:value="0.310895" calcext:value-type="float">
            <text:p>0,310895</text:p>
          </table:table-cell>
          <table:table-cell table:style-name="ce5" table:formula="of:=[.D99]*[.E99]" office:value-type="float" office:value="0.000228" calcext:value-type="float">
            <text:p>0,000228</text:p>
          </table:table-cell>
          <table:table-cell table:style-name="ce7" table:formula="of:=[.H98]" office:value-type="float" office:value="0.99677531129017" calcext:value-type="float">
            <text:p>0,99677531129017</text:p>
          </table:table-cell>
          <table:table-cell table:formula="of:=[.F99]*[.H99]" office:value-type="float" office:value="0.309892460403557" calcext:value-type="float">
            <text:p>0,309892</text:p>
          </table:table-cell>
          <table:table-cell table:style-name="ce5" table:formula="of:=[.G99]*[.H99]" office:value-type="float" office:value="0.000227264770974159" calcext:value-type="float">
            <text:p>0,00022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99]*[.K99]" office:value-type="float" office:value="0.309892460403557" calcext:value-type="float">
            <text:p>0,309892</text:p>
          </table:table-cell>
          <table:table-cell table:style-name="ce5" table:formula="of:=[.J99]*[.K99]" office:value-type="float" office:value="0.000227264770974159" calcext:value-type="float">
            <text:p>0,000227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B99]" office:value-type="float" office:value="1200" calcext:value-type="float">
            <text:p>1200</text:p>
          </table:table-cell>
          <table:table-cell table:style-name="ce4" table:formula="of:=[.L99]" office:value-type="float" office:value="0.309892460403557" calcext:value-type="float">
            <text:p>0,309892</text:p>
          </table:table-cell>
          <table:table-cell table:style-name="ce4" table:formula="of:=[.D99]" office:value-type="float" office:value="0.000228" calcext:value-type="float">
            <text:p>0,000228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362581" calcext:value-type="float">
            <text:p>0,362581</text:p>
          </table:table-cell>
          <table:table-cell office:value-type="float" office:value="0.000227" calcext:value-type="float">
            <text:p>0,000227</text:p>
          </table:table-cell>
          <table:table-cell table:style-name="ce7" table:formula="of:=[.E99]" office:value-type="float" office:value="1" calcext:value-type="float">
            <text:p>1,00000000000000</text:p>
          </table:table-cell>
          <table:table-cell table:formula="of:=[.C100]*[.E100]" office:value-type="float" office:value="0.362581" calcext:value-type="float">
            <text:p>0,362581</text:p>
          </table:table-cell>
          <table:table-cell table:style-name="ce5" table:formula="of:=[.D100]*[.E100]" office:value-type="float" office:value="0.000227" calcext:value-type="float">
            <text:p>0,000227</text:p>
          </table:table-cell>
          <table:table-cell table:style-name="ce7" table:formula="of:=[.H99]" office:value-type="float" office:value="0.99677531129017" calcext:value-type="float">
            <text:p>0,99677531129017</text:p>
          </table:table-cell>
          <table:table-cell table:formula="of:=[.F100]*[.H100]" office:value-type="float" office:value="0.361411789142901" calcext:value-type="float">
            <text:p>0,361412</text:p>
          </table:table-cell>
          <table:table-cell table:style-name="ce5" table:formula="of:=[.G100]*[.H100]" office:value-type="float" office:value="0.000226267995662869" calcext:value-type="float">
            <text:p>0,000226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00]*[.K100]" office:value-type="float" office:value="0.361411789142901" calcext:value-type="float">
            <text:p>0,361412</text:p>
          </table:table-cell>
          <table:table-cell table:style-name="ce5" table:formula="of:=[.J100]*[.K100]" office:value-type="float" office:value="0.000226267995662869" calcext:value-type="float">
            <text:p>0,000226</text:p>
          </table:table-cell>
          <table:table-cell table:formula="of:=[.N99]+1" office:value-type="float" office:value="14" calcext:value-type="float">
            <text:p>14</text:p>
          </table:table-cell>
          <table:table-cell table:formula="of:=[.B100]" office:value-type="float" office:value="1300" calcext:value-type="float">
            <text:p>1300</text:p>
          </table:table-cell>
          <table:table-cell table:style-name="ce4" table:formula="of:=[.L100]" office:value-type="float" office:value="0.361411789142901" calcext:value-type="float">
            <text:p>0,361412</text:p>
          </table:table-cell>
          <table:table-cell table:style-name="ce4" table:formula="of:=[.D100]" office:value-type="float" office:value="0.000227" calcext:value-type="float">
            <text:p>0,000227</text:p>
          </table:table-cell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45328" calcext:value-type="float">
            <text:p>0,453280</text:p>
          </table:table-cell>
          <table:table-cell office:value-type="float" office:value="0.000544" calcext:value-type="float">
            <text:p>0,000544</text:p>
          </table:table-cell>
          <table:table-cell table:style-name="ce7" table:formula="of:=[.E100]" office:value-type="float" office:value="1" calcext:value-type="float">
            <text:p>1,00000000000000</text:p>
          </table:table-cell>
          <table:table-cell table:formula="of:=[.C101]*[.E101]" office:value-type="float" office:value="0.45328" calcext:value-type="float">
            <text:p>0,453280</text:p>
          </table:table-cell>
          <table:table-cell table:style-name="ce5" table:formula="of:=[.D101]*[.E101]" office:value-type="float" office:value="0.000544" calcext:value-type="float">
            <text:p>0,000544</text:p>
          </table:table-cell>
          <table:table-cell table:style-name="ce7" table:formula="of:=[.H100]" office:value-type="float" office:value="0.99677531129017" calcext:value-type="float">
            <text:p>0,99677531129017</text:p>
          </table:table-cell>
          <table:table-cell table:formula="of:=[.F101]*[.H101]" office:value-type="float" office:value="0.451818313101608" calcext:value-type="float">
            <text:p>0,451818</text:p>
          </table:table-cell>
          <table:table-cell table:style-name="ce5" table:formula="of:=[.G101]*[.H101]" office:value-type="float" office:value="0.000542245769341852" calcext:value-type="float">
            <text:p>0,000542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01]*[.K101]" office:value-type="float" office:value="0.451818313101608" calcext:value-type="float">
            <text:p>0,451818</text:p>
          </table:table-cell>
          <table:table-cell table:style-name="ce5" table:formula="of:=[.J101]*[.K101]" office:value-type="float" office:value="0.000542245769341852" calcext:value-type="float">
            <text:p>0,000542</text:p>
          </table:table-cell>
          <table:table-cell table:formula="of:=[.N100]+1" office:value-type="float" office:value="15" calcext:value-type="float">
            <text:p>15</text:p>
          </table:table-cell>
          <table:table-cell table:formula="of:=[.B101]" office:value-type="float" office:value="1400" calcext:value-type="float">
            <text:p>1400</text:p>
          </table:table-cell>
          <table:table-cell table:style-name="ce4" table:formula="of:=[.L101]" office:value-type="float" office:value="0.451818313101608" calcext:value-type="float">
            <text:p>0,451818</text:p>
          </table:table-cell>
          <table:table-cell table:style-name="ce4" table:formula="of:=[.D101]" office:value-type="float" office:value="0.000544" calcext:value-type="float">
            <text:p>0,000544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266641" calcext:value-type="float">
            <text:p>0,266641</text:p>
          </table:table-cell>
          <table:table-cell office:value-type="float" office:value="0.000238" calcext:value-type="float">
            <text:p>0,000238</text:p>
          </table:table-cell>
          <table:table-cell table:style-name="ce7" table:formula="of:=[.E101]" office:value-type="float" office:value="1" calcext:value-type="float">
            <text:p>1,00000000000000</text:p>
          </table:table-cell>
          <table:table-cell table:formula="of:=[.C102]*[.E102]" office:value-type="float" office:value="0.266641" calcext:value-type="float">
            <text:p>0,266641</text:p>
          </table:table-cell>
          <table:table-cell table:style-name="ce5" table:formula="of:=[.D102]*[.E102]" office:value-type="float" office:value="0.000238" calcext:value-type="float">
            <text:p>0,000238</text:p>
          </table:table-cell>
          <table:table-cell table:style-name="ce7" table:formula="of:=[.H101]" office:value-type="float" office:value="0.99677531129017" calcext:value-type="float">
            <text:p>0,99677531129017</text:p>
          </table:table-cell>
          <table:table-cell table:formula="of:=[.F102]*[.H102]" office:value-type="float" office:value="0.265781165777722" calcext:value-type="float">
            <text:p>0,265781</text:p>
          </table:table-cell>
          <table:table-cell table:style-name="ce5" table:formula="of:=[.G102]*[.H102]" office:value-type="float" office:value="0.00023723252408706" calcext:value-type="float">
            <text:p>0,000237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02]*[.K102]" office:value-type="float" office:value="0.265781165777722" calcext:value-type="float">
            <text:p>0,265781</text:p>
          </table:table-cell>
          <table:table-cell table:style-name="ce5" table:formula="of:=[.J102]*[.K102]" office:value-type="float" office:value="0.00023723252408706" calcext:value-type="float">
            <text:p>0,000237</text:p>
          </table:table-cell>
          <table:table-cell table:formula="of:=[.N101]+1" office:value-type="float" office:value="16" calcext:value-type="float">
            <text:p>16</text:p>
          </table:table-cell>
          <table:table-cell table:formula="of:=[.B102]" office:value-type="float" office:value="1500" calcext:value-type="float">
            <text:p>1500</text:p>
          </table:table-cell>
          <table:table-cell table:style-name="ce4" table:formula="of:=[.L102]" office:value-type="float" office:value="0.265781165777722" calcext:value-type="float">
            <text:p>0,265781</text:p>
          </table:table-cell>
          <table:table-cell table:style-name="ce4" table:formula="of:=[.D102]" office:value-type="float" office:value="0.000238" calcext:value-type="float">
            <text:p>0,000238</text:p>
          </table:table-cell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0.226473" calcext:value-type="float">
            <text:p>0,226473</text:p>
          </table:table-cell>
          <table:table-cell office:value-type="float" office:value="0.000414" calcext:value-type="float">
            <text:p>0,000414</text:p>
          </table:table-cell>
          <table:table-cell table:style-name="ce7" table:formula="of:=[.E102]" office:value-type="float" office:value="1" calcext:value-type="float">
            <text:p>1,00000000000000</text:p>
          </table:table-cell>
          <table:table-cell table:formula="of:=[.C103]*[.E103]" office:value-type="float" office:value="0.226473" calcext:value-type="float">
            <text:p>0,226473</text:p>
          </table:table-cell>
          <table:table-cell table:style-name="ce5" table:formula="of:=[.D103]*[.E103]" office:value-type="float" office:value="0.000414" calcext:value-type="float">
            <text:p>0,000414</text:p>
          </table:table-cell>
          <table:table-cell table:style-name="ce7" table:formula="of:=[.H102]" office:value-type="float" office:value="0.99677531129017" calcext:value-type="float">
            <text:p>0,99677531129017</text:p>
          </table:table-cell>
          <table:table-cell table:formula="of:=[.F103]*[.H103]" office:value-type="float" office:value="0.225742695073819" calcext:value-type="float">
            <text:p>0,225743</text:p>
          </table:table-cell>
          <table:table-cell table:style-name="ce5" table:formula="of:=[.G103]*[.H103]" office:value-type="float" office:value="0.00041266497887413" calcext:value-type="float">
            <text:p>0,000413</text:p>
          </table:table-cell>
          <table:table-cell table:style-name="ce7" table:formula="of:=1" office:value-type="float" office:value="1" calcext:value-type="float">
            <text:p>1,00000000000000</text:p>
          </table:table-cell>
          <table:table-cell table:formula="of:=[.I103]*[.K103]" office:value-type="float" office:value="0.225742695073819" calcext:value-type="float">
            <text:p>0,225743</text:p>
          </table:table-cell>
          <table:table-cell table:style-name="ce5" table:formula="of:=[.J103]*[.K103]" office:value-type="float" office:value="0.00041266497887413" calcext:value-type="float">
            <text:p>0,000413</text:p>
          </table:table-cell>
          <table:table-cell table:formula="of:=[.N102]+1" office:value-type="float" office:value="17" calcext:value-type="float">
            <text:p>17</text:p>
          </table:table-cell>
          <table:table-cell table:formula="of:=[.B103]" office:value-type="float" office:value="1580" calcext:value-type="float">
            <text:p>1580</text:p>
          </table:table-cell>
          <table:table-cell table:style-name="ce4" table:formula="of:=[.L103]" office:value-type="float" office:value="0.225742695073819" calcext:value-type="float">
            <text:p>0,225743</text:p>
          </table:table-cell>
          <table:table-cell table:style-name="ce4" table:formula="of:=[.D103]" office:value-type="float" office:value="0.000414" calcext:value-type="float">
            <text:p>0,000414</text:p>
          </table:table-cell>
        </table:table-row>
        <table:table-row table:style-name="ro2">
          <table:table-cell/>
          <table:table-cell table:style-name="ce2" office:value-type="float" office:value="1590" calcext:value-type="float">
            <text:p>1590</text:p>
          </table:table-cell>
          <table:table-cell office:value-type="float" office:value="0.225502" calcext:value-type="float">
            <text:p>0,225502</text:p>
          </table:table-cell>
          <table:table-cell office:value-type="float" office:value="0.000239" calcext:value-type="float">
            <text:p>0,000239</text:p>
          </table:table-cell>
          <table:table-cell table:style-name="ce7" table:formula="of:=[.E103]" office:value-type="float" office:value="1" calcext:value-type="float">
            <text:p>1,00000000000000</text:p>
          </table:table-cell>
          <table:table-cell table:formula="of:=[.C104]*[.E104]" office:value-type="float" office:value="0.225502" calcext:value-type="float">
            <text:p>0,225502</text:p>
          </table:table-cell>
          <table:table-cell table:style-name="ce5" table:formula="of:=[.D104]*[.E104]" office:value-type="float" office:value="0.000239" calcext:value-type="float">
            <text:p>0,000239</text:p>
          </table:table-cell>
          <table:table-cell table:style-name="ce7" table:formula="of:=[.H103]" office:value-type="float" office:value="0.99677531129017" calcext:value-type="float">
            <text:p>0,99677531129017</text:p>
          </table:table-cell>
          <table:table-cell table:formula="of:=[.F104]*[.H104]" office:value-type="float" office:value="0.224774826246556" calcext:value-type="float">
            <text:p>0,224775</text:p>
          </table:table-cell>
          <table:table-cell table:style-name="ce5" table:formula="of:=[.G104]*[.H104]" office:value-type="float" office:value="0.000238229299398351" calcext:value-type="float">
            <text:p>0,000238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I104]*[.K104]" office:value-type="float" office:value="0.224774826246556" calcext:value-type="float">
            <text:p>0,224775</text:p>
          </table:table-cell>
          <table:table-cell table:style-name="ce5" table:formula="of:=[.J104]*[.K104]" office:value-type="float" office:value="0.000238229299398351" calcext:value-type="float">
            <text:p>0,000238</text:p>
          </table:table-cell>
          <table:table-cell table:formula="of:=[.N103]+1" office:value-type="float" office:value="18" calcext:value-type="float">
            <text:p>18</text:p>
          </table:table-cell>
          <table:table-cell table:formula="of:=[.B104]" office:value-type="float" office:value="1590" calcext:value-type="float">
            <text:p>1590</text:p>
          </table:table-cell>
          <table:table-cell table:style-name="ce4" table:formula="of:=[.L104]" office:value-type="float" office:value="0.224774826246556" calcext:value-type="float">
            <text:p>0,224775</text:p>
          </table:table-cell>
          <table:table-cell table:style-name="ce4" table:formula="of:=[.D104]" office:value-type="float" office:value="0.000239" calcext:value-type="float">
            <text:p>0,000239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231508" calcext:value-type="float">
            <text:p>0,231508</text:p>
          </table:table-cell>
          <table:table-cell office:value-type="float" office:value="0.000257" calcext:value-type="float">
            <text:p>0,000257</text:p>
          </table:table-cell>
          <table:table-cell table:style-name="ce7" table:formula="of:=[.E104]" office:value-type="float" office:value="1" calcext:value-type="float">
            <text:p>1,00000000000000</text:p>
          </table:table-cell>
          <table:table-cell table:formula="of:=[.C105]*[.E105]" office:value-type="float" office:value="0.231508" calcext:value-type="float">
            <text:p>0,231508</text:p>
          </table:table-cell>
          <table:table-cell table:style-name="ce5" table:formula="of:=[.D105]*[.E105]" office:value-type="float" office:value="0.000257" calcext:value-type="float">
            <text:p>0,000257</text:p>
          </table:table-cell>
          <table:table-cell table:style-name="ce7" office:value-type="float" office:value="1" calcext:value-type="float">
            <text:p>1,00000000000000</text:p>
          </table:table-cell>
          <table:table-cell table:formula="of:=[.F105]*[.H105]" office:value-type="float" office:value="0.231508" calcext:value-type="float">
            <text:p>0,231508</text:p>
          </table:table-cell>
          <table:table-cell table:style-name="ce5" table:formula="of:=[.G105]*[.H105]" office:value-type="float" office:value="0.000257" calcext:value-type="float">
            <text:p>0,000257</text:p>
          </table:table-cell>
          <table:table-cell table:style-name="ce8" table:formula="of:=1/(([.I105]/([.B105] - [.B104]) - ([.I106] - [.I105])/(2*([.B106] - [.B105])))/(([.I104] - [.I103])/(2*([.B104] - [.B103])) + [.I104]/([.B105] - [.B104])))" office:value-type="float" office:value="0.972408540170057" calcext:value-type="float">
            <text:p>0,97240854017006</text:p>
          </table:table-cell>
          <table:table-cell table:formula="of:=[.I105]*[.K105]" office:value-type="float" office:value="0.22512035631769" calcext:value-type="float">
            <text:p>0,225120</text:p>
          </table:table-cell>
          <table:table-cell table:style-name="ce5" table:formula="of:=[.J105]*[.K105]" office:value-type="float" office:value="0.000249908994823705" calcext:value-type="float">
            <text:p>0,000250</text:p>
          </table:table-cell>
          <table:table-cell table:formula="of:=[.N104]+1" office:value-type="float" office:value="19" calcext:value-type="float">
            <text:p>19</text:p>
          </table:table-cell>
          <table:table-cell table:formula="of:=[.B105]" office:value-type="float" office:value="1600" calcext:value-type="float">
            <text:p>1600</text:p>
          </table:table-cell>
          <table:table-cell table:style-name="ce4" table:formula="of:=[.L105]" office:value-type="float" office:value="0.22512035631769" calcext:value-type="float">
            <text:p>0,225120</text:p>
          </table:table-cell>
          <table:table-cell table:style-name="ce4" table:formula="of:=[.D105]" office:value-type="float" office:value="0.000257" calcext:value-type="float">
            <text:p>0,000257</text:p>
          </table:table-cell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0.233214" calcext:value-type="float">
            <text:p>0,233214</text:p>
          </table:table-cell>
          <table:table-cell office:value-type="float" office:value="0.000355" calcext:value-type="float">
            <text:p>0,000355</text:p>
          </table:table-cell>
          <table:table-cell table:style-name="ce7" table:formula="of:=[.E105]" office:value-type="float" office:value="1" calcext:value-type="float">
            <text:p>1,00000000000000</text:p>
          </table:table-cell>
          <table:table-cell table:formula="of:=[.C106]*[.E106]" office:value-type="float" office:value="0.233214" calcext:value-type="float">
            <text:p>0,233214</text:p>
          </table:table-cell>
          <table:table-cell table:style-name="ce5" table:formula="of:=[.D106]*[.E106]" office:value-type="float" office:value="0.000355" calcext:value-type="float">
            <text:p>0,000355</text:p>
          </table:table-cell>
          <table:table-cell table:style-name="ce7" table:formula="of:=[.H105]" office:value-type="float" office:value="1" calcext:value-type="float">
            <text:p>1,00000000000000</text:p>
          </table:table-cell>
          <table:table-cell table:formula="of:=[.F106]*[.H106]" office:value-type="float" office:value="0.233214" calcext:value-type="float">
            <text:p>0,233214</text:p>
          </table:table-cell>
          <table:table-cell table:style-name="ce5" table:formula="of:=[.G106]*[.H106]" office:value-type="float" office:value="0.000355" calcext:value-type="float">
            <text:p>0,000355</text:p>
          </table:table-cell>
          <table:table-cell table:style-name="ce7" table:formula="of:=[.K105]" office:value-type="float" office:value="0.972408540170057" calcext:value-type="float">
            <text:p>0,97240854017006</text:p>
          </table:table-cell>
          <table:table-cell table:formula="of:=[.I106]*[.K106]" office:value-type="float" office:value="0.22677928528722" calcext:value-type="float">
            <text:p>0,226779</text:p>
          </table:table-cell>
          <table:table-cell table:style-name="ce5" table:formula="of:=[.J106]*[.K106]" office:value-type="float" office:value="0.00034520503176037" calcext:value-type="float">
            <text:p>0,000345</text:p>
          </table:table-cell>
          <table:table-cell table:formula="of:=[.N105]+1" office:value-type="float" office:value="20" calcext:value-type="float">
            <text:p>20</text:p>
          </table:table-cell>
          <table:table-cell table:formula="of:=[.B106]" office:value-type="float" office:value="1610" calcext:value-type="float">
            <text:p>1610</text:p>
          </table:table-cell>
          <table:table-cell table:style-name="ce4" table:formula="of:=[.L106]" office:value-type="float" office:value="0.22677928528722" calcext:value-type="float">
            <text:p>0,226779</text:p>
          </table:table-cell>
          <table:table-cell table:style-name="ce4" table:formula="of:=[.D106]" office:value-type="float" office:value="0.000355" calcext:value-type="float">
            <text:p>0,000355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274384" calcext:value-type="float">
            <text:p>0,274384</text:p>
          </table:table-cell>
          <table:table-cell office:value-type="float" office:value="0.000182" calcext:value-type="float">
            <text:p>0,000182</text:p>
          </table:table-cell>
          <table:table-cell table:style-name="ce7" table:formula="of:=[.E106]" office:value-type="float" office:value="1" calcext:value-type="float">
            <text:p>1,00000000000000</text:p>
          </table:table-cell>
          <table:table-cell table:formula="of:=[.C107]*[.E107]" office:value-type="float" office:value="0.274384" calcext:value-type="float">
            <text:p>0,274384</text:p>
          </table:table-cell>
          <table:table-cell table:style-name="ce5" table:formula="of:=[.D107]*[.E107]" office:value-type="float" office:value="0.000182" calcext:value-type="float">
            <text:p>0,000182</text:p>
          </table:table-cell>
          <table:table-cell table:style-name="ce7" table:formula="of:=[.H106]" office:value-type="float" office:value="1" calcext:value-type="float">
            <text:p>1,00000000000000</text:p>
          </table:table-cell>
          <table:table-cell table:formula="of:=[.F107]*[.H107]" office:value-type="float" office:value="0.274384" calcext:value-type="float">
            <text:p>0,274384</text:p>
          </table:table-cell>
          <table:table-cell table:style-name="ce5" table:formula="of:=[.G107]*[.H107]" office:value-type="float" office:value="0.000182" calcext:value-type="float">
            <text:p>0,000182</text:p>
          </table:table-cell>
          <table:table-cell table:style-name="ce7" table:formula="of:=[.K106]" office:value-type="float" office:value="0.972408540170057" calcext:value-type="float">
            <text:p>0,97240854017006</text:p>
          </table:table-cell>
          <table:table-cell table:formula="of:=[.I107]*[.K107]" office:value-type="float" office:value="0.266813344886021" calcext:value-type="float">
            <text:p>0,266813</text:p>
          </table:table-cell>
          <table:table-cell table:style-name="ce5" table:formula="of:=[.J107]*[.K107]" office:value-type="float" office:value="0.00017697835431095" calcext:value-type="float">
            <text:p>0,000177</text:p>
          </table:table-cell>
          <table:table-cell table:formula="of:=[.N106]+1" office:value-type="float" office:value="21" calcext:value-type="float">
            <text:p>21</text:p>
          </table:table-cell>
          <table:table-cell table:formula="of:=[.B107]" office:value-type="float" office:value="1700" calcext:value-type="float">
            <text:p>1700</text:p>
          </table:table-cell>
          <table:table-cell table:style-name="ce4" table:formula="of:=[.L107]" office:value-type="float" office:value="0.266813344886021" calcext:value-type="float">
            <text:p>0,266813</text:p>
          </table:table-cell>
          <table:table-cell table:style-name="ce4" table:formula="of:=[.D107]" office:value-type="float" office:value="0.000182" calcext:value-type="float">
            <text:p>0,000182</text:p>
          </table:table-cell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331339" calcext:value-type="float">
            <text:p>0,331339</text:p>
          </table:table-cell>
          <table:table-cell office:value-type="float" office:value="0.000262" calcext:value-type="float">
            <text:p>0,000262</text:p>
          </table:table-cell>
          <table:table-cell table:style-name="ce7" table:formula="of:=[.E107]" office:value-type="float" office:value="1" calcext:value-type="float">
            <text:p>1,00000000000000</text:p>
          </table:table-cell>
          <table:table-cell table:formula="of:=[.C108]*[.E108]" office:value-type="float" office:value="0.331339" calcext:value-type="float">
            <text:p>0,331339</text:p>
          </table:table-cell>
          <table:table-cell table:style-name="ce5" table:formula="of:=[.D108]*[.E108]" office:value-type="float" office:value="0.000262" calcext:value-type="float">
            <text:p>0,000262</text:p>
          </table:table-cell>
          <table:table-cell table:style-name="ce7" table:formula="of:=[.H107]" office:value-type="float" office:value="1" calcext:value-type="float">
            <text:p>1,00000000000000</text:p>
          </table:table-cell>
          <table:table-cell table:formula="of:=[.F108]*[.H108]" office:value-type="float" office:value="0.331339" calcext:value-type="float">
            <text:p>0,331339</text:p>
          </table:table-cell>
          <table:table-cell table:style-name="ce5" table:formula="of:=[.G108]*[.H108]" office:value-type="float" office:value="0.000262" calcext:value-type="float">
            <text:p>0,000262</text:p>
          </table:table-cell>
          <table:table-cell table:style-name="ce7" table:formula="of:=[.K107]" office:value-type="float" office:value="0.972408540170057" calcext:value-type="float">
            <text:p>0,97240854017006</text:p>
          </table:table-cell>
          <table:table-cell table:formula="of:=[.I108]*[.K108]" office:value-type="float" office:value="0.322196873291407" calcext:value-type="float">
            <text:p>0,322197</text:p>
          </table:table-cell>
          <table:table-cell table:style-name="ce5" table:formula="of:=[.J108]*[.K108]" office:value-type="float" office:value="0.000254771037524555" calcext:value-type="float">
            <text:p>0,000255</text:p>
          </table:table-cell>
          <table:table-cell table:formula="of:=[.N107]+1" office:value-type="float" office:value="22" calcext:value-type="float">
            <text:p>22</text:p>
          </table:table-cell>
          <table:table-cell table:formula="of:=[.B108]" office:value-type="float" office:value="1800" calcext:value-type="float">
            <text:p>1800</text:p>
          </table:table-cell>
          <table:table-cell table:style-name="ce4" table:formula="of:=[.L108]" office:value-type="float" office:value="0.322196873291407" calcext:value-type="float">
            <text:p>0,322197</text:p>
          </table:table-cell>
          <table:table-cell table:style-name="ce4" table:formula="of:=[.D108]" office:value-type="float" office:value="0.000262" calcext:value-type="float">
            <text:p>0,000262</text:p>
          </table:table-cell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27726" calcext:value-type="float">
            <text:p>0,277260</text:p>
          </table:table-cell>
          <table:table-cell office:value-type="float" office:value="0.000203" calcext:value-type="float">
            <text:p>0,000203</text:p>
          </table:table-cell>
          <table:table-cell table:style-name="ce7" table:formula="of:=[.E108]" office:value-type="float" office:value="1" calcext:value-type="float">
            <text:p>1,00000000000000</text:p>
          </table:table-cell>
          <table:table-cell table:formula="of:=[.C109]*[.E109]" office:value-type="float" office:value="0.27726" calcext:value-type="float">
            <text:p>0,277260</text:p>
          </table:table-cell>
          <table:table-cell table:style-name="ce5" table:formula="of:=[.D109]*[.E109]" office:value-type="float" office:value="0.000203" calcext:value-type="float">
            <text:p>0,000203</text:p>
          </table:table-cell>
          <table:table-cell table:style-name="ce7" table:formula="of:=[.H108]" office:value-type="float" office:value="1" calcext:value-type="float">
            <text:p>1,00000000000000</text:p>
          </table:table-cell>
          <table:table-cell table:formula="of:=[.F109]*[.H109]" office:value-type="float" office:value="0.27726" calcext:value-type="float">
            <text:p>0,277260</text:p>
          </table:table-cell>
          <table:table-cell table:style-name="ce5" table:formula="of:=[.G109]*[.H109]" office:value-type="float" office:value="0.000203" calcext:value-type="float">
            <text:p>0,000203</text:p>
          </table:table-cell>
          <table:table-cell table:style-name="ce7" table:formula="of:=[.K108]" office:value-type="float" office:value="0.972408540170057" calcext:value-type="float">
            <text:p>0,97240854017006</text:p>
          </table:table-cell>
          <table:table-cell table:formula="of:=[.I109]*[.K109]" office:value-type="float" office:value="0.26960999184755" calcext:value-type="float">
            <text:p>0,269610</text:p>
          </table:table-cell>
          <table:table-cell table:style-name="ce5" table:formula="of:=[.J109]*[.K109]" office:value-type="float" office:value="0.000197398933654522" calcext:value-type="float">
            <text:p>0,000197</text:p>
          </table:table-cell>
          <table:table-cell table:formula="of:=[.N108]+1" office:value-type="float" office:value="23" calcext:value-type="float">
            <text:p>23</text:p>
          </table:table-cell>
          <table:table-cell table:formula="of:=[.B109]" office:value-type="float" office:value="1900" calcext:value-type="float">
            <text:p>1900</text:p>
          </table:table-cell>
          <table:table-cell table:style-name="ce4" table:formula="of:=[.L109]" office:value-type="float" office:value="0.26960999184755" calcext:value-type="float">
            <text:p>0,269610</text:p>
          </table:table-cell>
          <table:table-cell table:style-name="ce4" table:formula="of:=[.D109]" office:value-type="float" office:value="0.000203" calcext:value-type="float">
            <text:p>0,000203</text:p>
          </table:table-cell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076533" calcext:value-type="float">
            <text:p>0,076533</text:p>
          </table:table-cell>
          <table:table-cell office:value-type="float" office:value="0.000373" calcext:value-type="float">
            <text:p>0,000373</text:p>
          </table:table-cell>
          <table:table-cell table:style-name="ce7" table:formula="of:=[.E109]" office:value-type="float" office:value="1" calcext:value-type="float">
            <text:p>1,00000000000000</text:p>
          </table:table-cell>
          <table:table-cell table:formula="of:=[.C110]*[.E110]" office:value-type="float" office:value="0.076533" calcext:value-type="float">
            <text:p>0,076533</text:p>
          </table:table-cell>
          <table:table-cell table:style-name="ce5" table:formula="of:=[.D110]*[.E110]" office:value-type="float" office:value="0.000373" calcext:value-type="float">
            <text:p>0,000373</text:p>
          </table:table-cell>
          <table:table-cell table:style-name="ce7" table:formula="of:=[.H109]" office:value-type="float" office:value="1" calcext:value-type="float">
            <text:p>1,00000000000000</text:p>
          </table:table-cell>
          <table:table-cell table:formula="of:=[.F110]*[.H110]" office:value-type="float" office:value="0.076533" calcext:value-type="float">
            <text:p>0,076533</text:p>
          </table:table-cell>
          <table:table-cell table:style-name="ce5" table:formula="of:=[.G110]*[.H110]" office:value-type="float" office:value="0.000373" calcext:value-type="float">
            <text:p>0,000373</text:p>
          </table:table-cell>
          <table:table-cell table:style-name="ce7" table:formula="of:=[.K109]" office:value-type="float" office:value="0.972408540170057" calcext:value-type="float">
            <text:p>0,97240854017006</text:p>
          </table:table-cell>
          <table:table-cell table:formula="of:=[.I110]*[.K110]" office:value-type="float" office:value="0.074421342804835" calcext:value-type="float">
            <text:p>0,074421</text:p>
          </table:table-cell>
          <table:table-cell table:style-name="ce5" table:formula="of:=[.J110]*[.K110]" office:value-type="float" office:value="0.000362708385483431" calcext:value-type="float">
            <text:p>0,000363</text:p>
          </table:table-cell>
          <table:table-cell table:formula="of:=[.N109]+1" office:value-type="float" office:value="24" calcext:value-type="float">
            <text:p>24</text:p>
          </table:table-cell>
          <table:table-cell table:formula="of:=[.B110]" office:value-type="float" office:value="2000" calcext:value-type="float">
            <text:p>2000</text:p>
          </table:table-cell>
          <table:table-cell table:style-name="ce4" table:formula="of:=[.L110]" office:value-type="float" office:value="0.074421342804835" calcext:value-type="float">
            <text:p>0,074421</text:p>
          </table:table-cell>
          <table:table-cell table:style-name="ce4" table:formula="of:=[.D110]" office:value-type="float" office:value="0.000373" calcext:value-type="float">
            <text:p>0,000373</text:p>
          </table:table-cell>
        </table:table-row>
        <table:table-row table:style-name="ro2" table:number-rows-repeated="104846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0:27:08.561000000</meta:creation-date>
    <dc:date>2023-03-21T10:09:15.924000000</dc:date>
    <meta:editing-duration>PT2H46M44S</meta:editing-duration>
    <meta:editing-cycles>37</meta:editing-cycles>
    <meta:generator>LibreOffice/7.4.6.2$Windows_X86_64 LibreOffice_project/5b1f5509c2decdade7fda905e3e1429a67acd63d</meta:generator>
    <meta:document-statistic meta:table-count="1" meta:cell-count="1586" meta:object-count="0"/>
  </office:meta>
</office:document-meta>
</file>